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02cm"/>
    </style:style>
    <style:style style:name="co2" style:family="table-column">
      <style:table-column-properties fo:break-before="auto" style:column-width="6.595cm"/>
    </style:style>
    <style:style style:name="co3" style:family="table-column">
      <style:table-column-properties fo:break-before="auto" style:column-width="26.305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981-030X</text:p>
          </table:table-cell>
          <table:table-cell office:value-type="string">
            <text:p>HISTÓRIA <text:s text:c="41"/></text:p>
          </table:table-cell>
          <table:table-cell office:value-type="string">
            <text:p>19&amp;20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8-7083</text:p>
          </table:table-cell>
          <table:table-cell office:value-type="string">
            <text:p>HISTÓRIA <text:s text:c="41"/></text:p>
          </table:table-cell>
          <table:table-cell office:value-type="string">
            <text:p>A Contracorriente (Raleigh, N.C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973</text:p>
          </table:table-cell>
          <table:table-cell office:value-type="string">
            <text:p>HISTÓRIA <text:s text:c="41"/></text:p>
          </table:table-cell>
          <table:table-cell office:value-type="string">
            <text:p>A Cor das Letras (UEF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7641</text:p>
          </table:table-cell>
          <table:table-cell office:value-type="string">
            <text:p>HISTÓRIA <text:s text:c="41"/></text:p>
          </table:table-cell>
          <table:table-cell office:value-type="string">
            <text:p>A Defesa Na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5592</text:p>
          </table:table-cell>
          <table:table-cell office:value-type="string">
            <text:p>HISTÓRIA <text:s text:c="41"/></text:p>
          </table:table-cell>
          <table:table-cell office:value-type="string">
            <text:p>A. Rivista Anarch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6252</text:p>
          </table:table-cell>
          <table:table-cell office:value-type="string">
            <text:p>HISTÓRIA <text:s text:c="41"/></text:p>
          </table:table-cell>
          <table:table-cell office:value-type="string">
            <text:p>Abaco (Gijó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769</text:p>
          </table:table-cell>
          <table:table-cell office:value-type="string">
            <text:p>HISTÓRIA <text:s text:c="41"/></text:p>
          </table:table-cell>
          <table:table-cell office:value-type="string">
            <text:p>Academia (Academia de Ciências Sociais do Ceará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00X</text:p>
          </table:table-cell>
          <table:table-cell office:value-type="string">
            <text:p>HISTÓRIA <text:s text:c="41"/></text:p>
          </table:table-cell>
          <table:table-cell office:value-type="string">
            <text:p>Acervo (Rio de Janeir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855</text:p>
          </table:table-cell>
          <table:table-cell office:value-type="string">
            <text:p>HISTÓRIA <text:s text:c="41"/></text:p>
          </table:table-cell>
          <table:table-cell office:value-type="string">
            <text:p>Achegas.ne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772</text:p>
          </table:table-cell>
          <table:table-cell office:value-type="string">
            <text:p>HISTÓRIA <text:s text:c="41"/></text:p>
          </table:table-cell>
          <table:table-cell office:value-type="string">
            <text:p>Acta Geográfica (UFR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5-1656</text:p>
          </table:table-cell>
          <table:table-cell office:value-type="string">
            <text:p>HISTÓRIA <text:s text:c="41"/></text:p>
          </table:table-cell>
          <table:table-cell office:value-type="string">
            <text:p>Acta Scientiarum Socialiu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361</text:p>
          </table:table-cell>
          <table:table-cell office:value-type="string">
            <text:p>HISTÓRIA <text:s text:c="41"/></text:p>
          </table:table-cell>
          <table:table-cell office:value-type="string">
            <text:p>Acta Scientiarum. Human and Social Sciences (Impresso) (Cessou em 2007. Cont. ISSN 1983-4675 Acta Scientiarum. Language and Culture (Impresso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0-2032</text:p>
          </table:table-cell>
          <table:table-cell office:value-type="string">
            <text:p>HISTÓRIA <text:s text:c="41"/></text:p>
          </table:table-cell>
          <table:table-cell office:value-type="string">
            <text:p>Actas de Diseñ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83X</text:p>
          </table:table-cell>
          <table:table-cell office:value-type="string">
            <text:p>HISTÓRIA <text:s text:c="41"/></text:p>
          </table:table-cell>
          <table:table-cell office:value-type="string">
            <text:p>Advérbio (FA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769</text:p>
          </table:table-cell>
          <table:table-cell office:value-type="string">
            <text:p>HISTÓRIA <text:s text:c="41"/></text:p>
          </table:table-cell>
          <table:table-cell office:value-type="string">
            <text:p>Advir (ASDUE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0338</text:p>
          </table:table-cell>
          <table:table-cell office:value-type="string">
            <text:p>HISTÓRIA <text:s text:c="41"/></text:p>
          </table:table-cell>
          <table:table-cell office:value-type="string">
            <text:p>African Archaeological Review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0206</text:p>
          </table:table-cell>
          <table:table-cell office:value-type="string">
            <text:p>HISTÓRIA <text:s text:c="41"/></text:p>
          </table:table-cell>
          <table:table-cell office:value-type="string">
            <text:p>African Studies Review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76-2458</text:p>
          </table:table-cell>
          <table:table-cell office:value-type="string">
            <text:p>HISTÓRIA <text:s text:c="41"/></text:p>
          </table:table-cell>
          <table:table-cell office:value-type="string">
            <text:p>Africultures (Paris) (Cessou em 2007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0591</text:p>
          </table:table-cell>
          <table:table-cell office:value-type="string">
            <text:p>HISTÓRIA <text:s text:c="41"/></text:p>
          </table:table-cell>
          <table:table-cell office:value-type="string">
            <text:p>Afro-Ásia (UFBA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0-3557</text:p>
          </table:table-cell>
          <table:table-cell office:value-type="string">
            <text:p>HISTÓRIA <text:s text:c="41"/></text:p>
          </table:table-cell>
          <table:table-cell office:value-type="string">
            <text:p>Agalia (A Corunh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507</text:p>
          </table:table-cell>
          <table:table-cell office:value-type="string">
            <text:p>HISTÓRIA <text:s text:c="41"/></text:p>
          </table:table-cell>
          <table:table-cell office:value-type="string">
            <text:p>Agora (UN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454</text:p>
          </table:table-cell>
          <table:table-cell office:value-type="string">
            <text:p>HISTÓRIA <text:s text:c="41"/></text:p>
          </table:table-cell>
          <table:table-cell office:value-type="string">
            <text:p>Ágora (UNIS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737</text:p>
          </table:table-cell>
          <table:table-cell office:value-type="string">
            <text:p>HISTÓRIA <text:s text:c="41"/></text:p>
          </table:table-cell>
          <table:table-cell office:value-type="string">
            <text:p>Ágora (UNISC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367</text:p>
          </table:table-cell>
          <table:table-cell office:value-type="string">
            <text:p>HISTÓRIA <text:s text:c="41"/></text:p>
          </table:table-cell>
          <table:table-cell office:value-type="string">
            <text:p>Akrópolis (UNIPA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28</text:p>
          </table:table-cell>
          <table:table-cell office:value-type="string">
            <text:p>HISTÓRIA <text:s text:c="41"/></text:p>
          </table:table-cell>
          <table:table-cell office:value-type="string">
            <text:p>Alceu (PUC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148</text:p>
          </table:table-cell>
          <table:table-cell office:value-type="string">
            <text:p>HISTÓRIA <text:s text:c="41"/></text:p>
          </table:table-cell>
          <table:table-cell office:value-type="string">
            <text:p>Alegrar (Campin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087</text:p>
          </table:table-cell>
          <table:table-cell office:value-type="string">
            <text:p>HISTÓRIA <text:s text:c="41"/></text:p>
          </table:table-cell>
          <table:table-cell office:value-type="string">
            <text:p>Alethéia (Goiân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394</text:p>
          </table:table-cell>
          <table:table-cell office:value-type="string">
            <text:p>HISTÓRIA <text:s text:c="41"/></text:p>
          </table:table-cell>
          <table:table-cell office:value-type="string">
            <text:p>Aletheia (ULB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153</text:p>
          </table:table-cell>
          <table:table-cell office:value-type="string">
            <text:p>HISTÓRIA <text:s text:c="41"/></text:p>
          </table:table-cell>
          <table:table-cell office:value-type="string">
            <text:p>Alexandria (UFS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139</text:p>
          </table:table-cell>
          <table:table-cell office:value-type="string">
            <text:p>HISTÓRIA <text:s text:c="41"/></text:p>
          </table:table-cell>
          <table:table-cell office:value-type="string">
            <text:p>Almanack Braziliens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52X</text:p>
          </table:table-cell>
          <table:table-cell office:value-type="string">
            <text:p>HISTÓRIA <text:s text:c="41"/></text:p>
          </table:table-cell>
          <table:table-cell office:value-type="string">
            <text:p>Amazônia em Cadern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53X</text:p>
          </table:table-cell>
          <table:table-cell office:value-type="string">
            <text:p>HISTÓRIA <text:s text:c="41"/></text:p>
          </table:table-cell>
          <table:table-cell office:value-type="string">
            <text:p>Ambiente e Sociedade (Campina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60</text:p>
          </table:table-cell>
          <table:table-cell office:value-type="string">
            <text:p>HISTÓRIA <text:s text:c="41"/></text:p>
          </table:table-cell>
          <table:table-cell office:value-type="string">
            <text:p>Âmbito Jurídic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2253</text:p>
          </table:table-cell>
          <table:table-cell office:value-type="string">
            <text:p>HISTÓRIA <text:s text:c="41"/></text:p>
          </table:table-cell>
          <table:table-cell office:value-type="string">
            <text:p>America Latina en la Historía Económ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0-2887</text:p>
          </table:table-cell>
          <table:table-cell office:value-type="string">
            <text:p>HISTÓRIA <text:s text:c="41"/></text:p>
          </table:table-cell>
          <table:table-cell office:value-type="string">
            <text:p>América Latina Ho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806</text:p>
          </table:table-cell>
          <table:table-cell office:value-type="string">
            <text:p>HISTÓRIA <text:s text:c="41"/></text:p>
          </table:table-cell>
          <table:table-cell office:value-type="string">
            <text:p>Ameríndia (Fortaleza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4-4296</text:p>
          </table:table-cell>
          <table:table-cell office:value-type="string">
            <text:p>HISTÓRIA <text:s text:c="41"/></text:p>
          </table:table-cell>
          <table:table-cell office:value-type="string">
            <text:p>Anabases (Toulous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922</text:p>
          </table:table-cell>
          <table:table-cell office:value-type="string">
            <text:p>HISTÓRIA <text:s text:c="41"/></text:p>
          </table:table-cell>
          <table:table-cell office:value-type="string">
            <text:p>Anais da Biblioteca Nac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9671</text:p>
          </table:table-cell>
          <table:table-cell office:value-type="string">
            <text:p>HISTÓRIA <text:s text:c="41"/></text:p>
          </table:table-cell>
          <table:table-cell office:value-type="string">
            <text:p>Anais de História de Além-Ma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803</text:p>
          </table:table-cell>
          <table:table-cell office:value-type="string">
            <text:p>HISTÓRIA <text:s text:c="41"/></text:p>
          </table:table-cell>
          <table:table-cell office:value-type="string">
            <text:p>Anais do Museu Histórico Nac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714</text:p>
          </table:table-cell>
          <table:table-cell office:value-type="string">
            <text:p>HISTÓRIA <text:s text:c="41"/></text:p>
          </table:table-cell>
          <table:table-cell office:value-type="string">
            <text:p>Anais do Museu Paulista (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4940</text:p>
          </table:table-cell>
          <table:table-cell office:value-type="string">
            <text:p>HISTÓRIA <text:s text:c="41"/></text:p>
          </table:table-cell>
          <table:table-cell office:value-type="string">
            <text:p>Anais Universitários. Série Ciências Sociais e Human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0-3488</text:p>
          </table:table-cell>
          <table:table-cell office:value-type="string">
            <text:p>HISTÓRIA <text:s text:c="41"/></text:p>
          </table:table-cell>
          <table:table-cell office:value-type="string">
            <text:p>Analecta Historica Med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9927</text:p>
          </table:table-cell>
          <table:table-cell office:value-type="string">
            <text:p>HISTÓRIA <text:s text:c="41"/></text:p>
          </table:table-cell>
          <table:table-cell office:value-type="string">
            <text:p>Anales de Historia Antigua, Medieval y Modern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680</text:p>
          </table:table-cell>
          <table:table-cell office:value-type="string">
            <text:p>HISTÓRIA <text:s text:c="41"/></text:p>
          </table:table-cell>
          <table:table-cell office:value-type="string">
            <text:p>Análise (PUCR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573</text:p>
          </table:table-cell>
          <table:table-cell office:value-type="string">
            <text:p>HISTÓRIA <text:s text:c="41"/></text:p>
          </table:table-cell>
          <table:table-cell office:value-type="string">
            <text:p>Análise Soci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91X</text:p>
          </table:table-cell>
          <table:table-cell office:value-type="string">
            <text:p>HISTÓRIA <text:s text:c="41"/></text:p>
          </table:table-cell>
          <table:table-cell office:value-type="string">
            <text:p>Ângulo (FATE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5-2649</text:p>
          </table:table-cell>
          <table:table-cell office:value-type="string">
            <text:p>HISTÓRIA <text:s text:c="41"/></text:p>
          </table:table-cell>
          <table:table-cell office:value-type="string">
            <text:p>Annales (Paris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01X</text:p>
          </table:table-cell>
          <table:table-cell office:value-type="string">
            <text:p>HISTÓRIA <text:s text:c="41"/></text:p>
          </table:table-cell>
          <table:table-cell office:value-type="string">
            <text:p>Anos 90 (Online) (Porto Alegr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236X</text:p>
          </table:table-cell>
          <table:table-cell office:value-type="string">
            <text:p>HISTÓRIA <text:s text:c="41"/></text:p>
          </table:table-cell>
          <table:table-cell office:value-type="string">
            <text:p>Anos 90 (UFRGS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615</text:p>
          </table:table-cell>
          <table:table-cell office:value-type="string">
            <text:p>HISTÓRIA <text:s text:c="41"/></text:p>
          </table:table-cell>
          <table:table-cell office:value-type="string">
            <text:p>Antiguidade Clássica (Apucaram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4812</text:p>
          </table:table-cell>
          <table:table-cell office:value-type="string">
            <text:p>HISTÓRIA <text:s text:c="41"/></text:p>
          </table:table-cell>
          <table:table-cell office:value-type="string">
            <text:p>Antipode (Oxford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194</text:p>
          </table:table-cell>
          <table:table-cell office:value-type="string">
            <text:p>HISTÓRIA <text:s text:c="41"/></text:p>
          </table:table-cell>
          <table:table-cell office:value-type="string">
            <text:p>Antítese (Goiâni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3356</text:p>
          </table:table-cell>
          <table:table-cell office:value-type="string">
            <text:p>HISTÓRIA <text:s text:c="41"/></text:p>
          </table:table-cell>
          <table:table-cell office:value-type="string">
            <text:p>Antíteses (Londrin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893</text:p>
          </table:table-cell>
          <table:table-cell office:value-type="string">
            <text:p>HISTÓRIA <text:s text:c="41"/></text:p>
          </table:table-cell>
          <table:table-cell office:value-type="string">
            <text:p>Anuario Brasileno de Estudios Hispanico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6836</text:p>
          </table:table-cell>
          <table:table-cell office:value-type="string">
            <text:p>HISTÓRIA <text:s text:c="41"/></text:p>
          </table:table-cell>
          <table:table-cell office:value-type="string">
            <text:p>Anuario del Centro de Estudios Históricos Profesor Carlos S. A. Segreti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9671</text:p>
          </table:table-cell>
          <table:table-cell office:value-type="string">
            <text:p>HISTÓRIA <text:s text:c="41"/></text:p>
          </table:table-cell>
          <table:table-cell office:value-type="string">
            <text:p>Anuario IEH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833</text:p>
          </table:table-cell>
          <table:table-cell office:value-type="string">
            <text:p>HISTÓRIA <text:s text:c="41"/></text:p>
          </table:table-cell>
          <table:table-cell office:value-type="string">
            <text:p>Anuário Unesco/Umesp de Comunicação Regional (Cessou em 2005. Cont. ISSN 1809-435X Anuário Unesco/Metodista de Comunicação Region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0-5077</text:p>
          </table:table-cell>
          <table:table-cell office:value-type="string">
            <text:p>HISTÓRIA <text:s text:c="41"/></text:p>
          </table:table-cell>
          <table:table-cell office:value-type="string">
            <text:p>Apollo (Salern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5047</text:p>
          </table:table-cell>
          <table:table-cell office:value-type="string">
            <text:p>HISTÓRIA <text:s text:c="41"/></text:p>
          </table:table-cell>
          <table:table-cell office:value-type="string">
            <text:p>ARARA (Colchester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5-6823</text:p>
          </table:table-cell>
          <table:table-cell office:value-type="string">
            <text:p>HISTÓRIA <text:s text:c="41"/></text:p>
          </table:table-cell>
          <table:table-cell office:value-type="string">
            <text:p>Araucaria (Madri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5-8622</text:p>
          </table:table-cell>
          <table:table-cell office:value-type="string">
            <text:p>HISTÓRIA <text:s text:c="41"/></text:p>
          </table:table-cell>
          <table:table-cell office:value-type="string">
            <text:p>Archaeologi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833</text:p>
          </table:table-cell>
          <table:table-cell office:value-type="string">
            <text:p>HISTÓRIA <text:s text:c="41"/></text:p>
          </table:table-cell>
          <table:table-cell office:value-type="string">
            <text:p>Archetyp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101</text:p>
          </table:table-cell>
          <table:table-cell office:value-type="string">
            <text:p>HISTÓRIA <text:s text:c="41"/></text:p>
          </table:table-cell>
          <table:table-cell office:value-type="string">
            <text:p>Archiv für Geschichte der Philosophi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8887</text:p>
          </table:table-cell>
          <table:table-cell office:value-type="string">
            <text:p>HISTÓRIA <text:s text:c="41"/></text:p>
          </table:table-cell>
          <table:table-cell office:value-type="string">
            <text:p>Archivum Historicum Societatis Lesu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6947</text:p>
          </table:table-cell>
          <table:table-cell office:value-type="string">
            <text:p>HISTÓRIA <text:s text:c="41"/></text:p>
          </table:table-cell>
          <table:table-cell office:value-type="string">
            <text:p>Area Domeniu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800</text:p>
          </table:table-cell>
          <table:table-cell office:value-type="string">
            <text:p>HISTÓRIA <text:s text:c="41"/></text:p>
          </table:table-cell>
          <table:table-cell office:value-type="string">
            <text:p>Argumenta (FUNDINOP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7-5795</text:p>
          </table:table-cell>
          <table:table-cell office:value-type="string">
            <text:p>HISTÓRIA <text:s text:c="41"/></text:p>
          </table:table-cell>
          <table:table-cell office:value-type="string">
            <text:p>Argumentos (Méxic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477</text:p>
          </table:table-cell>
          <table:table-cell office:value-type="string">
            <text:p>HISTÓRIA <text:s text:c="41"/></text:p>
          </table:table-cell>
          <table:table-cell office:value-type="string">
            <text:p>Arqueologia Pública (UNI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4-7480</text:p>
          </table:table-cell>
          <table:table-cell office:value-type="string">
            <text:p>HISTÓRIA <text:s text:c="41"/></text:p>
          </table:table-cell>
          <table:table-cell office:value-type="string">
            <text:p>Arqueologia Surameric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326</text:p>
          </table:table-cell>
          <table:table-cell office:value-type="string">
            <text:p>HISTÓRIA <text:s text:c="41"/></text:p>
          </table:table-cell>
          <table:table-cell office:value-type="string">
            <text:p>Arquipélago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7664</text:p>
          </table:table-cell>
          <table:table-cell office:value-type="string">
            <text:p>HISTÓRIA <text:s text:c="41"/></text:p>
          </table:table-cell>
          <table:table-cell office:value-type="string">
            <text:p>Arquipélago. Histó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9930</text:p>
          </table:table-cell>
          <table:table-cell office:value-type="string">
            <text:p>HISTÓRIA <text:s text:c="41"/></text:p>
          </table:table-cell>
          <table:table-cell office:value-type="string">
            <text:p>Arquiteturismo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298</text:p>
          </table:table-cell>
          <table:table-cell office:value-type="string">
            <text:p>HISTÓRIA <text:s text:c="41"/></text:p>
          </table:table-cell>
          <table:table-cell office:value-type="string">
            <text:p>Arquitextos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244</text:p>
          </table:table-cell>
          <table:table-cell office:value-type="string">
            <text:p>HISTÓRIA <text:s text:c="41"/></text:p>
          </table:table-cell>
          <table:table-cell office:value-type="string">
            <text:p>Arquivo e Administr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053</text:p>
          </table:table-cell>
          <table:table-cell office:value-type="string">
            <text:p>HISTÓRIA <text:s text:c="41"/></text:p>
          </table:table-cell>
          <table:table-cell office:value-type="string">
            <text:p>Arquivo Maaravi (UFM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90-966X</text:p>
          </table:table-cell>
          <table:table-cell office:value-type="string">
            <text:p>HISTÓRIA <text:s text:c="41"/></text:p>
          </table:table-cell>
          <table:table-cell office:value-type="string">
            <text:p>Arquivos do Centro Cultural Portuguê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901</text:p>
          </table:table-cell>
          <table:table-cell office:value-type="string">
            <text:p>HISTÓRIA <text:s text:c="41"/></text:p>
          </table:table-cell>
          <table:table-cell office:value-type="string">
            <text:p>Arquivos em Movimento (UFRJ. Impresso) (Cessou em 2005. Cont. ISSN 1809-9556 Arquivos em Movimento (Online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556</text:p>
          </table:table-cell>
          <table:table-cell office:value-type="string">
            <text:p>HISTÓRIA <text:s text:c="41"/></text:p>
          </table:table-cell>
          <table:table-cell office:value-type="string">
            <text:p>Arquivos em Movimento (UFRJ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34-6556</text:p>
          </table:table-cell>
          <table:table-cell office:value-type="string">
            <text:p>HISTÓRIA <text:s text:c="41"/></text:p>
          </table:table-cell>
          <table:table-cell office:value-type="string">
            <text:p>Art Absolumen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962</text:p>
          </table:table-cell>
          <table:table-cell office:value-type="string">
            <text:p>HISTÓRIA <text:s text:c="41"/></text:p>
          </table:table-cell>
          <table:table-cell office:value-type="string">
            <text:p>Art&amp; (São Paulo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3463</text:p>
          </table:table-cell>
          <table:table-cell office:value-type="string">
            <text:p>HISTÓRIA <text:s text:c="41"/></text:p>
          </table:table-cell>
          <table:table-cell office:value-type="string">
            <text:p>ARTCIENCIA.CO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603</text:p>
          </table:table-cell>
          <table:table-cell office:value-type="string">
            <text:p>HISTÓRIA <text:s text:c="41"/></text:p>
          </table:table-cell>
          <table:table-cell office:value-type="string">
            <text:p>ArtCultura (UFU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692</text:p>
          </table:table-cell>
          <table:table-cell office:value-type="string">
            <text:p>HISTÓRIA <text:s text:c="41"/></text:p>
          </table:table-cell>
          <table:table-cell office:value-type="string">
            <text:p>Arte &amp; Ensaio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05X</text:p>
          </table:table-cell>
          <table:table-cell office:value-type="string">
            <text:p>HISTÓRIA <text:s text:c="41"/></text:p>
          </table:table-cell>
          <table:table-cell office:value-type="string">
            <text:p>Arte e Educação em Rev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274</text:p>
          </table:table-cell>
          <table:table-cell office:value-type="string">
            <text:p>HISTÓRIA <text:s text:c="41"/></text:p>
          </table:table-cell>
          <table:table-cell office:value-type="string">
            <text:p>Artefilosofia (UFO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4953</text:p>
          </table:table-cell>
          <table:table-cell office:value-type="string">
            <text:p>HISTÓRIA <text:s text:c="41"/></text:p>
          </table:table-cell>
          <table:table-cell office:value-type="string">
            <text:p>Artes de Méxic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950</text:p>
          </table:table-cell>
          <table:table-cell office:value-type="string">
            <text:p>HISTÓRIA <text:s text:c="41"/></text:p>
          </table:table-cell>
          <table:table-cell office:value-type="string">
            <text:p>Asas da Palavra (UNAM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0-4466</text:p>
          </table:table-cell>
          <table:table-cell office:value-type="string">
            <text:p>HISTÓRIA <text:s text:c="41"/></text:p>
          </table:table-cell>
          <table:table-cell office:value-type="string">
            <text:p>Asclepio (Madrid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956</text:p>
          </table:table-cell>
          <table:table-cell office:value-type="string">
            <text:p>HISTÓRIA <text:s text:c="41"/></text:p>
          </table:table-cell>
          <table:table-cell office:value-type="string">
            <text:p>Ateliê Geográfico (UF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3-4141</text:p>
          </table:table-cell>
          <table:table-cell office:value-type="string">
            <text:p>HISTÓRIA <text:s text:c="41"/></text:p>
          </table:table-cell>
          <table:table-cell office:value-type="string">
            <text:p>Athena Review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811</text:p>
          </table:table-cell>
          <table:table-cell office:value-type="string">
            <text:p>HISTÓRIA <text:s text:c="41"/></text:p>
          </table:table-cell>
          <table:table-cell office:value-type="string">
            <text:p>Athos &amp; Eth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597</text:p>
          </table:table-cell>
          <table:table-cell office:value-type="string">
            <text:p>HISTÓRIA <text:s text:c="41"/></text:p>
          </table:table-cell>
          <table:table-cell office:value-type="string">
            <text:p>Augusto Guzzo Revista Acadêmic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415</text:p>
          </table:table-cell>
          <table:table-cell office:value-type="string">
            <text:p>HISTÓRIA <text:s text:c="41"/></text:p>
          </table:table-cell>
          <table:table-cell office:value-type="string">
            <text:p>Aventuras na Histó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4-2277</text:p>
          </table:table-cell>
          <table:table-cell office:value-type="string">
            <text:p>HISTÓRIA <text:s text:c="41"/></text:p>
          </table:table-cell>
          <table:table-cell office:value-type="string">
            <text:p>Ayer (Madrid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005</text:p>
          </table:table-cell>
          <table:table-cell office:value-type="string">
            <text:p>HISTÓRIA <text:s text:c="41"/></text:p>
          </table:table-cell>
          <table:table-cell office:value-type="string">
            <text:p>Babel (Sant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518</text:p>
          </table:table-cell>
          <table:table-cell office:value-type="string">
            <text:p>HISTÓRIA <text:s text:c="41"/></text:p>
          </table:table-cell>
          <table:table-cell office:value-type="string">
            <text:p>Bagoas : Revista de Estudos Gay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473</text:p>
          </table:table-cell>
          <table:table-cell office:value-type="string">
            <text:p>HISTÓRIA <text:s text:c="41"/></text:p>
          </table:table-cell>
          <table:table-cell office:value-type="string">
            <text:p>Baleia na Rede (UNESP. Mar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25-5708</text:p>
          </table:table-cell>
          <table:table-cell office:value-type="string">
            <text:p>HISTÓRIA <text:s text:c="41"/></text:p>
          </table:table-cell>
          <table:table-cell office:value-type="string">
            <text:p>Barroco (Belo Horizont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339</text:p>
          </table:table-cell>
          <table:table-cell office:value-type="string">
            <text:p>HISTÓRIA <text:s text:c="41"/></text:p>
          </table:table-cell>
          <table:table-cell office:value-type="string">
            <text:p>Benjamin Constant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388</text:p>
          </table:table-cell>
          <table:table-cell office:value-type="string">
            <text:p>HISTÓRIA <text:s text:c="41"/></text:p>
          </table:table-cell>
          <table:table-cell office:value-type="string">
            <text:p>Biblos (Rio Grand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5218</text:p>
          </table:table-cell>
          <table:table-cell office:value-type="string">
            <text:p>HISTÓRIA <text:s text:c="41"/></text:p>
          </table:table-cell>
          <table:table-cell office:value-type="string">
            <text:p>Blumenau em Cadern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349</text:p>
          </table:table-cell>
          <table:table-cell office:value-type="string">
            <text:p>HISTÓRIA <text:s text:c="41"/></text:p>
          </table:table-cell>
          <table:table-cell office:value-type="string">
            <text:p>Boletim (USP. Grupo de Estudos do Centro de Pesquisas em Arte &amp; Fotografia do Departamento de Artes Plástic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68</text:p>
          </table:table-cell>
          <table:table-cell office:value-type="string">
            <text:p>HISTÓRIA <text:s text:c="41"/></text:p>
          </table:table-cell>
          <table:table-cell office:value-type="string">
            <text:p>Boletim - Centro de Letras e Ciências Humanas (UE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042</text:p>
          </table:table-cell>
          <table:table-cell office:value-type="string">
            <text:p>HISTÓRIA <text:s text:c="41"/></text:p>
          </table:table-cell>
          <table:table-cell office:value-type="string">
            <text:p>Boletim - Museu Histórico de Jataí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522</text:p>
          </table:table-cell>
          <table:table-cell office:value-type="string">
            <text:p>HISTÓRIA <text:s text:c="41"/></text:p>
          </table:table-cell>
          <table:table-cell office:value-type="string">
            <text:p>Boletim CED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781</text:p>
          </table:table-cell>
          <table:table-cell office:value-type="string">
            <text:p>HISTÓRIA <text:s text:c="41"/></text:p>
          </table:table-cell>
          <table:table-cell office:value-type="string">
            <text:p>Boletim da Comissão Maranhense de Folclor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556</text:p>
          </table:table-cell>
          <table:table-cell office:value-type="string">
            <text:p>HISTÓRIA <text:s text:c="41"/></text:p>
          </table:table-cell>
          <table:table-cell office:value-type="string">
            <text:p>Boletim de Estudos em Hotelaria e Turism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HISTÓRIA <text:s text:c="41"/></text:p>
          </table:table-cell>
          <table:table-cell office:value-type="string">
            <text:p>Boletim de História Demográf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237</text:p>
          </table:table-cell>
          <table:table-cell office:value-type="string">
            <text:p>HISTÓRIA <text:s text:c="41"/></text:p>
          </table:table-cell>
          <table:table-cell office:value-type="string">
            <text:p>Boletim do CEIB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693</text:p>
          </table:table-cell>
          <table:table-cell office:value-type="string">
            <text:p>HISTÓRIA <text:s text:c="41"/></text:p>
          </table:table-cell>
          <table:table-cell office:value-type="string">
            <text:p>Boletim do CPA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278</text:p>
          </table:table-cell>
          <table:table-cell office:value-type="string">
            <text:p>HISTÓRIA <text:s text:c="41"/></text:p>
          </table:table-cell>
          <table:table-cell office:value-type="string">
            <text:p>Boletim do Museu Paraense Emílio Goeldi. Série Ciências da Terr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661</text:p>
          </table:table-cell>
          <table:table-cell office:value-type="string">
            <text:p>HISTÓRIA <text:s text:c="41"/></text:p>
          </table:table-cell>
          <table:table-cell office:value-type="string">
            <text:p>Boletim IBCCRI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109</text:p>
          </table:table-cell>
          <table:table-cell office:value-type="string">
            <text:p>HISTÓRIA <text:s text:c="41"/></text:p>
          </table:table-cell>
          <table:table-cell office:value-type="string">
            <text:p>Boletim Informativo - Arquivo Histórico Judaico Brasileir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6079</text:p>
          </table:table-cell>
          <table:table-cell office:value-type="string">
            <text:p>HISTÓRIA <text:s text:c="41"/></text:p>
          </table:table-cell>
          <table:table-cell office:value-type="string">
            <text:p>Boletim Paulista de Geograf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405</text:p>
          </table:table-cell>
          <table:table-cell office:value-type="string">
            <text:p>HISTÓRIA <text:s text:c="41"/></text:p>
          </table:table-cell>
          <table:table-cell office:value-type="string">
            <text:p>Boletim SOCED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384</text:p>
          </table:table-cell>
          <table:table-cell office:value-type="string">
            <text:p>HISTÓRIA <text:s text:c="41"/></text:p>
          </table:table-cell>
          <table:table-cell office:value-type="string">
            <text:p>Boletim Tempo Presente (UF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20-4100</text:p>
          </table:table-cell>
          <table:table-cell office:value-type="string">
            <text:p>HISTÓRIA <text:s text:c="41"/></text:p>
          </table:table-cell>
          <table:table-cell office:value-type="string">
            <text:p>Boletin Americanist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0763</text:p>
          </table:table-cell>
          <table:table-cell office:value-type="string">
            <text:p>HISTÓRIA <text:s text:c="41"/></text:p>
          </table:table-cell>
          <table:table-cell office:value-type="string">
            <text:p>Boletín Antártico Chilen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9221</text:p>
          </table:table-cell>
          <table:table-cell office:value-type="string">
            <text:p>HISTÓRIA <text:s text:c="41"/></text:p>
          </table:table-cell>
          <table:table-cell office:value-type="string">
            <text:p>Boletín de la Sociedad Mexicana de Historia y Filosofia de la Medici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1-3689</text:p>
          </table:table-cell>
          <table:table-cell office:value-type="string">
            <text:p>HISTÓRIA <text:s text:c="41"/></text:p>
          </table:table-cell>
          <table:table-cell office:value-type="string">
            <text:p>Boletín Electrónico de la Sociedad Argentina de Estudios Medieval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350</text:p>
          </table:table-cell>
          <table:table-cell office:value-type="string">
            <text:p>HISTÓRIA <text:s text:c="41"/></text:p>
          </table:table-cell>
          <table:table-cell office:value-type="string">
            <text:p>BR Histó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053</text:p>
          </table:table-cell>
          <table:table-cell office:value-type="string">
            <text:p>HISTÓRIA <text:s text:c="41"/></text:p>
          </table:table-cell>
          <table:table-cell office:value-type="string">
            <text:p>Brathair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80X</text:p>
          </table:table-cell>
          <table:table-cell office:value-type="string">
            <text:p>HISTÓRIA <text:s text:c="41"/></text:p>
          </table:table-cell>
          <table:table-cell office:value-type="string">
            <text:p>Bravo!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079</text:p>
          </table:table-cell>
          <table:table-cell office:value-type="string">
            <text:p>HISTÓRIA <text:s text:c="41"/></text:p>
          </table:table-cell>
          <table:table-cell office:value-type="string">
            <text:p>Brazilian Journalism Research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7618</text:p>
          </table:table-cell>
          <table:table-cell office:value-type="string">
            <text:p>HISTÓRIA <text:s text:c="41"/></text:p>
          </table:table-cell>
          <table:table-cell office:value-type="string">
            <text:p>Brotéria (1925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2-1592</text:p>
          </table:table-cell>
          <table:table-cell office:value-type="string">
            <text:p>HISTÓRIA <text:s text:c="41"/></text:p>
          </table:table-cell>
          <table:table-cell office:value-type="string">
            <text:p>Bulletin - Société Suisse des Américanist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23-2105</text:p>
          </table:table-cell>
          <table:table-cell office:value-type="string">
            <text:p>HISTÓRIA <text:s text:c="41"/></text:p>
          </table:table-cell>
          <table:table-cell office:value-type="string">
            <text:p>Bulletin Canadien d'Histoire de la Médec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54-3093</text:p>
          </table:table-cell>
          <table:table-cell office:value-type="string">
            <text:p>HISTÓRIA <text:s text:c="41"/></text:p>
          </table:table-cell>
          <table:table-cell office:value-type="string">
            <text:p>Bulletin du Centre d'Études Médiévales d'Auxer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3050</text:p>
          </table:table-cell>
          <table:table-cell office:value-type="string">
            <text:p>HISTÓRIA <text:s text:c="41"/></text:p>
          </table:table-cell>
          <table:table-cell office:value-type="string">
            <text:p>Bulletin of Latin American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1-2317</text:p>
          </table:table-cell>
          <table:table-cell office:value-type="string">
            <text:p>HISTÓRIA <text:s text:c="41"/></text:p>
          </table:table-cell>
          <table:table-cell office:value-type="string">
            <text:p>Burajiru Kenkyuu / Revista de Estudos Brasileir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050</text:p>
          </table:table-cell>
          <table:table-cell office:value-type="string">
            <text:p>HISTÓRIA <text:s text:c="41"/></text:p>
          </table:table-cell>
          <table:table-cell office:value-type="string">
            <text:p>Cabanos (Arapirac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66X</text:p>
          </table:table-cell>
          <table:table-cell office:value-type="string">
            <text:p>HISTÓRIA <text:s text:c="41"/></text:p>
          </table:table-cell>
          <table:table-cell office:value-type="string">
            <text:p>Caderno Caminhos da História (Universidade Severino Sombr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979</text:p>
          </table:table-cell>
          <table:table-cell office:value-type="string">
            <text:p>HISTÓRIA <text:s text:c="41"/></text:p>
          </table:table-cell>
          <table:table-cell office:value-type="string">
            <text:p>Caderno CRH (UFBA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380</text:p>
          </table:table-cell>
          <table:table-cell office:value-type="string">
            <text:p>HISTÓRIA <text:s text:c="41"/></text:p>
          </table:table-cell>
          <table:table-cell office:value-type="string">
            <text:p>Caderno de Cri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131</text:p>
          </table:table-cell>
          <table:table-cell office:value-type="string">
            <text:p>HISTÓRIA <text:s text:c="41"/></text:p>
          </table:table-cell>
          <table:table-cell office:value-type="string">
            <text:p>Caderno de Estudos da UNIFEOB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052</text:p>
          </table:table-cell>
          <table:table-cell office:value-type="string">
            <text:p>HISTÓRIA <text:s text:c="41"/></text:p>
          </table:table-cell>
          <table:table-cell office:value-type="string">
            <text:p>Caderno de Filosofia e Ciências Human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501</text:p>
          </table:table-cell>
          <table:table-cell office:value-type="string">
            <text:p>HISTÓRIA <text:s text:c="41"/></text:p>
          </table:table-cell>
          <table:table-cell office:value-type="string">
            <text:p>Caderno de Idé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65X</text:p>
          </table:table-cell>
          <table:table-cell office:value-type="string">
            <text:p>HISTÓRIA <text:s text:c="41"/></text:p>
          </table:table-cell>
          <table:table-cell office:value-type="string">
            <text:p>Caderno de Pesquisa Esse in Curso (Salvado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9876</text:p>
          </table:table-cell>
          <table:table-cell office:value-type="string">
            <text:p>HISTÓRIA <text:s text:c="41"/></text:p>
          </table:table-cell>
          <table:table-cell office:value-type="string">
            <text:p>Caderno do Nede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755</text:p>
          </table:table-cell>
          <table:table-cell office:value-type="string">
            <text:p>HISTÓRIA <text:s text:c="41"/></text:p>
          </table:table-cell>
          <table:table-cell office:value-type="string">
            <text:p>Caderno do Núcleo de Leitura Multimei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286</text:p>
          </table:table-cell>
          <table:table-cell office:value-type="string">
            <text:p>HISTÓRIA <text:s text:c="41"/></text:p>
          </table:table-cell>
          <table:table-cell office:value-type="string">
            <text:p>Caderno Espaço Feminino (UFU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142</text:p>
          </table:table-cell>
          <table:table-cell office:value-type="string">
            <text:p>HISTÓRIA <text:s text:c="41"/></text:p>
          </table:table-cell>
          <table:table-cell office:value-type="string">
            <text:p>Caderno Seminal Digital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624</text:p>
          </table:table-cell>
          <table:table-cell office:value-type="string">
            <text:p>HISTÓRIA <text:s text:c="41"/></text:p>
          </table:table-cell>
          <table:table-cell office:value-type="string">
            <text:p>Caderno Universitário de História (UF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597</text:p>
          </table:table-cell>
          <table:table-cell office:value-type="string">
            <text:p>HISTÓRIA <text:s text:c="41"/></text:p>
          </table:table-cell>
          <table:table-cell office:value-type="string">
            <text:p>Cadernos Arquivo Edgard Leuenroth (UNICAM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95</text:p>
          </table:table-cell>
          <table:table-cell office:value-type="string">
            <text:p>HISTÓRIA <text:s text:c="41"/></text:p>
          </table:table-cell>
          <table:table-cell office:value-type="string">
            <text:p>Cadernos Camillian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262</text:p>
          </table:table-cell>
          <table:table-cell office:value-type="string">
            <text:p>HISTÓRIA <text:s text:c="41"/></text:p>
          </table:table-cell>
          <table:table-cell office:value-type="string">
            <text:p>Cadernos CEDE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519</text:p>
          </table:table-cell>
          <table:table-cell office:value-type="string">
            <text:p>HISTÓRIA <text:s text:c="41"/></text:p>
          </table:table-cell>
          <table:table-cell office:value-type="string">
            <text:p>Cadernos Ceru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031</text:p>
          </table:table-cell>
          <table:table-cell office:value-type="string">
            <text:p>HISTÓRIA <text:s text:c="41"/></text:p>
          </table:table-cell>
          <table:table-cell office:value-type="string">
            <text:p>Cadernos da ABEM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244</text:p>
          </table:table-cell>
          <table:table-cell office:value-type="string">
            <text:p>HISTÓRIA <text:s text:c="41"/></text:p>
          </table:table-cell>
          <table:table-cell office:value-type="string">
            <text:p>Cadernos da FUCAMP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658</text:p>
          </table:table-cell>
          <table:table-cell office:value-type="string">
            <text:p>HISTÓRIA <text:s text:c="41"/></text:p>
          </table:table-cell>
          <table:table-cell office:value-type="string">
            <text:p>Cadernos de Antropologia e Imagem (UE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095</text:p>
          </table:table-cell>
          <table:table-cell office:value-type="string">
            <text:p>HISTÓRIA <text:s text:c="41"/></text:p>
          </table:table-cell>
          <table:table-cell office:value-type="string">
            <text:p>Cadernos de Arquitetura e Urbanismo (PUCM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758</text:p>
          </table:table-cell>
          <table:table-cell office:value-type="string">
            <text:p>HISTÓRIA <text:s text:c="41"/></text:p>
          </table:table-cell>
          <table:table-cell office:value-type="string">
            <text:p>Cadernos de Estudos e Pesquisas (Universidade Salgado Olivei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6884</text:p>
          </table:table-cell>
          <table:table-cell office:value-type="string">
            <text:p>HISTÓRIA <text:s text:c="41"/></text:p>
          </table:table-cell>
          <table:table-cell office:value-type="string">
            <text:p>Cadernos de Estudos Municip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1910</text:p>
          </table:table-cell>
          <table:table-cell office:value-type="string">
            <text:p>HISTÓRIA <text:s text:c="41"/></text:p>
          </table:table-cell>
          <table:table-cell office:value-type="string">
            <text:p>Cadernos de Estudos Sefardit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248</text:p>
          </table:table-cell>
          <table:table-cell office:value-type="string">
            <text:p>HISTÓRIA <text:s text:c="41"/></text:p>
          </table:table-cell>
          <table:table-cell office:value-type="string">
            <text:p>Cadernos de Estudos Socia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785</text:p>
          </table:table-cell>
          <table:table-cell office:value-type="string">
            <text:p>HISTÓRIA <text:s text:c="41"/></text:p>
          </table:table-cell>
          <table:table-cell office:value-type="string">
            <text:p>Cadernos de Graduação - Ciências Humanas e Sociais (UNI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636</text:p>
          </table:table-cell>
          <table:table-cell office:value-type="string">
            <text:p>HISTÓRIA <text:s text:c="41"/></text:p>
          </table:table-cell>
          <table:table-cell office:value-type="string">
            <text:p>Cadernos de História (Belo Horizon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339</text:p>
          </table:table-cell>
          <table:table-cell office:value-type="string">
            <text:p>HISTÓRIA <text:s text:c="41"/></text:p>
          </table:table-cell>
          <table:table-cell office:value-type="string">
            <text:p>Cadernos de História (UFOP. Marian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300</text:p>
          </table:table-cell>
          <table:table-cell office:value-type="string">
            <text:p>HISTÓRIA <text:s text:c="41"/></text:p>
          </table:table-cell>
          <table:table-cell office:value-type="string">
            <text:p>Cadernos de História (UFU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7634</text:p>
          </table:table-cell>
          <table:table-cell office:value-type="string">
            <text:p>HISTÓRIA <text:s text:c="41"/></text:p>
          </table:table-cell>
          <table:table-cell office:value-type="string">
            <text:p>Cadernos de História da Ciênc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859</text:p>
          </table:table-cell>
          <table:table-cell office:value-type="string">
            <text:p>HISTÓRIA <text:s text:c="41"/></text:p>
          </table:table-cell>
          <table:table-cell office:value-type="string">
            <text:p>Cadernos de História da Educação (UFU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798</text:p>
          </table:table-cell>
          <table:table-cell office:value-type="string">
            <text:p>HISTÓRIA <text:s text:c="41"/></text:p>
          </table:table-cell>
          <table:table-cell office:value-type="string">
            <text:p>Cadernos de Historia Soc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238</text:p>
          </table:table-cell>
          <table:table-cell office:value-type="string">
            <text:p>HISTÓRIA <text:s text:c="41"/></text:p>
          </table:table-cell>
          <table:table-cell office:value-type="string">
            <text:p>Cadernos de Letras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090</text:p>
          </table:table-cell>
          <table:table-cell office:value-type="string">
            <text:p>HISTÓRIA <text:s text:c="41"/></text:p>
          </table:table-cell>
          <table:table-cell office:value-type="string">
            <text:p>Cadernos de Pesquisa do CDHIS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640</text:p>
          </table:table-cell>
          <table:table-cell office:value-type="string">
            <text:p>HISTÓRIA <text:s text:c="41"/></text:p>
          </table:table-cell>
          <table:table-cell office:value-type="string">
            <text:p>Cadernos de Pesquisa do CDHIS (UFU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700</text:p>
          </table:table-cell>
          <table:table-cell office:value-type="string">
            <text:p>HISTÓRIA <text:s text:c="41"/></text:p>
          </table:table-cell>
          <table:table-cell office:value-type="string">
            <text:p>Cadernos de Pesquisa: Pensamento Educacional (Curitib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853</text:p>
          </table:table-cell>
          <table:table-cell office:value-type="string">
            <text:p>HISTÓRIA <text:s text:c="41"/></text:p>
          </table:table-cell>
          <table:table-cell office:value-type="string">
            <text:p>Cadernos de Pesquisas em Literatu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793</text:p>
          </table:table-cell>
          <table:table-cell office:value-type="string">
            <text:p>HISTÓRIA <text:s text:c="41"/></text:p>
          </table:table-cell>
          <table:table-cell office:value-type="string">
            <text:p>Cadernos de Pós-Gradu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HISTÓRIA <text:s text:c="41"/></text:p>
          </table:table-cell>
          <table:table-cell office:value-type="string">
            <text:p>Cadernos de Saúde Pública (EN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041</text:p>
          </table:table-cell>
          <table:table-cell office:value-type="string">
            <text:p>HISTÓRIA <text:s text:c="41"/></text:p>
          </table:table-cell>
          <table:table-cell office:value-type="string">
            <text:p>Cadernos do Aplicação (UFRG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10X</text:p>
          </table:table-cell>
          <table:table-cell office:value-type="string">
            <text:p>HISTÓRIA <text:s text:c="41"/></text:p>
          </table:table-cell>
          <table:table-cell office:value-type="string">
            <text:p>Cadernos do CEAM (Un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711</text:p>
          </table:table-cell>
          <table:table-cell office:value-type="string">
            <text:p>HISTÓRIA <text:s text:c="41"/></text:p>
          </table:table-cell>
          <table:table-cell office:value-type="string">
            <text:p>Cadernos do CE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782</text:p>
          </table:table-cell>
          <table:table-cell office:value-type="string">
            <text:p>HISTÓRIA <text:s text:c="41"/></text:p>
          </table:table-cell>
          <table:table-cell office:value-type="string">
            <text:p>Cadernos do CE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409</text:p>
          </table:table-cell>
          <table:table-cell office:value-type="string">
            <text:p>HISTÓRIA <text:s text:c="41"/></text:p>
          </table:table-cell>
          <table:table-cell office:value-type="string">
            <text:p>Cadernos do CEOM (UNOE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86X</text:p>
          </table:table-cell>
          <table:table-cell office:value-type="string">
            <text:p>HISTÓRIA <text:s text:c="41"/></text:p>
          </table:table-cell>
          <table:table-cell office:value-type="string">
            <text:p>Cadernos do CHDD (FUNA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782</text:p>
          </table:table-cell>
          <table:table-cell office:value-type="string">
            <text:p>HISTÓRIA <text:s text:c="41"/></text:p>
          </table:table-cell>
          <table:table-cell office:value-type="string">
            <text:p>Cadernos do CNLF (CiFEFi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118</text:p>
          </table:table-cell>
          <table:table-cell office:value-type="string">
            <text:p>HISTÓRIA <text:s text:c="41"/></text:p>
          </table:table-cell>
          <table:table-cell office:value-type="string">
            <text:p>Cadernos do LEPAARQ (UFP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125</text:p>
          </table:table-cell>
          <table:table-cell office:value-type="string">
            <text:p>HISTÓRIA <text:s text:c="41"/></text:p>
          </table:table-cell>
          <table:table-cell office:value-type="string">
            <text:p>Cadernos do LOGEPA. Série Texto Didático (UFPB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9874</text:p>
          </table:table-cell>
          <table:table-cell office:value-type="string">
            <text:p>HISTÓRIA <text:s text:c="41"/></text:p>
          </table:table-cell>
          <table:table-cell office:value-type="string">
            <text:p>Cadernos do Noroeste (Cessou em 2004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318</text:p>
          </table:table-cell>
          <table:table-cell office:value-type="string">
            <text:p>HISTÓRIA <text:s text:c="41"/></text:p>
          </table:table-cell>
          <table:table-cell office:value-type="string">
            <text:p>Cadernos do Programa de Pós-Graduação em Artes Visuais da Escola de Belas Artes da Universidade Federal da Bah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261</text:p>
          </table:table-cell>
          <table:table-cell office:value-type="string">
            <text:p>HISTÓRIA <text:s text:c="41"/></text:p>
          </table:table-cell>
          <table:table-cell office:value-type="string">
            <text:p>Cadernos FAP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977</text:p>
          </table:table-cell>
          <table:table-cell office:value-type="string">
            <text:p>HISTÓRIA <text:s text:c="41"/></text:p>
          </table:table-cell>
          <table:table-cell office:value-type="string">
            <text:p>Cadernos Feministas de Economia e Polít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03X</text:p>
          </table:table-cell>
          <table:table-cell office:value-type="string">
            <text:p>HISTÓRIA <text:s text:c="41"/></text:p>
          </table:table-cell>
          <table:table-cell office:value-type="string">
            <text:p>Cadernos IHU (UNISIN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7862</text:p>
          </table:table-cell>
          <table:table-cell office:value-type="string">
            <text:p>HISTÓRIA <text:s text:c="41"/></text:p>
          </table:table-cell>
          <table:table-cell office:value-type="string">
            <text:p>Cadernos IHU em Formação (UNISIN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316</text:p>
          </table:table-cell>
          <table:table-cell office:value-type="string">
            <text:p>HISTÓRIA <text:s text:c="41"/></text:p>
          </table:table-cell>
          <table:table-cell office:value-type="string">
            <text:p>Cadernos IHU Idéias (UNISINO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422</text:p>
          </table:table-cell>
          <table:table-cell office:value-type="string">
            <text:p>HISTÓRIA <text:s text:c="41"/></text:p>
          </table:table-cell>
          <table:table-cell office:value-type="string">
            <text:p>Cadernos Metrópole (PUC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254</text:p>
          </table:table-cell>
          <table:table-cell office:value-type="string">
            <text:p>HISTÓRIA <text:s text:c="41"/></text:p>
          </table:table-cell>
          <table:table-cell office:value-type="string">
            <text:p>Cadernos NAE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872</text:p>
          </table:table-cell>
          <table:table-cell office:value-type="string">
            <text:p>HISTÓRIA <text:s text:c="41"/></text:p>
          </table:table-cell>
          <table:table-cell office:value-type="string">
            <text:p>Cadernos Neolatinos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243</text:p>
          </table:table-cell>
          <table:table-cell office:value-type="string">
            <text:p>HISTÓRIA <text:s text:c="41"/></text:p>
          </table:table-cell>
          <table:table-cell office:value-type="string">
            <text:p>Cadernos NEPR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755</text:p>
          </table:table-cell>
          <table:table-cell office:value-type="string">
            <text:p>HISTÓRIA <text:s text:c="41"/></text:p>
          </table:table-cell>
          <table:table-cell office:value-type="string">
            <text:p>Cadernos Nietzsch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612</text:p>
          </table:table-cell>
          <table:table-cell office:value-type="string">
            <text:p>HISTÓRIA <text:s text:c="41"/></text:p>
          </table:table-cell>
          <table:table-cell office:value-type="string">
            <text:p>Cadernos Olin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33</text:p>
          </table:table-cell>
          <table:table-cell office:value-type="string">
            <text:p>HISTÓRIA <text:s text:c="41"/></text:p>
          </table:table-cell>
          <table:table-cell office:value-type="string">
            <text:p>Cadernos Pagu (UNICAMP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10X</text:p>
          </table:table-cell>
          <table:table-cell office:value-type="string">
            <text:p>HISTÓRIA <text:s text:c="41"/></text:p>
          </table:table-cell>
          <table:table-cell office:value-type="string">
            <text:p>Cadernos Patrístic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62X</text:p>
          </table:table-cell>
          <table:table-cell office:value-type="string">
            <text:p>HISTÓRIA <text:s text:c="41"/></text:p>
          </table:table-cell>
          <table:table-cell office:value-type="string">
            <text:p>Cadernos Saúde Coletiva (UF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288</text:p>
          </table:table-cell>
          <table:table-cell office:value-type="string">
            <text:p>HISTÓRIA <text:s text:c="41"/></text:p>
          </table:table-cell>
          <table:table-cell office:value-type="string">
            <text:p>Cadernos UFS. Histó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816</text:p>
          </table:table-cell>
          <table:table-cell office:value-type="string">
            <text:p>HISTÓRIA <text:s text:c="41"/></text:p>
          </table:table-cell>
          <table:table-cell office:value-type="string">
            <text:p>Cadernos UniFO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619</text:p>
          </table:table-cell>
          <table:table-cell office:value-type="string">
            <text:p>HISTÓRIA <text:s text:c="41"/></text:p>
          </table:table-cell>
          <table:table-cell office:value-type="string">
            <text:p>Cadernos UnilesteM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0055</text:p>
          </table:table-cell>
          <table:table-cell office:value-type="string">
            <text:p>HISTÓRIA <text:s text:c="41"/></text:p>
          </table:table-cell>
          <table:table-cell office:value-type="string">
            <text:p>Cahiers d'Études Africain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41-7161</text:p>
          </table:table-cell>
          <table:table-cell office:value-type="string">
            <text:p>HISTÓRIA <text:s text:c="41"/></text:p>
          </table:table-cell>
          <table:table-cell office:value-type="string">
            <text:p>Cahiers des Amériques Latines (Paris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89-5191</text:p>
          </table:table-cell>
          <table:table-cell office:value-type="string">
            <text:p>HISTÓRIA <text:s text:c="41"/></text:p>
          </table:table-cell>
          <table:table-cell office:value-type="string">
            <text:p>Cahiers du Brésil Contemporai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521</text:p>
          </table:table-cell>
          <table:table-cell office:value-type="string">
            <text:p>HISTÓRIA <text:s text:c="41"/></text:p>
          </table:table-cell>
          <table:table-cell office:value-type="string">
            <text:p>Calíope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5-7571</text:p>
          </table:table-cell>
          <table:table-cell office:value-type="string">
            <text:p>HISTÓRIA <text:s text:c="41"/></text:p>
          </table:table-cell>
          <table:table-cell office:value-type="string">
            <text:p>Cambridge Review of International Affai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034</text:p>
          </table:table-cell>
          <table:table-cell office:value-type="string">
            <text:p>HISTÓRIA <text:s text:c="41"/></text:p>
          </table:table-cell>
          <table:table-cell office:value-type="string">
            <text:p>Caminhos (UCG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771</text:p>
          </table:table-cell>
          <table:table-cell office:value-type="string">
            <text:p>HISTÓRIA <text:s text:c="41"/></text:p>
          </table:table-cell>
          <table:table-cell office:value-type="string">
            <text:p>Caminhos da História (UNIMONTE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451</text:p>
          </table:table-cell>
          <table:table-cell office:value-type="string">
            <text:p>HISTÓRIA <text:s text:c="41"/></text:p>
          </table:table-cell>
          <table:table-cell office:value-type="string">
            <text:p>Caminhos da História (Vassouras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343</text:p>
          </table:table-cell>
          <table:table-cell office:value-type="string">
            <text:p>HISTÓRIA <text:s text:c="41"/></text:p>
          </table:table-cell>
          <table:table-cell office:value-type="string">
            <text:p>Caminhos de Geografia (UFU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538</text:p>
          </table:table-cell>
          <table:table-cell office:value-type="string">
            <text:p>HISTÓRIA <text:s text:c="41"/></text:p>
          </table:table-cell>
          <table:table-cell office:value-type="string">
            <text:p>Campos (UFPR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3749</text:p>
          </table:table-cell>
          <table:table-cell office:value-type="string">
            <text:p>HISTÓRIA <text:s text:c="41"/></text:p>
          </table:table-cell>
          <table:table-cell office:value-type="string">
            <text:p>Campus Soci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170</text:p>
          </table:table-cell>
          <table:table-cell office:value-type="string">
            <text:p>HISTÓRIA <text:s text:c="41"/></text:p>
          </table:table-cell>
          <table:table-cell office:value-type="string">
            <text:p>Candelári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76X</text:p>
          </table:table-cell>
          <table:table-cell office:value-type="string">
            <text:p>HISTÓRIA <text:s text:c="41"/></text:p>
          </table:table-cell>
          <table:table-cell office:value-type="string">
            <text:p>Canindé (MAX/UF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755</text:p>
          </table:table-cell>
          <table:table-cell office:value-type="string">
            <text:p>HISTÓRIA <text:s text:c="41"/></text:p>
          </table:table-cell>
          <table:table-cell office:value-type="string">
            <text:p>Canoa do Tempo (UFA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794</text:p>
          </table:table-cell>
          <table:table-cell office:value-type="string">
            <text:p>HISTÓRIA <text:s text:c="41"/></text:p>
          </table:table-cell>
          <table:table-cell office:value-type="string">
            <text:p>Cantareira (UFF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8-2917</text:p>
          </table:table-cell>
          <table:table-cell office:value-type="string">
            <text:p>HISTÓRIA <text:s text:c="41"/></text:p>
          </table:table-cell>
          <table:table-cell office:value-type="string">
            <text:p>Canto Rodad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47-6753</text:p>
          </table:table-cell>
          <table:table-cell office:value-type="string">
            <text:p>HISTÓRIA <text:s text:c="41"/></text:p>
          </table:table-cell>
          <table:table-cell office:value-type="string">
            <text:p>Caravelle (Toulous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221X</text:p>
          </table:table-cell>
          <table:table-cell office:value-type="string">
            <text:p>HISTÓRIA <text:s text:c="41"/></text:p>
          </table:table-cell>
          <table:table-cell office:value-type="string">
            <text:p>Caros Amig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532</text:p>
          </table:table-cell>
          <table:table-cell office:value-type="string">
            <text:p>HISTÓRIA <text:s text:c="41"/></text:p>
          </table:table-cell>
          <table:table-cell office:value-type="string">
            <text:p>Carta CEPR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904</text:p>
          </table:table-cell>
          <table:table-cell office:value-type="string">
            <text:p>HISTÓRIA <text:s text:c="41"/></text:p>
          </table:table-cell>
          <table:table-cell office:value-type="string">
            <text:p>Carta Internacional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012</text:p>
          </table:table-cell>
          <table:table-cell office:value-type="string">
            <text:p>HISTÓRIA <text:s text:c="41"/></text:p>
          </table:table-cell>
          <table:table-cell office:value-type="string">
            <text:p>Cehilanet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23-5770</text:p>
          </table:table-cell>
          <table:table-cell office:value-type="string">
            <text:p>HISTÓRIA <text:s text:c="41"/></text:p>
          </table:table-cell>
          <table:table-cell office:value-type="string">
            <text:p>CEM. Centre d'´Études Médiévales d'Auxerr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200</text:p>
          </table:table-cell>
          <table:table-cell office:value-type="string">
            <text:p>HISTÓRIA <text:s text:c="41"/></text:p>
          </table:table-cell>
          <table:table-cell office:value-type="string">
            <text:p>Cena Internacional (Un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05</text:p>
          </table:table-cell>
          <table:table-cell office:value-type="string">
            <text:p>HISTÓRIA <text:s text:c="41"/></text:p>
          </table:table-cell>
          <table:table-cell office:value-type="string">
            <text:p>Cenário Arquivíst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102</text:p>
          </table:table-cell>
          <table:table-cell office:value-type="string">
            <text:p>HISTÓRIA <text:s text:c="41"/></text:p>
          </table:table-cell>
          <table:table-cell office:value-type="string">
            <text:p>Cenário Interna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471</text:p>
          </table:table-cell>
          <table:table-cell office:value-type="string">
            <text:p>HISTÓRIA <text:s text:c="41"/></text:p>
          </table:table-cell>
          <table:table-cell office:value-type="string">
            <text:p>CEPPG Revista (Catalã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927</text:p>
          </table:table-cell>
          <table:table-cell office:value-type="string">
            <text:p>HISTÓRIA <text:s text:c="41"/></text:p>
          </table:table-cell>
          <table:table-cell office:value-type="string">
            <text:p>Cerrados (UnB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015</text:p>
          </table:table-cell>
          <table:table-cell office:value-type="string">
            <text:p>HISTÓRIA <text:s text:c="41"/></text:p>
          </table:table-cell>
          <table:table-cell office:value-type="string">
            <text:p>Chronos (UNIRI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888</text:p>
          </table:table-cell>
          <table:table-cell office:value-type="string">
            <text:p>HISTÓRIA <text:s text:c="41"/></text:p>
          </table:table-cell>
          <table:table-cell office:value-type="string">
            <text:p>Ciberteologia (São Paulo. Edição em Portuguê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4063</text:p>
          </table:table-cell>
          <table:table-cell office:value-type="string">
            <text:p>HISTÓRIA <text:s text:c="41"/></text:p>
          </table:table-cell>
          <table:table-cell office:value-type="string">
            <text:p>Ciclos en la Historia, la Economía y la Sociedad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518</text:p>
          </table:table-cell>
          <table:table-cell office:value-type="string">
            <text:p>HISTÓRIA <text:s text:c="41"/></text:p>
          </table:table-cell>
          <table:table-cell office:value-type="string">
            <text:p>Cidade Nova (Sa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188</text:p>
          </table:table-cell>
          <table:table-cell office:value-type="string">
            <text:p>HISTÓRIA <text:s text:c="41"/></text:p>
          </table:table-cell>
          <table:table-cell office:value-type="string">
            <text:p>Ciência &amp; Ambien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94X</text:p>
          </table:table-cell>
          <table:table-cell office:value-type="string">
            <text:p>HISTÓRIA <text:s text:c="41"/></text:p>
          </table:table-cell>
          <table:table-cell office:value-type="string">
            <text:p>Ciência &amp; Conheci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6725</text:p>
          </table:table-cell>
          <table:table-cell office:value-type="string">
            <text:p>HISTÓRIA <text:s text:c="41"/></text:p>
          </table:table-cell>
          <table:table-cell office:value-type="string">
            <text:p>Ciência e Cultu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123</text:p>
          </table:table-cell>
          <table:table-cell office:value-type="string">
            <text:p>HISTÓRIA <text:s text:c="41"/></text:p>
          </table:table-cell>
          <table:table-cell office:value-type="string">
            <text:p>Ciência e Saúde Coletiv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515</text:p>
          </table:table-cell>
          <table:table-cell office:value-type="string">
            <text:p>HISTÓRIA <text:s text:c="41"/></text:p>
          </table:table-cell>
          <table:table-cell office:value-type="string">
            <text:p>Ciência Hoj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054</text:p>
          </table:table-cell>
          <table:table-cell office:value-type="string">
            <text:p>HISTÓRIA <text:s text:c="41"/></text:p>
          </table:table-cell>
          <table:table-cell office:value-type="string">
            <text:p>Ciencia Hoje das Crianç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868</text:p>
          </table:table-cell>
          <table:table-cell office:value-type="string">
            <text:p>HISTÓRIA <text:s text:c="41"/></text:p>
          </table:table-cell>
          <table:table-cell office:value-type="string">
            <text:p>Ciências &amp; Letras (FAP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425</text:p>
          </table:table-cell>
          <table:table-cell office:value-type="string">
            <text:p>HISTÓRIA <text:s text:c="41"/></text:p>
          </table:table-cell>
          <table:table-cell office:value-type="string">
            <text:p>Ciências da Religião (Mackenzie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192</text:p>
          </table:table-cell>
          <table:table-cell office:value-type="string">
            <text:p>HISTÓRIA <text:s text:c="41"/></text:p>
          </table:table-cell>
          <table:table-cell office:value-type="string">
            <text:p>Ciências Humanas em Revista (UF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050</text:p>
          </table:table-cell>
          <table:table-cell office:value-type="string">
            <text:p>HISTÓRIA <text:s text:c="41"/></text:p>
          </table:table-cell>
          <table:table-cell office:value-type="string">
            <text:p>Ciências Sociais Unisin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451</text:p>
          </table:table-cell>
          <table:table-cell office:value-type="string">
            <text:p>HISTÓRIA <text:s text:c="41"/></text:p>
          </table:table-cell>
          <table:table-cell office:value-type="string">
            <text:p>Circulo de Estudos (PUCP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089</text:p>
          </table:table-cell>
          <table:table-cell office:value-type="string">
            <text:p>HISTÓRIA <text:s text:c="41"/></text:p>
          </table:table-cell>
          <table:table-cell office:value-type="string">
            <text:p>Civitas: Revista de Ciências Sociai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0-3381</text:p>
          </table:table-cell>
          <table:table-cell office:value-type="string">
            <text:p>HISTÓRIA <text:s text:c="41"/></text:p>
          </table:table-cell>
          <table:table-cell office:value-type="string">
            <text:p>Clang (La Plat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821</text:p>
          </table:table-cell>
          <table:table-cell office:value-type="string">
            <text:p>HISTÓRIA <text:s text:c="41"/></text:p>
          </table:table-cell>
          <table:table-cell office:value-type="string">
            <text:p>Claretiano (Batatai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1842</text:p>
          </table:table-cell>
          <table:table-cell office:value-type="string">
            <text:p>HISTÓRIA <text:s text:c="41"/></text:p>
          </table:table-cell>
          <table:table-cell office:value-type="string">
            <text:p>Claroscuro (Rosari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736</text:p>
          </table:table-cell>
          <table:table-cell office:value-type="string">
            <text:p>HISTÓRIA <text:s text:c="41"/></text:p>
          </table:table-cell>
          <table:table-cell office:value-type="string">
            <text:p>Clio (Recif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52-7017</text:p>
          </table:table-cell>
          <table:table-cell office:value-type="string">
            <text:p>HISTÓRIA <text:s text:c="41"/></text:p>
          </table:table-cell>
          <table:table-cell office:value-type="string">
            <text:p>Clio (Toulous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003</text:p>
          </table:table-cell>
          <table:table-cell office:value-type="string">
            <text:p>HISTÓRIA <text:s text:c="41"/></text:p>
          </table:table-cell>
          <table:table-cell office:value-type="string">
            <text:p>Clio. Série Arqueológica (UFP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487</text:p>
          </table:table-cell>
          <table:table-cell office:value-type="string">
            <text:p>HISTÓRIA <text:s text:c="41"/></text:p>
          </table:table-cell>
          <table:table-cell office:value-type="string">
            <text:p>Clio. Série História do Nordeste (UFP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4104</text:p>
          </table:table-cell>
          <table:table-cell office:value-type="string">
            <text:p>HISTÓRIA <text:s text:c="41"/></text:p>
          </table:table-cell>
          <table:table-cell office:value-type="string">
            <text:p>Clio: Revista do Centro de História da Universidade de Lisbo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395</text:p>
          </table:table-cell>
          <table:table-cell office:value-type="string">
            <text:p>HISTÓRIA <text:s text:c="41"/></text:p>
          </table:table-cell>
          <table:table-cell office:value-type="string">
            <text:p>Coletêneas do Nosso Temp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63-5769</text:p>
          </table:table-cell>
          <table:table-cell office:value-type="string">
            <text:p>HISTÓRIA <text:s text:c="41"/></text:p>
          </table:table-cell>
          <table:table-cell office:value-type="string">
            <text:p>Colonial Latin American Historical Review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415</text:p>
          </table:table-cell>
          <table:table-cell office:value-type="string">
            <text:p>HISTÓRIA <text:s text:c="41"/></text:p>
          </table:table-cell>
          <table:table-cell office:value-type="string">
            <text:p>Colóquios (Palm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654</text:p>
          </table:table-cell>
          <table:table-cell office:value-type="string">
            <text:p>HISTÓRIA <text:s text:c="41"/></text:p>
          </table:table-cell>
          <table:table-cell office:value-type="string">
            <text:p>ComCiência (UNICAM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475</text:p>
          </table:table-cell>
          <table:table-cell office:value-type="string">
            <text:p>HISTÓRIA <text:s text:c="41"/></text:p>
          </table:table-cell>
          <table:table-cell office:value-type="string">
            <text:p>Communicare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88-8018</text:p>
          </table:table-cell>
          <table:table-cell office:value-type="string">
            <text:p>HISTÓRIA <text:s text:c="41"/></text:p>
          </table:table-cell>
          <table:table-cell office:value-type="string">
            <text:p>Communications (Paris. 1962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1-6993</text:p>
          </table:table-cell>
          <table:table-cell office:value-type="string">
            <text:p>HISTÓRIA <text:s text:c="41"/></text:p>
          </table:table-cell>
          <table:table-cell office:value-type="string">
            <text:p>Complutum (Madri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4-8597</text:p>
          </table:table-cell>
          <table:table-cell office:value-type="string">
            <text:p>HISTÓRIA <text:s text:c="41"/></text:p>
          </table:table-cell>
          <table:table-cell office:value-type="string">
            <text:p>Compostelle (Revu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05X</text:p>
          </table:table-cell>
          <table:table-cell office:value-type="string">
            <text:p>HISTÓRIA <text:s text:c="41"/></text:p>
          </table:table-cell>
          <table:table-cell office:value-type="string">
            <text:p>Comum (FACH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64X</text:p>
          </table:table-cell>
          <table:table-cell office:value-type="string">
            <text:p>HISTÓRIA <text:s text:c="41"/></text:p>
          </table:table-cell>
          <table:table-cell office:value-type="string">
            <text:p>Comunicação &amp; Inov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25</text:p>
          </table:table-cell>
          <table:table-cell office:value-type="string">
            <text:p>HISTÓRIA <text:s text:c="41"/></text:p>
          </table:table-cell>
          <table:table-cell office:value-type="string">
            <text:p>Comunicação &amp; Polít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4981</text:p>
          </table:table-cell>
          <table:table-cell office:value-type="string">
            <text:p>HISTÓRIA <text:s text:c="41"/></text:p>
          </table:table-cell>
          <table:table-cell office:value-type="string">
            <text:p>Comunicação, Mídia e Consumo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055</text:p>
          </table:table-cell>
          <table:table-cell office:value-type="string">
            <text:p>HISTÓRIA <text:s text:c="41"/></text:p>
          </table:table-cell>
          <table:table-cell office:value-type="string">
            <text:p>Comunicações do ISER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204</text:p>
          </table:table-cell>
          <table:table-cell office:value-type="string">
            <text:p>HISTÓRIA <text:s text:c="41"/></text:p>
          </table:table-cell>
          <table:table-cell office:value-type="string">
            <text:p>Conceitos (João Pess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681</text:p>
          </table:table-cell>
          <table:table-cell office:value-type="string">
            <text:p>HISTÓRIA <text:s text:c="41"/></text:p>
          </table:table-cell>
          <table:table-cell office:value-type="string">
            <text:p>Concinnitas (Rio de Janeir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943</text:p>
          </table:table-cell>
          <table:table-cell office:value-type="string">
            <text:p>HISTÓRIA <text:s text:c="41"/></text:p>
          </table:table-cell>
          <table:table-cell office:value-type="string">
            <text:p>Conexão (UC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145</text:p>
          </table:table-cell>
          <table:table-cell office:value-type="string">
            <text:p>HISTÓRIA <text:s text:c="41"/></text:p>
          </table:table-cell>
          <table:table-cell office:value-type="string">
            <text:p>Confluências (Niterói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276</text:p>
          </table:table-cell>
          <table:table-cell office:value-type="string">
            <text:p>HISTÓRIA <text:s text:c="41"/></text:p>
          </table:table-cell>
          <table:table-cell office:value-type="string">
            <text:p>Confrari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536</text:p>
          </table:table-cell>
          <table:table-cell office:value-type="string">
            <text:p>HISTÓRIA <text:s text:c="41"/></text:p>
          </table:table-cell>
          <table:table-cell office:value-type="string">
            <text:p>Conjuntura &amp; Planejament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5945</text:p>
          </table:table-cell>
          <table:table-cell office:value-type="string">
            <text:p>HISTÓRIA <text:s text:c="41"/></text:p>
          </table:table-cell>
          <table:table-cell office:value-type="string">
            <text:p>Conjuntura Economica (Rio de Janeir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364</text:p>
          </table:table-cell>
          <table:table-cell office:value-type="string">
            <text:p>HISTÓRIA <text:s text:c="41"/></text:p>
          </table:table-cell>
          <table:table-cell office:value-type="string">
            <text:p>Consciência (FACEP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231</text:p>
          </table:table-cell>
          <table:table-cell office:value-type="string">
            <text:p>HISTÓRIA <text:s text:c="41"/></text:p>
          </table:table-cell>
          <table:table-cell office:value-type="string">
            <text:p>Contemporâneos: Revista de Artes e Humanidade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573</text:p>
          </table:table-cell>
          <table:table-cell office:value-type="string">
            <text:p>HISTÓRIA <text:s text:c="41"/></text:p>
          </table:table-cell>
          <table:table-cell office:value-type="string">
            <text:p>Contexto (Montes Clar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529</text:p>
          </table:table-cell>
          <table:table-cell office:value-type="string">
            <text:p>HISTÓRIA <text:s text:c="41"/></text:p>
          </table:table-cell>
          <table:table-cell office:value-type="string">
            <text:p>Contexto Internacional (PUCRJ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183</text:p>
          </table:table-cell>
          <table:table-cell office:value-type="string">
            <text:p>HISTÓRIA <text:s text:c="41"/></text:p>
          </table:table-cell>
          <table:table-cell office:value-type="string">
            <text:p>Contextos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953X</text:p>
          </table:table-cell>
          <table:table-cell office:value-type="string">
            <text:p>HISTÓRIA <text:s text:c="41"/></text:p>
          </table:table-cell>
          <table:table-cell office:value-type="string">
            <text:p>Contra/Relatos Desde el Sur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483</text:p>
          </table:table-cell>
          <table:table-cell office:value-type="string">
            <text:p>HISTÓRIA <text:s text:c="41"/></text:p>
          </table:table-cell>
          <table:table-cell office:value-type="string">
            <text:p>Contracampo (UF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5-8965</text:p>
          </table:table-cell>
          <table:table-cell office:value-type="string">
            <text:p>HISTÓRIA <text:s text:c="41"/></text:p>
          </table:table-cell>
          <table:table-cell office:value-type="string">
            <text:p>Contrahistori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0-7523</text:p>
          </table:table-cell>
          <table:table-cell office:value-type="string">
            <text:p>HISTÓRIA <text:s text:c="41"/></text:p>
          </table:table-cell>
          <table:table-cell office:value-type="string">
            <text:p>ContraPunto (Montevide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326</text:p>
          </table:table-cell>
          <table:table-cell office:value-type="string">
            <text:p>HISTÓRIA <text:s text:c="41"/></text:p>
          </table:table-cell>
          <table:table-cell office:value-type="string">
            <text:p>Contributions to the History of Concepts (Rio de Janeir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0-809X</text:p>
          </table:table-cell>
          <table:table-cell office:value-type="string">
            <text:p>HISTÓRIA <text:s text:c="41"/></text:p>
          </table:table-cell>
          <table:table-cell office:value-type="string">
            <text:p>Controspazio (Bari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381</text:p>
          </table:table-cell>
          <table:table-cell office:value-type="string">
            <text:p>HISTÓRIA <text:s text:c="41"/></text:p>
          </table:table-cell>
          <table:table-cell office:value-type="string">
            <text:p>Convergência Lusíad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004</text:p>
          </table:table-cell>
          <table:table-cell office:value-type="string">
            <text:p>HISTÓRIA <text:s text:c="41"/></text:p>
          </table:table-cell>
          <table:table-cell office:value-type="string">
            <text:p>Crítica (UE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152X</text:p>
          </table:table-cell>
          <table:table-cell office:value-type="string">
            <text:p>HISTÓRIA <text:s text:c="41"/></text:p>
          </table:table-cell>
          <table:table-cell office:value-type="string">
            <text:p>Critica Marxista (Rom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321</text:p>
          </table:table-cell>
          <table:table-cell office:value-type="string">
            <text:p>HISTÓRIA <text:s text:c="41"/></text:p>
          </table:table-cell>
          <table:table-cell office:value-type="string">
            <text:p>Critica Marxista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655</text:p>
          </table:table-cell>
          <table:table-cell office:value-type="string">
            <text:p>HISTÓRIA <text:s text:c="41"/></text:p>
          </table:table-cell>
          <table:table-cell office:value-type="string">
            <text:p>Crítica Social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275X</text:p>
          </table:table-cell>
          <table:table-cell office:value-type="string">
            <text:p>HISTÓRIA <text:s text:c="41"/></text:p>
          </table:table-cell>
          <table:table-cell office:value-type="string">
            <text:p>Critique of Anthrop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620</text:p>
          </table:table-cell>
          <table:table-cell office:value-type="string">
            <text:p>HISTÓRIA <text:s text:c="41"/></text:p>
          </table:table-cell>
          <table:table-cell office:value-type="string">
            <text:p>Cronos (Pedro Leopold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711X</text:p>
          </table:table-cell>
          <table:table-cell office:value-type="string">
            <text:p>HISTÓRIA <text:s text:c="41"/></text:p>
          </table:table-cell>
          <table:table-cell office:value-type="string">
            <text:p>Cronos (Valenci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33-878X</text:p>
          </table:table-cell>
          <table:table-cell office:value-type="string">
            <text:p>HISTÓRIA <text:s text:c="41"/></text:p>
          </table:table-cell>
          <table:table-cell office:value-type="string">
            <text:p>Crossroads (St. Lucia, Qld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2356</text:p>
          </table:table-cell>
          <table:table-cell office:value-type="string">
            <text:p>HISTÓRIA <text:s text:c="41"/></text:p>
          </table:table-cell>
          <table:table-cell office:value-type="string">
            <text:p>Cuadernos Americano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5-1195</text:p>
          </table:table-cell>
          <table:table-cell office:value-type="string">
            <text:p>HISTÓRIA <text:s text:c="41"/></text:p>
          </table:table-cell>
          <table:table-cell office:value-type="string">
            <text:p>Cuadernos de Historia de Españ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8804</text:p>
          </table:table-cell>
          <table:table-cell office:value-type="string">
            <text:p>HISTÓRIA <text:s text:c="41"/></text:p>
          </table:table-cell>
          <table:table-cell office:value-type="string">
            <text:p>Cuadernos del Sur (Buenos Aires. 1984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076</text:p>
          </table:table-cell>
          <table:table-cell office:value-type="string">
            <text:p>HISTÓRIA <text:s text:c="41"/></text:p>
          </table:table-cell>
          <table:table-cell office:value-type="string">
            <text:p>Cult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4546</text:p>
          </table:table-cell>
          <table:table-cell office:value-type="string">
            <text:p>HISTÓRIA <text:s text:c="41"/></text:p>
          </table:table-cell>
          <table:table-cell office:value-type="string">
            <text:p>Cultura (Lisbo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9-8308</text:p>
          </table:table-cell>
          <table:table-cell office:value-type="string">
            <text:p>HISTÓRIA <text:s text:c="41"/></text:p>
          </table:table-cell>
          <table:table-cell office:value-type="string">
            <text:p>Cultura Escrita &amp; Sociedad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222X</text:p>
          </table:table-cell>
          <table:table-cell office:value-type="string">
            <text:p>HISTÓRIA <text:s text:c="41"/></text:p>
          </table:table-cell>
          <table:table-cell office:value-type="string">
            <text:p>Cultura Voz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6-5043</text:p>
          </table:table-cell>
          <table:table-cell office:value-type="string">
            <text:p>HISTÓRIA <text:s text:c="41"/></text:p>
          </table:table-cell>
          <table:table-cell office:value-type="string">
            <text:p>Cultura, Ciencia y Deporte (Guadalup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0046</text:p>
          </table:table-cell>
          <table:table-cell office:value-type="string">
            <text:p>HISTÓRIA <text:s text:c="41"/></text:p>
          </table:table-cell>
          <table:table-cell office:value-type="string">
            <text:p>Cultural and Social History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3204</text:p>
          </table:table-cell>
          <table:table-cell office:value-type="string">
            <text:p>HISTÓRIA <text:s text:c="41"/></text:p>
          </table:table-cell>
          <table:table-cell office:value-type="string">
            <text:p>Current Anthrop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432</text:p>
          </table:table-cell>
          <table:table-cell office:value-type="string">
            <text:p>HISTÓRIA <text:s text:c="41"/></text:p>
          </table:table-cell>
          <table:table-cell office:value-type="string">
            <text:p>Da Vinci (Curitib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5258</text:p>
          </table:table-cell>
          <table:table-cell office:value-type="string">
            <text:p>HISTÓRIA <text:s text:c="41"/></text:p>
          </table:table-cell>
          <table:table-cell office:value-type="string">
            <text:p>Dados (Rio de Janeiro. 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0-2175</text:p>
          </table:table-cell>
          <table:table-cell office:value-type="string">
            <text:p>HISTÓRIA <text:s text:c="41"/></text:p>
          </table:table-cell>
          <table:table-cell office:value-type="string">
            <text:p>Daedalus (Arcavacata di Rend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129</text:p>
          </table:table-cell>
          <table:table-cell office:value-type="string">
            <text:p>HISTÓRIA <text:s text:c="41"/></text:p>
          </table:table-cell>
          <table:table-cell office:value-type="string">
            <text:p>DAPesquis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894</text:p>
          </table:table-cell>
          <table:table-cell office:value-type="string">
            <text:p>HISTÓRIA <text:s text:c="41"/></text:p>
          </table:table-cell>
          <table:table-cell office:value-type="string">
            <text:p>Desigualdade &amp; Diversidade (PUC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109</text:p>
          </table:table-cell>
          <table:table-cell office:value-type="string">
            <text:p>HISTÓRIA <text:s text:c="41"/></text:p>
          </table:table-cell>
          <table:table-cell office:value-type="string">
            <text:p>Dia-logos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970</text:p>
          </table:table-cell>
          <table:table-cell office:value-type="string">
            <text:p>HISTÓRIA <text:s text:c="41"/></text:p>
          </table:table-cell>
          <table:table-cell office:value-type="string">
            <text:p>Dialogando no Turismo (UNESP. Rosa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303</text:p>
          </table:table-cell>
          <table:table-cell office:value-type="string">
            <text:p>HISTÓRIA <text:s text:c="41"/></text:p>
          </table:table-cell>
          <table:table-cell office:value-type="string">
            <text:p>Dialogia (UNINOV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640</text:p>
          </table:table-cell>
          <table:table-cell office:value-type="string">
            <text:p>HISTÓRIA <text:s text:c="41"/></text:p>
          </table:table-cell>
          <table:table-cell office:value-type="string">
            <text:p>Diálogo (Cano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584</text:p>
          </table:table-cell>
          <table:table-cell office:value-type="string">
            <text:p>HISTÓRIA <text:s text:c="41"/></text:p>
          </table:table-cell>
          <table:table-cell office:value-type="string">
            <text:p>Diálogo (UEL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601</text:p>
          </table:table-cell>
          <table:table-cell office:value-type="string">
            <text:p>HISTÓRIA <text:s text:c="41"/></text:p>
          </table:table-cell>
          <table:table-cell office:value-type="string">
            <text:p>Diálogo Jurídico (Fortaleza. 2002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545</text:p>
          </table:table-cell>
          <table:table-cell office:value-type="string">
            <text:p>HISTÓRIA <text:s text:c="41"/></text:p>
          </table:table-cell>
          <table:table-cell office:value-type="string">
            <text:p>Diálogos &amp; Saberes (Mandaguari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945</text:p>
          </table:table-cell>
          <table:table-cell office:value-type="string">
            <text:p>HISTÓRIA <text:s text:c="41"/></text:p>
          </table:table-cell>
          <table:table-cell office:value-type="string">
            <text:p>Diálogos (Maringá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488</text:p>
          </table:table-cell>
          <table:table-cell office:value-type="string">
            <text:p>HISTÓRIA <text:s text:c="41"/></text:p>
          </table:table-cell>
          <table:table-cell office:value-type="string">
            <text:p>Diálogos (UNOESTE. Xanxerê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0-0110</text:p>
          </table:table-cell>
          <table:table-cell office:value-type="string">
            <text:p>HISTÓRIA <text:s text:c="41"/></text:p>
          </table:table-cell>
          <table:table-cell office:value-type="string">
            <text:p>Diálogos Latinoamericano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603</text:p>
          </table:table-cell>
          <table:table-cell office:value-type="string">
            <text:p>HISTÓRIA <text:s text:c="41"/></text:p>
          </table:table-cell>
          <table:table-cell office:value-type="string">
            <text:p>Diálogos Possíveis (FS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55-7256</text:p>
          </table:table-cell>
          <table:table-cell office:value-type="string">
            <text:p>HISTÓRIA <text:s text:c="41"/></text:p>
          </table:table-cell>
          <table:table-cell office:value-type="string">
            <text:p>Dialogues d'Histoire Ancienn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656</text:p>
          </table:table-cell>
          <table:table-cell office:value-type="string">
            <text:p>HISTÓRIA <text:s text:c="41"/></text:p>
          </table:table-cell>
          <table:table-cell office:value-type="string">
            <text:p>Dialogus (Ribeirão Pret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5922</text:p>
          </table:table-cell>
          <table:table-cell office:value-type="string">
            <text:p>HISTÓRIA <text:s text:c="41"/></text:p>
          </table:table-cell>
          <table:table-cell office:value-type="string">
            <text:p>Dilemas: Revista de Estudos de Conflito e Controle Soci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88X</text:p>
          </table:table-cell>
          <table:table-cell office:value-type="string">
            <text:p>HISTÓRIA <text:s text:c="41"/></text:p>
          </table:table-cell>
          <table:table-cell office:value-type="string">
            <text:p>Discursos Sediciosos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383</text:p>
          </table:table-cell>
          <table:table-cell office:value-type="string">
            <text:p>HISTÓRIA <text:s text:c="41"/></text:p>
          </table:table-cell>
          <table:table-cell office:value-type="string">
            <text:p>Divulgacao em Saude para Deba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313</text:p>
          </table:table-cell>
          <table:table-cell office:value-type="string">
            <text:p>HISTÓRIA <text:s text:c="41"/></text:p>
          </table:table-cell>
          <table:table-cell office:value-type="string">
            <text:p>Dobras (Barueri, 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0-3204</text:p>
          </table:table-cell>
          <table:table-cell office:value-type="string">
            <text:p>HISTÓRIA <text:s text:c="41"/></text:p>
          </table:table-cell>
          <table:table-cell office:value-type="string">
            <text:p>DOCOMOMO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54-7866</text:p>
          </table:table-cell>
          <table:table-cell office:value-type="string">
            <text:p>HISTÓRIA <text:s text:c="41"/></text:p>
          </table:table-cell>
          <table:table-cell office:value-type="string">
            <text:p>Documenta 12 Magazi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74X</text:p>
          </table:table-cell>
          <table:table-cell office:value-type="string">
            <text:p>HISTÓRIA <text:s text:c="41"/></text:p>
          </table:table-cell>
          <table:table-cell office:value-type="string">
            <text:p>Documentos Cultur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883</text:p>
          </table:table-cell>
          <table:table-cell office:value-type="string">
            <text:p>HISTÓRIA <text:s text:c="41"/></text:p>
          </table:table-cell>
          <table:table-cell office:value-type="string">
            <text:p>Dois Pontos (UFP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766</text:p>
          </table:table-cell>
          <table:table-cell office:value-type="string">
            <text:p>HISTÓRIA <text:s text:c="41"/></text:p>
          </table:table-cell>
          <table:table-cell office:value-type="string">
            <text:p>Domínios da Imagem (U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1-9536</text:p>
          </table:table-cell>
          <table:table-cell office:value-type="string">
            <text:p>HISTÓRIA <text:s text:c="41"/></text:p>
          </table:table-cell>
          <table:table-cell office:value-type="string">
            <text:p>Dynamis (Granad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599</text:p>
          </table:table-cell>
          <table:table-cell office:value-type="string">
            <text:p>HISTÓRIA <text:s text:c="41"/></text:p>
          </table:table-cell>
          <table:table-cell office:value-type="string">
            <text:p>E-Compós (Brasíli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HISTÓRIA <text:s text:c="41"/></text:p>
          </table:table-cell>
          <table:table-cell office:value-type="string">
            <text:p>E-Hum Revista Científica do Departamento de Ciências Humanas, Letras e Artes do UNI-B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9606</text:p>
          </table:table-cell>
          <table:table-cell office:value-type="string">
            <text:p>HISTÓRIA <text:s text:c="41"/></text:p>
          </table:table-cell>
          <table:table-cell office:value-type="string">
            <text:p>E-Latina (Buenos Air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649</text:p>
          </table:table-cell>
          <table:table-cell office:value-type="string">
            <text:p>HISTÓRIA <text:s text:c="41"/></text:p>
          </table:table-cell>
          <table:table-cell office:value-type="string">
            <text:p>E-Lex Rev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438</text:p>
          </table:table-cell>
          <table:table-cell office:value-type="string">
            <text:p>HISTÓRIA <text:s text:c="41"/></text:p>
          </table:table-cell>
          <table:table-cell office:value-type="string">
            <text:p>E-Premissas : Revista de Estudos Estratégicos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588</text:p>
          </table:table-cell>
          <table:table-cell office:value-type="string">
            <text:p>HISTÓRIA <text:s text:c="41"/></text:p>
          </table:table-cell>
          <table:table-cell office:value-type="string">
            <text:p>E.T.C. Educação, Tecnologia e Cultu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49</text:p>
          </table:table-cell>
          <table:table-cell office:value-type="string">
            <text:p>HISTÓRIA <text:s text:c="41"/></text:p>
          </table:table-cell>
          <table:table-cell office:value-type="string">
            <text:p>Eccos Revista Científic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666</text:p>
          </table:table-cell>
          <table:table-cell office:value-type="string">
            <text:p>HISTÓRIA <text:s text:c="41"/></text:p>
          </table:table-cell>
          <table:table-cell office:value-type="string">
            <text:p>Economia &amp; Pesquisa (Araçatu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050</text:p>
          </table:table-cell>
          <table:table-cell office:value-type="string">
            <text:p>HISTÓRIA <text:s text:c="41"/></text:p>
          </table:table-cell>
          <table:table-cell office:value-type="string">
            <text:p>Economia Aplicad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7135</text:p>
          </table:table-cell>
          <table:table-cell office:value-type="string">
            <text:p>HISTÓRIA <text:s text:c="41"/></text:p>
          </table:table-cell>
          <table:table-cell office:value-type="string">
            <text:p>Economía Crítica y Desarroll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302</text:p>
          </table:table-cell>
          <table:table-cell office:value-type="string">
            <text:p>HISTÓRIA <text:s text:c="41"/></text:p>
          </table:table-cell>
          <table:table-cell office:value-type="string">
            <text:p>Econômica (Niterói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9621</text:p>
          </table:table-cell>
          <table:table-cell office:value-type="string">
            <text:p>HISTÓRIA <text:s text:c="41"/></text:p>
          </table:table-cell>
          <table:table-cell office:value-type="string">
            <text:p>Edad Media (Valladoli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872</text:p>
          </table:table-cell>
          <table:table-cell office:value-type="string">
            <text:p>HISTÓRIA <text:s text:c="41"/></text:p>
          </table:table-cell>
          <table:table-cell office:value-type="string">
            <text:p>Edição especial história viv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902</text:p>
          </table:table-cell>
          <table:table-cell office:value-type="string">
            <text:p>HISTÓRIA <text:s text:c="41"/></text:p>
          </table:table-cell>
          <table:table-cell office:value-type="string">
            <text:p>Educação &amp; Linguage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346</text:p>
          </table:table-cell>
          <table:table-cell office:value-type="string">
            <text:p>HISTÓRIA <text:s text:c="41"/></text:p>
          </table:table-cell>
          <table:table-cell office:value-type="string">
            <text:p>Educacao &amp; Mudanca (Faculdade de Filosofia Bernardo Sayã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330</text:p>
          </table:table-cell>
          <table:table-cell office:value-type="string">
            <text:p>HISTÓRIA <text:s text:c="41"/></text:p>
          </table:table-cell>
          <table:table-cell office:value-type="string">
            <text:p>Educação &amp; Sociedade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65X</text:p>
          </table:table-cell>
          <table:table-cell office:value-type="string">
            <text:p>HISTÓRIA <text:s text:c="41"/></text:p>
          </table:table-cell>
          <table:table-cell office:value-type="string">
            <text:p>Educação (PUCR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031</text:p>
          </table:table-cell>
          <table:table-cell office:value-type="string">
            <text:p>HISTÓRIA <text:s text:c="41"/></text:p>
          </table:table-cell>
          <table:table-cell office:value-type="string">
            <text:p>Educação (UFS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701</text:p>
          </table:table-cell>
          <table:table-cell office:value-type="string">
            <text:p>HISTÓRIA <text:s text:c="41"/></text:p>
          </table:table-cell>
          <table:table-cell office:value-type="string">
            <text:p>Educação Ambiental em 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958</text:p>
          </table:table-cell>
          <table:table-cell office:value-type="string">
            <text:p>HISTÓRIA <text:s text:c="41"/></text:p>
          </table:table-cell>
          <table:table-cell office:value-type="string">
            <text:p>Educação e Cidadan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273</text:p>
          </table:table-cell>
          <table:table-cell office:value-type="string">
            <text:p>HISTÓRIA <text:s text:c="41"/></text:p>
          </table:table-cell>
          <table:table-cell office:value-type="string">
            <text:p>Educação e Fronteiras (UFG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698</text:p>
          </table:table-cell>
          <table:table-cell office:value-type="string">
            <text:p>HISTÓRIA <text:s text:c="41"/></text:p>
          </table:table-cell>
          <table:table-cell office:value-type="string">
            <text:p>Educação em Revista (UFMG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895</text:p>
          </table:table-cell>
          <table:table-cell office:value-type="string">
            <text:p>HISTÓRIA <text:s text:c="41"/></text:p>
          </table:table-cell>
          <table:table-cell office:value-type="string">
            <text:p>Educação Gráfica (UNESP. Bauru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87X</text:p>
          </table:table-cell>
          <table:table-cell office:value-type="string">
            <text:p>HISTÓRIA <text:s text:c="41"/></text:p>
          </table:table-cell>
          <table:table-cell office:value-type="string">
            <text:p>Educação Unisin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060</text:p>
          </table:table-cell>
          <table:table-cell office:value-type="string">
            <text:p>HISTÓRIA <text:s text:c="41"/></text:p>
          </table:table-cell>
          <table:table-cell office:value-type="string">
            <text:p>Educar em Revist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9-2685</text:p>
          </table:table-cell>
          <table:table-cell office:value-type="string">
            <text:p>HISTÓRIA <text:s text:c="41"/></text:p>
          </table:table-cell>
          <table:table-cell office:value-type="string">
            <text:p>EJBO. Electronic Journal of Business and Organization Ethic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037</text:p>
          </table:table-cell>
          <table:table-cell office:value-type="string">
            <text:p>HISTÓRIA <text:s text:c="41"/></text:p>
          </table:table-cell>
          <table:table-cell office:value-type="string">
            <text:p>Em Aber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609</text:p>
          </table:table-cell>
          <table:table-cell office:value-type="string">
            <text:p>HISTÓRIA <text:s text:c="41"/></text:p>
          </table:table-cell>
          <table:table-cell office:value-type="string">
            <text:p>Em Pauta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893</text:p>
          </table:table-cell>
          <table:table-cell office:value-type="string">
            <text:p>HISTÓRIA <text:s text:c="41"/></text:p>
          </table:table-cell>
          <table:table-cell office:value-type="string">
            <text:p>Em Questão (UFRG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108</text:p>
          </table:table-cell>
          <table:table-cell office:value-type="string">
            <text:p>HISTÓRIA <text:s text:c="41"/></text:p>
          </table:table-cell>
          <table:table-cell office:value-type="string">
            <text:p>Em Tempo de Histór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7914</text:p>
          </table:table-cell>
          <table:table-cell office:value-type="string">
            <text:p>HISTÓRIA <text:s text:c="41"/></text:p>
          </table:table-cell>
          <table:table-cell office:value-type="string">
            <text:p>Emblemas (UFG. Catalã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4-3038</text:p>
          </table:table-cell>
          <table:table-cell office:value-type="string">
            <text:p>HISTÓRIA <text:s text:c="41"/></text:p>
          </table:table-cell>
          <table:table-cell office:value-type="string">
            <text:p>En la España Mediev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6622</text:p>
          </table:table-cell>
          <table:table-cell office:value-type="string">
            <text:p>HISTÓRIA <text:s text:c="41"/></text:p>
          </table:table-cell>
          <table:table-cell office:value-type="string">
            <text:p>Encontros (Olivenz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867</text:p>
          </table:table-cell>
          <table:table-cell office:value-type="string">
            <text:p>HISTÓRIA <text:s text:c="41"/></text:p>
          </table:table-cell>
          <table:table-cell office:value-type="string">
            <text:p>Encontros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497</text:p>
          </table:table-cell>
          <table:table-cell office:value-type="string">
            <text:p>HISTÓRIA <text:s text:c="41"/></text:p>
          </table:table-cell>
          <table:table-cell office:value-type="string">
            <text:p>Encontros (Santa Cruz do Rio Pard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924</text:p>
          </table:table-cell>
          <table:table-cell office:value-type="string">
            <text:p>HISTÓRIA <text:s text:c="41"/></text:p>
          </table:table-cell>
          <table:table-cell office:value-type="string">
            <text:p>Encontros Bibl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471</text:p>
          </table:table-cell>
          <table:table-cell office:value-type="string">
            <text:p>HISTÓRIA <text:s text:c="41"/></text:p>
          </table:table-cell>
          <table:table-cell office:value-type="string">
            <text:p>Encontros Teológicos (Florianópol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8-5236</text:p>
          </table:table-cell>
          <table:table-cell office:value-type="string">
            <text:p>HISTÓRIA <text:s text:c="41"/></text:p>
          </table:table-cell>
          <table:table-cell office:value-type="string">
            <text:p>Encuentros Uruguayos (En líne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150</text:p>
          </table:table-cell>
          <table:table-cell office:value-type="string">
            <text:p>HISTÓRIA <text:s text:c="41"/></text:p>
          </table:table-cell>
          <table:table-cell office:value-type="string">
            <text:p>Ensaio: Pesquisa em Educação em Ciência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854</text:p>
          </table:table-cell>
          <table:table-cell office:value-type="string">
            <text:p>HISTÓRIA <text:s text:c="41"/></text:p>
          </table:table-cell>
          <table:table-cell office:value-type="string">
            <text:p>Ensaios de História (Franc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030</text:p>
          </table:table-cell>
          <table:table-cell office:value-type="string">
            <text:p>HISTÓRIA <text:s text:c="41"/></text:p>
          </table:table-cell>
          <table:table-cell office:value-type="string">
            <text:p>Ensino e Pesquisa (União da Vitór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671</text:p>
          </table:table-cell>
          <table:table-cell office:value-type="string">
            <text:p>HISTÓRIA <text:s text:c="41"/></text:p>
          </table:table-cell>
          <table:table-cell office:value-type="string">
            <text:p>Entre Passado e Futur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010</text:p>
          </table:table-cell>
          <table:table-cell office:value-type="string">
            <text:p>HISTÓRIA <text:s text:c="41"/></text:p>
          </table:table-cell>
          <table:table-cell office:value-type="string">
            <text:p>Entrelivros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3407</text:p>
          </table:table-cell>
          <table:table-cell office:value-type="string">
            <text:p>HISTÓRIA <text:s text:c="41"/></text:p>
          </table:table-cell>
          <table:table-cell office:value-type="string">
            <text:p>Environment and Histo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3-9572</text:p>
          </table:table-cell>
          <table:table-cell office:value-type="string">
            <text:p>HISTÓRIA <text:s text:c="41"/></text:p>
          </table:table-cell>
          <table:table-cell office:value-type="string">
            <text:p>Epigraphica (Faenz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736</text:p>
          </table:table-cell>
          <table:table-cell office:value-type="string">
            <text:p>HISTÓRIA <text:s text:c="41"/></text:p>
          </table:table-cell>
          <table:table-cell office:value-type="string">
            <text:p>Episteme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823</text:p>
          </table:table-cell>
          <table:table-cell office:value-type="string">
            <text:p>HISTÓRIA <text:s text:c="41"/></text:p>
          </table:table-cell>
          <table:table-cell office:value-type="string">
            <text:p>Épistémologiques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487</text:p>
          </table:table-cell>
          <table:table-cell office:value-type="string">
            <text:p>HISTÓRIA <text:s text:c="41"/></text:p>
          </table:table-cell>
          <table:table-cell office:value-type="string">
            <text:p>Eptic (UF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22X</text:p>
          </table:table-cell>
          <table:table-cell office:value-type="string">
            <text:p>HISTÓRIA <text:s text:c="41"/></text:p>
          </table:table-cell>
          <table:table-cell office:value-type="string">
            <text:p>Esboços (UFSC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221</text:p>
          </table:table-cell>
          <table:table-cell office:value-type="string">
            <text:p>HISTÓRIA <text:s text:c="41"/></text:p>
          </table:table-cell>
          <table:table-cell office:value-type="string">
            <text:p>Escola Letra Freudia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603</text:p>
          </table:table-cell>
          <table:table-cell office:value-type="string">
            <text:p>HISTÓRIA <text:s text:c="41"/></text:p>
          </table:table-cell>
          <table:table-cell office:value-type="string">
            <text:p>Escritas (Goiân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26X</text:p>
          </table:table-cell>
          <table:table-cell office:value-type="string">
            <text:p>HISTÓRIA <text:s text:c="41"/></text:p>
          </table:table-cell>
          <table:table-cell office:value-type="string">
            <text:p>Escritos (Fundação Casa de Rui Barbo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8-1961</text:p>
          </table:table-cell>
          <table:table-cell office:value-type="string">
            <text:p>HISTÓRIA <text:s text:c="41"/></text:p>
          </table:table-cell>
          <table:table-cell office:value-type="string">
            <text:p>Escudo (Carac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524</text:p>
          </table:table-cell>
          <table:table-cell office:value-type="string">
            <text:p>HISTÓRIA <text:s text:c="41"/></text:p>
          </table:table-cell>
          <table:table-cell office:value-type="string">
            <text:p>Espaço Ameríndio (UFRG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469</text:p>
          </table:table-cell>
          <table:table-cell office:value-type="string">
            <text:p>HISTÓRIA <text:s text:c="41"/></text:p>
          </table:table-cell>
          <table:table-cell office:value-type="string">
            <text:p>Espaço Pedagógic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78X</text:p>
          </table:table-cell>
          <table:table-cell office:value-type="string">
            <text:p>HISTÓRIA <text:s text:c="41"/></text:p>
          </table:table-cell>
          <table:table-cell office:value-type="string">
            <text:p>Espaço Plural (Marechal Cândido Rondon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196</text:p>
          </table:table-cell>
          <table:table-cell office:value-type="string">
            <text:p>HISTÓRIA <text:s text:c="41"/></text:p>
          </table:table-cell>
          <table:table-cell office:value-type="string">
            <text:p>Espaço Plural (Unioes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5-0565</text:p>
          </table:table-cell>
          <table:table-cell office:value-type="string">
            <text:p>HISTÓRIA <text:s text:c="41"/></text:p>
          </table:table-cell>
          <table:table-cell office:value-type="string">
            <text:p>Espec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081</text:p>
          </table:table-cell>
          <table:table-cell office:value-type="string">
            <text:p>HISTÓRIA <text:s text:c="41"/></text:p>
          </table:table-cell>
          <table:table-cell office:value-type="string">
            <text:p>Especiaria (UE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3637</text:p>
          </table:table-cell>
          <table:table-cell office:value-type="string">
            <text:p>HISTÓRIA <text:s text:c="41"/></text:p>
          </table:table-cell>
          <table:table-cell office:value-type="string">
            <text:p>Espéculo (Madri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296</text:p>
          </table:table-cell>
          <table:table-cell office:value-type="string">
            <text:p>HISTÓRIA <text:s text:c="41"/></text:p>
          </table:table-cell>
          <table:table-cell office:value-type="string">
            <text:p>Esporte e Socie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5-9833</text:p>
          </table:table-cell>
          <table:table-cell office:value-type="string">
            <text:p>HISTÓRIA <text:s text:c="41"/></text:p>
          </table:table-cell>
          <table:table-cell office:value-type="string">
            <text:p>Estrategia Internac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0284</text:p>
          </table:table-cell>
          <table:table-cell office:value-type="string">
            <text:p>HISTÓRIA <text:s text:c="41"/></text:p>
          </table:table-cell>
          <table:table-cell office:value-type="string">
            <text:p>Estudios de Historia de España (Buenos Aire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2-7061</text:p>
          </table:table-cell>
          <table:table-cell office:value-type="string">
            <text:p>HISTÓRIA <text:s text:c="41"/></text:p>
          </table:table-cell>
          <table:table-cell office:value-type="string">
            <text:p>Estudios Interdisciplinarios de America Latina y el Carib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876</text:p>
          </table:table-cell>
          <table:table-cell office:value-type="string">
            <text:p>HISTÓRIA <text:s text:c="41"/></text:p>
          </table:table-cell>
          <table:table-cell office:value-type="string">
            <text:p>Estudos (UCG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46X</text:p>
          </table:table-cell>
          <table:table-cell office:value-type="string">
            <text:p>HISTÓRIA <text:s text:c="41"/></text:p>
          </table:table-cell>
          <table:table-cell office:value-type="string">
            <text:p>Estudos Afro-Asiáticos (UCAM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906</text:p>
          </table:table-cell>
          <table:table-cell office:value-type="string">
            <text:p>HISTÓRIA <text:s text:c="41"/></text:p>
          </table:table-cell>
          <table:table-cell office:value-type="string">
            <text:p>Estudos Anglo-Americano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14</text:p>
          </table:table-cell>
          <table:table-cell office:value-type="string">
            <text:p>HISTÓRIA <text:s text:c="41"/></text:p>
          </table:table-cell>
          <table:table-cell office:value-type="string">
            <text:p>Estudos Avançados (USP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951</text:p>
          </table:table-cell>
          <table:table-cell office:value-type="string">
            <text:p>HISTÓRIA <text:s text:c="41"/></text:p>
          </table:table-cell>
          <table:table-cell office:value-type="string">
            <text:p>Estudos Bíblic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4457</text:p>
          </table:table-cell>
          <table:table-cell office:value-type="string">
            <text:p>HISTÓRIA <text:s text:c="41"/></text:p>
          </table:table-cell>
          <table:table-cell office:value-type="string">
            <text:p>Estudos de Antropologia Cultural e Soci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01X</text:p>
          </table:table-cell>
          <table:table-cell office:value-type="string">
            <text:p>HISTÓRIA <text:s text:c="41"/></text:p>
          </table:table-cell>
          <table:table-cell office:value-type="string">
            <text:p>Estudos de Religiao (IM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00X</text:p>
          </table:table-cell>
          <table:table-cell office:value-type="string">
            <text:p>HISTÓRIA <text:s text:c="41"/></text:p>
          </table:table-cell>
          <table:table-cell office:value-type="string">
            <text:p>Estudos de Sociologia (Recif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144</text:p>
          </table:table-cell>
          <table:table-cell office:value-type="string">
            <text:p>HISTÓRIA <text:s text:c="41"/></text:p>
          </table:table-cell>
          <table:table-cell office:value-type="string">
            <text:p>Estudos de Sociologia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3530</text:p>
          </table:table-cell>
          <table:table-cell office:value-type="string">
            <text:p>HISTÓRIA <text:s text:c="41"/></text:p>
          </table:table-cell>
          <table:table-cell office:value-type="string">
            <text:p>Estudos do Século XX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161</text:p>
          </table:table-cell>
          <table:table-cell office:value-type="string">
            <text:p>HISTÓRIA <text:s text:c="41"/></text:p>
          </table:table-cell>
          <table:table-cell office:value-type="string">
            <text:p>Estudos Econômicos (USP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496</text:p>
          </table:table-cell>
          <table:table-cell office:value-type="string">
            <text:p>HISTÓRIA <text:s text:c="41"/></text:p>
          </table:table-cell>
          <table:table-cell office:value-type="string">
            <text:p>Estudos em Jornalismo e Mídia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186</text:p>
          </table:table-cell>
          <table:table-cell office:value-type="string">
            <text:p>HISTÓRIA <text:s text:c="41"/></text:p>
          </table:table-cell>
          <table:table-cell office:value-type="string">
            <text:p>Estudos Historicos (Rio de Janeir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064</text:p>
          </table:table-cell>
          <table:table-cell office:value-type="string">
            <text:p>HISTÓRIA <text:s text:c="41"/></text:p>
          </table:table-cell>
          <table:table-cell office:value-type="string">
            <text:p>Estudos Ibero-Americanos (PUCRS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538</text:p>
          </table:table-cell>
          <table:table-cell office:value-type="string">
            <text:p>HISTÓRIA <text:s text:c="41"/></text:p>
          </table:table-cell>
          <table:table-cell office:value-type="string">
            <text:p>Estudos Jurídicos (UNISINO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580</text:p>
          </table:table-cell>
          <table:table-cell office:value-type="string">
            <text:p>HISTÓRIA <text:s text:c="41"/></text:p>
          </table:table-cell>
          <table:table-cell office:value-type="string">
            <text:p>Estudos Sociedade e Agricultura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592</text:p>
          </table:table-cell>
          <table:table-cell office:value-type="string">
            <text:p>HISTÓRIA <text:s text:c="41"/></text:p>
          </table:table-cell>
          <table:table-cell office:value-type="string">
            <text:p>ETD : Educação Temática Digi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6561</text:p>
          </table:table-cell>
          <table:table-cell office:value-type="string">
            <text:p>HISTÓRIA <text:s text:c="41"/></text:p>
          </table:table-cell>
          <table:table-cell office:value-type="string">
            <text:p>Etnográfica (Lisbo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70-9050</text:p>
          </table:table-cell>
          <table:table-cell office:value-type="string">
            <text:p>HISTÓRIA <text:s text:c="41"/></text:p>
          </table:table-cell>
          <table:table-cell office:value-type="string">
            <text:p>Etudes Photographiqu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2-1495</text:p>
          </table:table-cell>
          <table:table-cell office:value-type="string">
            <text:p>HISTÓRIA <text:s text:c="41"/></text:p>
          </table:table-cell>
          <table:table-cell office:value-type="string">
            <text:p>European Sports History Revie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287</text:p>
          </table:table-cell>
          <table:table-cell office:value-type="string">
            <text:p>HISTÓRIA <text:s text:c="41"/></text:p>
          </table:table-cell>
          <table:table-cell office:value-type="string">
            <text:p>Evidência (UNOES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190</text:p>
          </table:table-cell>
          <table:table-cell office:value-type="string">
            <text:p>HISTÓRIA <text:s text:c="41"/></text:p>
          </table:table-cell>
          <table:table-cell office:value-type="string">
            <text:p>Expressa Extensão (UFPe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069</text:p>
          </table:table-cell>
          <table:table-cell office:value-type="string">
            <text:p>HISTÓRIA <text:s text:c="41"/></text:p>
          </table:table-cell>
          <table:table-cell office:value-type="string">
            <text:p>Expressão (Guaxupé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340</text:p>
          </table:table-cell>
          <table:table-cell office:value-type="string">
            <text:p>HISTÓRIA <text:s text:c="41"/></text:p>
          </table:table-cell>
          <table:table-cell office:value-type="string">
            <text:p>Expressão (Santa Ma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037</text:p>
          </table:table-cell>
          <table:table-cell office:value-type="string">
            <text:p>HISTÓRIA <text:s text:c="41"/></text:p>
          </table:table-cell>
          <table:table-cell office:value-type="string">
            <text:p>Extensão e Cultura (UF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221</text:p>
          </table:table-cell>
          <table:table-cell office:value-type="string">
            <text:p>HISTÓRIA <text:s text:c="41"/></text:p>
          </table:table-cell>
          <table:table-cell office:value-type="string">
            <text:p>Extensio (Florianópol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221</text:p>
          </table:table-cell>
          <table:table-cell office:value-type="string">
            <text:p>HISTÓRIA <text:s text:c="41"/></text:p>
          </table:table-cell>
          <table:table-cell office:value-type="string">
            <text:p>FACOM (FAA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971</text:p>
          </table:table-cell>
          <table:table-cell office:value-type="string">
            <text:p>HISTÓRIA <text:s text:c="41"/></text:p>
          </table:table-cell>
          <table:table-cell office:value-type="string">
            <text:p>Fênix (UFU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238</text:p>
          </table:table-cell>
          <table:table-cell office:value-type="string">
            <text:p>HISTÓRIA <text:s text:c="41"/></text:p>
          </table:table-cell>
          <table:table-cell office:value-type="string">
            <text:p>Filosofi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023</text:p>
          </table:table-cell>
          <table:table-cell office:value-type="string">
            <text:p>HISTÓRIA <text:s text:c="41"/></text:p>
          </table:table-cell>
          <table:table-cell office:value-type="string">
            <text:p>Filosofia Unisino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4-9400</text:p>
          </table:table-cell>
          <table:table-cell office:value-type="string">
            <text:p>HISTÓRIA <text:s text:c="41"/></text:p>
          </table:table-cell>
          <table:table-cell office:value-type="string">
            <text:p>FMR (Ed. Español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70X</text:p>
          </table:table-cell>
          <table:table-cell office:value-type="string">
            <text:p>HISTÓRIA <text:s text:c="41"/></text:p>
          </table:table-cell>
          <table:table-cell office:value-type="string">
            <text:p>Folhetim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783</text:p>
          </table:table-cell>
          <table:table-cell office:value-type="string">
            <text:p>HISTÓRIA <text:s text:c="41"/></text:p>
          </table:table-cell>
          <table:table-cell office:value-type="string">
            <text:p>Fragmentos (UF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494</text:p>
          </table:table-cell>
          <table:table-cell office:value-type="string">
            <text:p>HISTÓRIA <text:s text:c="41"/></text:p>
          </table:table-cell>
          <table:table-cell office:value-type="string">
            <text:p>Fragmentos de Cultura (Goiân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828</text:p>
          </table:table-cell>
          <table:table-cell office:value-type="string">
            <text:p>HISTÓRIA <text:s text:c="41"/></text:p>
          </table:table-cell>
          <table:table-cell office:value-type="string">
            <text:p>Fragmentos de Cultur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7-7200</text:p>
          </table:table-cell>
          <table:table-cell office:value-type="string">
            <text:p>HISTÓRIA <text:s text:c="41"/></text:p>
          </table:table-cell>
          <table:table-cell office:value-type="string">
            <text:p>Frenia (Madrid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265</text:p>
          </table:table-cell>
          <table:table-cell office:value-type="string">
            <text:p>HISTÓRIA <text:s text:c="41"/></text:p>
          </table:table-cell>
          <table:table-cell office:value-type="string">
            <text:p>Fronteiras (Campo Grand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701</text:p>
          </table:table-cell>
          <table:table-cell office:value-type="string">
            <text:p>HISTÓRIA <text:s text:c="41"/></text:p>
          </table:table-cell>
          <table:table-cell office:value-type="string">
            <text:p>Fronteiras (Florianópol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3-4676</text:p>
          </table:table-cell>
          <table:table-cell office:value-type="string">
            <text:p>HISTÓRIA <text:s text:c="41"/></text:p>
          </table:table-cell>
          <table:table-cell office:value-type="string">
            <text:p>Fronteras de la Histor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51X</text:p>
          </table:table-cell>
          <table:table-cell office:value-type="string">
            <text:p>HISTÓRIA <text:s text:c="41"/></text:p>
          </table:table-cell>
          <table:table-cell office:value-type="string">
            <text:p>FUMDHAMent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1209</text:p>
          </table:table-cell>
          <table:table-cell office:value-type="string">
            <text:p>HISTÓRIA <text:s text:c="41"/></text:p>
          </table:table-cell>
          <table:table-cell office:value-type="string">
            <text:p>Fundación (Buenos Aire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919</text:p>
          </table:table-cell>
          <table:table-cell office:value-type="string">
            <text:p>HISTÓRIA <text:s text:c="41"/></text:p>
          </table:table-cell>
          <table:table-cell office:value-type="string">
            <text:p>Gaia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699</text:p>
          </table:table-cell>
          <table:table-cell office:value-type="string">
            <text:p>HISTÓRIA <text:s text:c="41"/></text:p>
          </table:table-cell>
          <table:table-cell office:value-type="string">
            <text:p>Gênero (Niteró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964</text:p>
          </table:table-cell>
          <table:table-cell office:value-type="string">
            <text:p>HISTÓRIA <text:s text:c="41"/></text:p>
          </table:table-cell>
          <table:table-cell office:value-type="string">
            <text:p>Geosul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3-0181</text:p>
          </table:table-cell>
          <table:table-cell office:value-type="string">
            <text:p>HISTÓRIA <text:s text:c="41"/></text:p>
          </table:table-cell>
          <table:table-cell office:value-type="string">
            <text:p>Gerión (Madri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017</text:p>
          </table:table-cell>
          <table:table-cell office:value-type="string">
            <text:p>HISTÓRIA <text:s text:c="41"/></text:p>
          </table:table-cell>
          <table:table-cell office:value-type="string">
            <text:p>Gestão Pública (Belé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827</text:p>
          </table:table-cell>
          <table:table-cell office:value-type="string">
            <text:p>HISTÓRIA <text:s text:c="41"/></text:p>
          </table:table-cell>
          <table:table-cell office:value-type="string">
            <text:p>Gestão.Or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780</text:p>
          </table:table-cell>
          <table:table-cell office:value-type="string">
            <text:p>HISTÓRIA <text:s text:c="41"/></text:p>
          </table:table-cell>
          <table:table-cell office:value-type="string">
            <text:p>Getulio (FGV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015</text:p>
          </table:table-cell>
          <table:table-cell office:value-type="string">
            <text:p>HISTÓRIA <text:s text:c="41"/></text:p>
          </table:table-cell>
          <table:table-cell office:value-type="string">
            <text:p>Glauks (UFV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073</text:p>
          </table:table-cell>
          <table:table-cell office:value-type="string">
            <text:p>HISTÓRIA <text:s text:c="41"/></text:p>
          </table:table-cell>
          <table:table-cell office:value-type="string">
            <text:p>Gragoatá (UFF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268</text:p>
          </table:table-cell>
          <table:table-cell office:value-type="string">
            <text:p>HISTÓRIA <text:s text:c="41"/></text:p>
          </table:table-cell>
          <table:table-cell office:value-type="string">
            <text:p>Grifos (UNOE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561</text:p>
          </table:table-cell>
          <table:table-cell office:value-type="string">
            <text:p>HISTÓRIA <text:s text:c="41"/></text:p>
          </table:table-cell>
          <table:table-cell office:value-type="string">
            <text:p>Guanicun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84-2292</text:p>
          </table:table-cell>
          <table:table-cell office:value-type="string">
            <text:p>HISTÓRIA <text:s text:c="41"/></text:p>
          </table:table-cell>
          <table:table-cell office:value-type="string">
            <text:p>Guerres Mondiales et Conflits Contemporai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1-703X</text:p>
          </table:table-cell>
          <table:table-cell office:value-type="string">
            <text:p>HISTÓRIA <text:s text:c="41"/></text:p>
          </table:table-cell>
          <table:table-cell office:value-type="string">
            <text:p>H-industri@ (B. Air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475</text:p>
          </table:table-cell>
          <table:table-cell office:value-type="string">
            <text:p>HISTÓRIA <text:s text:c="41"/></text:p>
          </table:table-cell>
          <table:table-cell office:value-type="string">
            <text:p>Habitus (UCG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185</text:p>
          </table:table-cell>
          <table:table-cell office:value-type="string">
            <text:p>HISTÓRIA <text:s text:c="41"/></text:p>
          </table:table-cell>
          <table:table-cell office:value-type="string">
            <text:p>Heera (UFJF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541</text:p>
          </table:table-cell>
          <table:table-cell office:value-type="string">
            <text:p>HISTÓRIA <text:s text:c="41"/></text:p>
          </table:table-cell>
          <table:table-cell office:value-type="string">
            <text:p>Hélade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6121</text:p>
          </table:table-cell>
          <table:table-cell office:value-type="string">
            <text:p>HISTÓRIA <text:s text:c="41"/></text:p>
          </table:table-cell>
          <table:table-cell office:value-type="string">
            <text:p>Herramienta (Buenos Aire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5498</text:p>
          </table:table-cell>
          <table:table-cell office:value-type="string">
            <text:p>HISTÓRIA <text:s text:c="41"/></text:p>
          </table:table-cell>
          <table:table-cell office:value-type="string">
            <text:p>Hipertext.net (Barcelo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7319</text:p>
          </table:table-cell>
          <table:table-cell office:value-type="string">
            <text:p>HISTÓRIA <text:s text:c="41"/></text:p>
          </table:table-cell>
          <table:table-cell office:value-type="string">
            <text:p>Hispania Nov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8-2737</text:p>
          </table:table-cell>
          <table:table-cell office:value-type="string">
            <text:p>HISTÓRIA <text:s text:c="41"/></text:p>
          </table:table-cell>
          <table:table-cell office:value-type="string">
            <text:p>Hispanic Research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52-5702</text:p>
          </table:table-cell>
          <table:table-cell office:value-type="string">
            <text:p>HISTÓRIA <text:s text:c="41"/></text:p>
          </table:table-cell>
          <table:table-cell office:value-type="string">
            <text:p>Histoire, Économie et Société (Pari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488</text:p>
          </table:table-cell>
          <table:table-cell office:value-type="string">
            <text:p>HISTÓRIA <text:s text:c="41"/></text:p>
          </table:table-cell>
          <table:table-cell office:value-type="string">
            <text:p>História &amp; Ensino (U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9X</text:p>
          </table:table-cell>
          <table:table-cell office:value-type="string">
            <text:p>HISTÓRIA <text:s text:c="41"/></text:p>
          </table:table-cell>
          <table:table-cell office:value-type="string">
            <text:p>Historia &amp; Perspectivas (UFU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2435</text:p>
          </table:table-cell>
          <table:table-cell office:value-type="string">
            <text:p>HISTÓRIA <text:s text:c="41"/></text:p>
          </table:table-cell>
          <table:table-cell office:value-type="string">
            <text:p>Historia (Santiago. 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074</text:p>
          </table:table-cell>
          <table:table-cell office:value-type="string">
            <text:p>HISTÓRIA <text:s text:c="41"/></text:p>
          </table:table-cell>
          <table:table-cell office:value-type="string">
            <text:p>História (UNESP. Impresso) (Cessou em 2004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6-2060</text:p>
          </table:table-cell>
          <table:table-cell office:value-type="string">
            <text:p>HISTÓRIA <text:s text:c="41"/></text:p>
          </table:table-cell>
          <table:table-cell office:value-type="string">
            <text:p>Historia Actual On-Lin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09X</text:p>
          </table:table-cell>
          <table:table-cell office:value-type="string">
            <text:p>HISTÓRIA <text:s text:c="41"/></text:p>
          </table:table-cell>
          <table:table-cell office:value-type="string">
            <text:p>História Ago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6-4729</text:p>
          </table:table-cell>
          <table:table-cell office:value-type="string">
            <text:p>HISTÓRIA <text:s text:c="41"/></text:p>
          </table:table-cell>
          <table:table-cell office:value-type="string">
            <text:p>Historia Constitucional (Ovied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518</text:p>
          </table:table-cell>
          <table:table-cell office:value-type="string">
            <text:p>HISTÓRIA <text:s text:c="41"/></text:p>
          </table:table-cell>
          <table:table-cell office:value-type="string">
            <text:p>História da Educação (UFPe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9928</text:p>
          </table:table-cell>
          <table:table-cell office:value-type="string">
            <text:p>HISTÓRIA <text:s text:c="41"/></text:p>
          </table:table-cell>
          <table:table-cell office:value-type="string">
            <text:p>História da Historiograf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318</text:p>
          </table:table-cell>
          <table:table-cell office:value-type="string">
            <text:p>HISTÓRIA <text:s text:c="41"/></text:p>
          </table:table-cell>
          <table:table-cell office:value-type="string">
            <text:p>História e Econom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783</text:p>
          </table:table-cell>
          <table:table-cell office:value-type="string">
            <text:p>HISTÓRIA <text:s text:c="41"/></text:p>
          </table:table-cell>
          <table:table-cell office:value-type="string">
            <text:p>História e-Histó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314</text:p>
          </table:table-cell>
          <table:table-cell office:value-type="string">
            <text:p>HISTÓRIA <text:s text:c="41"/></text:p>
          </table:table-cell>
          <table:table-cell office:value-type="string">
            <text:p>História Econômica &amp; História de Empresa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095</text:p>
          </table:table-cell>
          <table:table-cell office:value-type="string">
            <text:p>HISTÓRIA <text:s text:c="41"/></text:p>
          </table:table-cell>
          <table:table-cell office:value-type="string">
            <text:p>História em Revista (UFP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5-0172</text:p>
          </table:table-cell>
          <table:table-cell office:value-type="string">
            <text:p>HISTÓRIA <text:s text:c="41"/></text:p>
          </table:table-cell>
          <table:table-cell office:value-type="string">
            <text:p>Historia Mexican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658</text:p>
          </table:table-cell>
          <table:table-cell office:value-type="string">
            <text:p>HISTÓRIA <text:s text:c="41"/></text:p>
          </table:table-cell>
          <table:table-cell office:value-type="string">
            <text:p>História Oral (Rio de Janeir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312</text:p>
          </table:table-cell>
          <table:table-cell office:value-type="string">
            <text:p>HISTÓRIA <text:s text:c="41"/></text:p>
          </table:table-cell>
          <table:table-cell office:value-type="string">
            <text:p>História Revista (UFG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85-4821</text:p>
          </table:table-cell>
          <table:table-cell office:value-type="string">
            <text:p>HISTÓRIA <text:s text:c="41"/></text:p>
          </table:table-cell>
          <table:table-cell office:value-type="string">
            <text:p>Historia Scientiarum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4-2570</text:p>
          </table:table-cell>
          <table:table-cell office:value-type="string">
            <text:p>HISTÓRIA <text:s text:c="41"/></text:p>
          </table:table-cell>
          <table:table-cell office:value-type="string">
            <text:p>Historia Soci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046</text:p>
          </table:table-cell>
          <table:table-cell office:value-type="string">
            <text:p>HISTÓRIA <text:s text:c="41"/></text:p>
          </table:table-cell>
          <table:table-cell office:value-type="string">
            <text:p>História Social (UNI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861</text:p>
          </table:table-cell>
          <table:table-cell office:value-type="string">
            <text:p>HISTÓRIA <text:s text:c="41"/></text:p>
          </table:table-cell>
          <table:table-cell office:value-type="string">
            <text:p>História Unisino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56X</text:p>
          </table:table-cell>
          <table:table-cell office:value-type="string">
            <text:p>HISTÓRIA <text:s text:c="41"/></text:p>
          </table:table-cell>
          <table:table-cell office:value-type="string">
            <text:p>História Viv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4661</text:p>
          </table:table-cell>
          <table:table-cell office:value-type="string">
            <text:p>HISTÓRIA <text:s text:c="41"/></text:p>
          </table:table-cell>
          <table:table-cell office:value-type="string">
            <text:p>Historia y Espaci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0927</text:p>
          </table:table-cell>
          <table:table-cell office:value-type="string">
            <text:p>HISTÓRIA <text:s text:c="41"/></text:p>
          </table:table-cell>
          <table:table-cell office:value-type="string">
            <text:p>Historía y Grafí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8417</text:p>
          </table:table-cell>
          <table:table-cell office:value-type="string">
            <text:p>HISTÓRIA <text:s text:c="41"/></text:p>
          </table:table-cell>
          <table:table-cell office:value-type="string">
            <text:p>HIstória y Sociedad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6-1700</text:p>
          </table:table-cell>
          <table:table-cell office:value-type="string">
            <text:p>HISTÓRIA <text:s text:c="41"/></text:p>
          </table:table-cell>
          <table:table-cell office:value-type="string">
            <text:p>Historia, Antropología y Fuentes Oral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70</text:p>
          </table:table-cell>
          <table:table-cell office:value-type="string">
            <text:p>HISTÓRIA <text:s text:c="41"/></text:p>
          </table:table-cell>
          <table:table-cell office:value-type="string">
            <text:p>História, Ciências, Saúde-Manguinhos (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758</text:p>
          </table:table-cell>
          <table:table-cell office:value-type="string">
            <text:p>HISTÓRIA <text:s text:c="41"/></text:p>
          </table:table-cell>
          <table:table-cell office:value-type="string">
            <text:p>História, Ciências, Saúde-Manguinhos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895</text:p>
          </table:table-cell>
          <table:table-cell office:value-type="string">
            <text:p>HISTÓRIA <text:s text:c="41"/></text:p>
          </table:table-cell>
          <table:table-cell office:value-type="string">
            <text:p>História, Imagem e Narrativ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1250</text:p>
          </table:table-cell>
          <table:table-cell office:value-type="string">
            <text:p>HISTÓRIA <text:s text:c="41"/></text:p>
          </table:table-cell>
          <table:table-cell office:value-type="string">
            <text:p>História, Memória e Justiç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932</text:p>
          </table:table-cell>
          <table:table-cell office:value-type="string">
            <text:p>HISTÓRIA <text:s text:c="41"/></text:p>
          </table:table-cell>
          <table:table-cell office:value-type="string">
            <text:p>História. Questões e Debat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856</text:p>
          </table:table-cell>
          <table:table-cell office:value-type="string">
            <text:p>HISTÓRIA <text:s text:c="41"/></text:p>
          </table:table-cell>
          <table:table-cell office:value-type="string">
            <text:p>História: Debates e Tendências (Passo Fund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456</text:p>
          </table:table-cell>
          <table:table-cell office:value-type="string">
            <text:p>HISTÓRIA <text:s text:c="41"/></text:p>
          </table:table-cell>
          <table:table-cell office:value-type="string">
            <text:p>Histórica (São Paulo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284</text:p>
          </table:table-cell>
          <table:table-cell office:value-type="string">
            <text:p>HISTÓRIA <text:s text:c="41"/></text:p>
          </table:table-cell>
          <table:table-cell office:value-type="string">
            <text:p>Histórica (São Paulo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3-3554</text:p>
          </table:table-cell>
          <table:table-cell office:value-type="string">
            <text:p>HISTÓRIA <text:s text:c="41"/></text:p>
          </table:table-cell>
          <table:table-cell office:value-type="string">
            <text:p>History Workshop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615</text:p>
          </table:table-cell>
          <table:table-cell office:value-type="string">
            <text:p>HISTÓRIA <text:s text:c="41"/></text:p>
          </table:table-cell>
          <table:table-cell office:value-type="string">
            <text:p>Horizonte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064</text:p>
          </table:table-cell>
          <table:table-cell office:value-type="string">
            <text:p>HISTÓRIA <text:s text:c="41"/></text:p>
          </table:table-cell>
          <table:table-cell office:value-type="string">
            <text:p>Horizonte Científico (Uberlând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183</text:p>
          </table:table-cell>
          <table:table-cell office:value-type="string">
            <text:p>HISTÓRIA <text:s text:c="41"/></text:p>
          </table:table-cell>
          <table:table-cell office:value-type="string">
            <text:p>Horizontes Antropológicos (UFRGS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985</text:p>
          </table:table-cell>
          <table:table-cell office:value-type="string">
            <text:p>HISTÓRIA <text:s text:c="41"/></text:p>
          </table:table-cell>
          <table:table-cell office:value-type="string">
            <text:p>Humanas (Londrin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718</text:p>
          </table:table-cell>
          <table:table-cell office:value-type="string">
            <text:p>HISTÓRIA <text:s text:c="41"/></text:p>
          </table:table-cell>
          <table:table-cell office:value-type="string">
            <text:p>Humanas (UFRG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479</text:p>
          </table:table-cell>
          <table:table-cell office:value-type="string">
            <text:p>HISTÓRIA <text:s text:c="41"/></text:p>
          </table:table-cell>
          <table:table-cell office:value-type="string">
            <text:p>Humanidades (Brasíli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585</text:p>
          </table:table-cell>
          <table:table-cell office:value-type="string">
            <text:p>HISTÓRIA <text:s text:c="41"/></text:p>
          </table:table-cell>
          <table:table-cell office:value-type="string">
            <text:p>Humanitas (UFP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7615</text:p>
          </table:table-cell>
          <table:table-cell office:value-type="string">
            <text:p>HISTÓRIA <text:s text:c="41"/></text:p>
          </table:table-cell>
          <table:table-cell office:value-type="string">
            <text:p>Humboldt (Spanische Ausg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1569</text:p>
          </table:table-cell>
          <table:table-cell office:value-type="string">
            <text:p>HISTÓRIA <text:s text:c="41"/></text:p>
          </table:table-cell>
          <table:table-cell office:value-type="string">
            <text:p>Hvmanitas (Coimbr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726</text:p>
          </table:table-cell>
          <table:table-cell office:value-type="string">
            <text:p>HISTÓRIA <text:s text:c="41"/></text:p>
          </table:table-cell>
          <table:table-cell office:value-type="string">
            <text:p>Hygeia : Revista Brasileira de Geografia Médica e da Saúde (Uberlând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837</text:p>
          </table:table-cell>
          <table:table-cell office:value-type="string">
            <text:p>HISTÓRIA <text:s text:c="41"/></text:p>
          </table:table-cell>
          <table:table-cell office:value-type="string">
            <text:p>Ibérica (Juiz de For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7-3388</text:p>
          </table:table-cell>
          <table:table-cell office:value-type="string">
            <text:p>HISTÓRIA <text:s text:c="41"/></text:p>
          </table:table-cell>
          <table:table-cell office:value-type="string">
            <text:p>Iberoamericana (Madri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911</text:p>
          </table:table-cell>
          <table:table-cell office:value-type="string">
            <text:p>HISTÓRIA <text:s text:c="41"/></text:p>
          </table:table-cell>
          <table:table-cell office:value-type="string">
            <text:p>Ideação (Unioest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558</text:p>
          </table:table-cell>
          <table:table-cell office:value-type="string">
            <text:p>HISTÓRIA <text:s text:c="41"/></text:p>
          </table:table-cell>
          <table:table-cell office:value-type="string">
            <text:p>Idéias &amp; Argument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957</text:p>
          </table:table-cell>
          <table:table-cell office:value-type="string">
            <text:p>HISTÓRIA <text:s text:c="41"/></text:p>
          </table:table-cell>
          <table:table-cell office:value-type="string">
            <text:p>Idéias &amp; Fatos (FINTE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876</text:p>
          </table:table-cell>
          <table:table-cell office:value-type="string">
            <text:p>HISTÓRIA <text:s text:c="41"/></text:p>
          </table:table-cell>
          <table:table-cell office:value-type="string">
            <text:p>Ideias (UNICAM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386</text:p>
          </table:table-cell>
          <table:table-cell office:value-type="string">
            <text:p>HISTÓRIA <text:s text:c="41"/></text:p>
          </table:table-cell>
          <table:table-cell office:value-type="string">
            <text:p>Idéias Universitárias (UE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570</text:p>
          </table:table-cell>
          <table:table-cell office:value-type="string">
            <text:p>HISTÓRIA <text:s text:c="41"/></text:p>
          </table:table-cell>
          <table:table-cell office:value-type="string">
            <text:p>Identidade!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769</text:p>
          </table:table-cell>
          <table:table-cell office:value-type="string">
            <text:p>HISTÓRIA <text:s text:c="41"/></text:p>
          </table:table-cell>
          <table:table-cell office:value-type="string">
            <text:p>IHU On-Line (UNISINO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793</text:p>
          </table:table-cell>
          <table:table-cell office:value-type="string">
            <text:p>HISTÓRIA <text:s text:c="41"/></text:p>
          </table:table-cell>
          <table:table-cell office:value-type="string">
            <text:p>IHU On-Line (UNISINOS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3-3741</text:p>
          </table:table-cell>
          <table:table-cell office:value-type="string">
            <text:p>HISTÓRIA <text:s text:c="41"/></text:p>
          </table:table-cell>
          <table:table-cell office:value-type="string">
            <text:p>Il Calendario del Popol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80-678X</text:p>
          </table:table-cell>
          <table:table-cell office:value-type="string">
            <text:p>HISTÓRIA <text:s text:c="41"/></text:p>
          </table:table-cell>
          <table:table-cell office:value-type="string">
            <text:p>Image &amp; Narrativ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283</text:p>
          </table:table-cell>
          <table:table-cell office:value-type="string">
            <text:p>HISTÓRIA <text:s text:c="41"/></text:p>
          </table:table-cell>
          <table:table-cell office:value-type="string">
            <text:p>Imagem Brasilei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725</text:p>
          </table:table-cell>
          <table:table-cell office:value-type="string">
            <text:p>HISTÓRIA <text:s text:c="41"/></text:p>
          </table:table-cell>
          <table:table-cell office:value-type="string">
            <text:p>Imagem.N (UCB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128</text:p>
          </table:table-cell>
          <table:table-cell office:value-type="string">
            <text:p>HISTÓRIA <text:s text:c="41"/></text:p>
          </table:table-cell>
          <table:table-cell office:value-type="string">
            <text:p>Imagens da Transform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66X</text:p>
          </table:table-cell>
          <table:table-cell office:value-type="string">
            <text:p>HISTÓRIA <text:s text:c="41"/></text:p>
          </table:table-cell>
          <table:table-cell office:value-type="string">
            <text:p>Imaginário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676</text:p>
          </table:table-cell>
          <table:table-cell office:value-type="string">
            <text:p>HISTÓRIA <text:s text:c="41"/></text:p>
          </table:table-cell>
          <table:table-cell office:value-type="string">
            <text:p>Impulso (Piracica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418</text:p>
          </table:table-cell>
          <table:table-cell office:value-type="string">
            <text:p>HISTÓRIA <text:s text:c="41"/></text:p>
          </table:table-cell>
          <table:table-cell office:value-type="string">
            <text:p>In Revista (UNAER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46X</text:p>
          </table:table-cell>
          <table:table-cell office:value-type="string">
            <text:p>HISTÓRIA <text:s text:c="41"/></text:p>
          </table:table-cell>
          <table:table-cell office:value-type="string">
            <text:p>Informação Dirigi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258</text:p>
          </table:table-cell>
          <table:table-cell office:value-type="string">
            <text:p>HISTÓRIA <text:s text:c="41"/></text:p>
          </table:table-cell>
          <table:table-cell office:value-type="string">
            <text:p>Informe Econômico (UFP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243</text:p>
          </table:table-cell>
          <table:table-cell office:value-type="string">
            <text:p>HISTÓRIA <text:s text:c="41"/></text:p>
          </table:table-cell>
          <table:table-cell office:value-type="string">
            <text:p>Iniciação Científica - CESUM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767</text:p>
          </table:table-cell>
          <table:table-cell office:value-type="string">
            <text:p>HISTÓRIA <text:s text:c="41"/></text:p>
          </table:table-cell>
          <table:table-cell office:value-type="string">
            <text:p>Inimigo Rumor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940</text:p>
          </table:table-cell>
          <table:table-cell office:value-type="string">
            <text:p>HISTÓRIA <text:s text:c="41"/></text:p>
          </table:table-cell>
          <table:table-cell office:value-type="string">
            <text:p>Insight Inteligência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860</text:p>
          </table:table-cell>
          <table:table-cell office:value-type="string">
            <text:p>HISTÓRIA <text:s text:c="41"/></text:p>
          </table:table-cell>
          <table:table-cell office:value-type="string">
            <text:p>Inteligência Empresarial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1-5324</text:p>
          </table:table-cell>
          <table:table-cell office:value-type="string">
            <text:p>HISTÓRIA <text:s text:c="41"/></text:p>
          </table:table-cell>
          <table:table-cell office:value-type="string">
            <text:p>Intellectual New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640</text:p>
          </table:table-cell>
          <table:table-cell office:value-type="string">
            <text:p>HISTÓRIA <text:s text:c="41"/></text:p>
          </table:table-cell>
          <table:table-cell office:value-type="string">
            <text:p>Intellèctus (UERJ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831</text:p>
          </table:table-cell>
          <table:table-cell office:value-type="string">
            <text:p>HISTÓRIA <text:s text:c="41"/></text:p>
          </table:table-cell>
          <table:table-cell office:value-type="string">
            <text:p>Inter Relações (São Paulo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136</text:p>
          </table:table-cell>
          <table:table-cell office:value-type="string">
            <text:p>HISTÓRIA <text:s text:c="41"/></text:p>
          </table:table-cell>
          <table:table-cell office:value-type="string">
            <text:p>Inter-ação (UFG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416</text:p>
          </table:table-cell>
          <table:table-cell office:value-type="string">
            <text:p>HISTÓRIA <text:s text:c="41"/></text:p>
          </table:table-cell>
          <table:table-cell office:value-type="string">
            <text:p>Inter-ação (UFG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012</text:p>
          </table:table-cell>
          <table:table-cell office:value-type="string">
            <text:p>HISTÓRIA <text:s text:c="41"/></text:p>
          </table:table-cell>
          <table:table-cell office:value-type="string">
            <text:p>Interações (UCDB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479</text:p>
          </table:table-cell>
          <table:table-cell office:value-type="string">
            <text:p>HISTÓRIA <text:s text:c="41"/></text:p>
          </table:table-cell>
          <table:table-cell office:value-type="string">
            <text:p>Interações : Cultura e Comunidade (Faculdade Católica de Uberlândi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497</text:p>
          </table:table-cell>
          <table:table-cell office:value-type="string">
            <text:p>HISTÓRIA <text:s text:c="41"/></text:p>
          </table:table-cell>
          <table:table-cell office:value-type="string">
            <text:p>Interesse Nac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283</text:p>
          </table:table-cell>
          <table:table-cell office:value-type="string">
            <text:p>HISTÓRIA <text:s text:c="41"/></text:p>
          </table:table-cell>
          <table:table-cell office:value-type="string">
            <text:p>Interface (Botucatu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894</text:p>
          </table:table-cell>
          <table:table-cell office:value-type="string">
            <text:p>HISTÓRIA <text:s text:c="41"/></text:p>
          </table:table-cell>
          <table:table-cell office:value-type="string">
            <text:p>InterfacEHS (Ed. portuguê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994</text:p>
          </table:table-cell>
          <table:table-cell office:value-type="string">
            <text:p>HISTÓRIA <text:s text:c="41"/></text:p>
          </table:table-cell>
          <table:table-cell office:value-type="string">
            <text:p>Interfaces Brasil/Canadá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893</text:p>
          </table:table-cell>
          <table:table-cell office:value-type="string">
            <text:p>HISTÓRIA <text:s text:c="41"/></text:p>
          </table:table-cell>
          <table:table-cell office:value-type="string">
            <text:p>Interfaces de Saberes (João Pessoa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0-7391</text:p>
          </table:table-cell>
          <table:table-cell office:value-type="string">
            <text:p>HISTÓRIA <text:s text:c="41"/></text:p>
          </table:table-cell>
          <table:table-cell office:value-type="string">
            <text:p>International Journal of Cultural Proper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7697</text:p>
          </table:table-cell>
          <table:table-cell office:value-type="string">
            <text:p>HISTÓRIA <text:s text:c="41"/></text:p>
          </table:table-cell>
          <table:table-cell office:value-type="string">
            <text:p>International Journal of Historical Archae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971X</text:p>
          </table:table-cell>
          <table:table-cell office:value-type="string">
            <text:p>HISTÓRIA <text:s text:c="41"/></text:p>
          </table:table-cell>
          <table:table-cell office:value-type="string">
            <text:p>International Journal of Iberian Stud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1317</text:p>
          </table:table-cell>
          <table:table-cell office:value-type="string">
            <text:p>HISTÓRIA <text:s text:c="41"/></text:p>
          </table:table-cell>
          <table:table-cell office:value-type="string">
            <text:p>International Journal of Urban and Regional Research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8590</text:p>
          </table:table-cell>
          <table:table-cell office:value-type="string">
            <text:p>HISTÓRIA <text:s text:c="41"/></text:p>
          </table:table-cell>
          <table:table-cell office:value-type="string">
            <text:p>International Review of Social Histo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9317</text:p>
          </table:table-cell>
          <table:table-cell office:value-type="string">
            <text:p>HISTÓRIA <text:s text:c="41"/></text:p>
          </table:table-cell>
          <table:table-cell office:value-type="string">
            <text:p>Internationale Spectato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0-6550</text:p>
          </table:table-cell>
          <table:table-cell office:value-type="string">
            <text:p>HISTÓRIA <text:s text:c="41"/></text:p>
          </table:table-cell>
          <table:table-cell office:value-type="string">
            <text:p>Interpretaciones. Revista de Historiografía y Ciencias Sociales de la Argenti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088</text:p>
          </table:table-cell>
          <table:table-cell office:value-type="string">
            <text:p>HISTÓRIA <text:s text:c="41"/></text:p>
          </table:table-cell>
          <table:table-cell office:value-type="string">
            <text:p>Interseções (UE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384</text:p>
          </table:table-cell>
          <table:table-cell office:value-type="string">
            <text:p>HISTÓRIA <text:s text:c="41"/></text:p>
          </table:table-cell>
          <table:table-cell office:value-type="string">
            <text:p>INTERthesis (Florianópol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0-9073</text:p>
          </table:table-cell>
          <table:table-cell office:value-type="string">
            <text:p>HISTÓRIA <text:s text:c="41"/></text:p>
          </table:table-cell>
          <table:table-cell office:value-type="string">
            <text:p>Investigaciones Social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836</text:p>
          </table:table-cell>
          <table:table-cell office:value-type="string">
            <text:p>HISTÓRIA <text:s text:c="41"/></text:p>
          </table:table-cell>
          <table:table-cell office:value-type="string">
            <text:p>Ipotesi (Juiz de Fora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369</text:p>
          </table:table-cell>
          <table:table-cell office:value-type="string">
            <text:p>HISTÓRIA <text:s text:c="41"/></text:p>
          </table:table-cell>
          <table:table-cell office:value-type="string">
            <text:p>Irohín (Brasíl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6-8846</text:p>
          </table:table-cell>
          <table:table-cell office:value-type="string">
            <text:p>HISTÓRIA <text:s text:c="41"/></text:p>
          </table:table-cell>
          <table:table-cell office:value-type="string">
            <text:p>Italian American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342</text:p>
          </table:table-cell>
          <table:table-cell office:value-type="string">
            <text:p>HISTÓRIA <text:s text:c="41"/></text:p>
          </table:table-cell>
          <table:table-cell office:value-type="string">
            <text:p>Itinerarius Reflectioni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009</text:p>
          </table:table-cell>
          <table:table-cell office:value-type="string">
            <text:p>HISTÓRIA <text:s text:c="41"/></text:p>
          </table:table-cell>
          <table:table-cell office:value-type="string">
            <text:p>Itinerarius Reflectionis (UFG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51X</text:p>
          </table:table-cell>
          <table:table-cell office:value-type="string">
            <text:p>HISTÓRIA <text:s text:c="41"/></text:p>
          </table:table-cell>
          <table:table-cell office:value-type="string">
            <text:p>Jahrbuch - Institut Martius-Stade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1042</text:p>
          </table:table-cell>
          <table:table-cell office:value-type="string">
            <text:p>HISTÓRIA <text:s text:c="41"/></text:p>
          </table:table-cell>
          <table:table-cell office:value-type="string">
            <text:p>Japanese Journal of Religious Studi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4-2049</text:p>
          </table:table-cell>
          <table:table-cell office:value-type="string">
            <text:p>HISTÓRIA <text:s text:c="41"/></text:p>
          </table:table-cell>
          <table:table-cell office:value-type="string">
            <text:p>JCOM, Journal of Science Communica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3X</text:p>
          </table:table-cell>
          <table:table-cell office:value-type="string">
            <text:p>HISTÓRIA <text:s text:c="41"/></text:p>
          </table:table-cell>
          <table:table-cell office:value-type="string">
            <text:p>Jornada de História Antig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386</text:p>
          </table:table-cell>
          <table:table-cell office:value-type="string">
            <text:p>HISTÓRIA <text:s text:c="41"/></text:p>
          </table:table-cell>
          <table:table-cell office:value-type="string">
            <text:p>Jornal Brasileiro de História da Medici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55X</text:p>
          </table:table-cell>
          <table:table-cell office:value-type="string">
            <text:p>HISTÓRIA <text:s text:c="41"/></text:p>
          </table:table-cell>
          <table:table-cell office:value-type="string">
            <text:p>Jornal da Ciênc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157</text:p>
          </table:table-cell>
          <table:table-cell office:value-type="string">
            <text:p>HISTÓRIA <text:s text:c="41"/></text:p>
          </table:table-cell>
          <table:table-cell office:value-type="string">
            <text:p>Jornal da Musculação &amp; Fitnes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5-4403</text:p>
          </table:table-cell>
          <table:table-cell office:value-type="string">
            <text:p>HISTÓRIA <text:s text:c="41"/></text:p>
          </table:table-cell>
          <table:table-cell office:value-type="string">
            <text:p>Journal of Archaeological 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6-3476</text:p>
          </table:table-cell>
          <table:table-cell office:value-type="string">
            <text:p>HISTÓRIA <text:s text:c="41"/></text:p>
          </table:table-cell>
          <table:table-cell office:value-type="string">
            <text:p>Journal of Mediterranean Stud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9-6053</text:p>
          </table:table-cell>
          <table:table-cell office:value-type="string">
            <text:p>HISTÓRIA <text:s text:c="41"/></text:p>
          </table:table-cell>
          <table:table-cell office:value-type="string">
            <text:p>Journal of Social Archae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529</text:p>
          </table:table-cell>
          <table:table-cell office:value-type="string">
            <text:p>HISTÓRIA <text:s text:c="41"/></text:p>
          </table:table-cell>
          <table:table-cell office:value-type="string">
            <text:p>Journal of Social Histo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2724</text:p>
          </table:table-cell>
          <table:table-cell office:value-type="string">
            <text:p>HISTÓRIA <text:s text:c="41"/></text:p>
          </table:table-cell>
          <table:table-cell office:value-type="string">
            <text:p>Journal of Technology Management &amp; Innov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862</text:p>
          </table:table-cell>
          <table:table-cell office:value-type="string">
            <text:p>HISTÓRIA <text:s text:c="41"/></text:p>
          </table:table-cell>
          <table:table-cell office:value-type="string">
            <text:p>Jus Navigandi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834</text:p>
          </table:table-cell>
          <table:table-cell office:value-type="string">
            <text:p>HISTÓRIA <text:s text:c="41"/></text:p>
          </table:table-cell>
          <table:table-cell office:value-type="string">
            <text:p>Justiça &amp; Histór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038</text:p>
          </table:table-cell>
          <table:table-cell office:value-type="string">
            <text:p>HISTÓRIA <text:s text:c="41"/></text:p>
          </table:table-cell>
          <table:table-cell office:value-type="string">
            <text:p>Justiça do Direito (UPF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564</text:p>
          </table:table-cell>
          <table:table-cell office:value-type="string">
            <text:p>HISTÓRIA <text:s text:c="41"/></text:p>
          </table:table-cell>
          <table:table-cell office:value-type="string">
            <text:p>Juventude.br (Centro de Estudos e Memória da Juventud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944</text:p>
          </table:table-cell>
          <table:table-cell office:value-type="string">
            <text:p>HISTÓRIA <text:s text:c="41"/></text:p>
          </table:table-cell>
          <table:table-cell office:value-type="string">
            <text:p>Klepsidra / Revista Virtual de Histó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12X</text:p>
          </table:table-cell>
          <table:table-cell office:value-type="string">
            <text:p>HISTÓRIA <text:s text:c="41"/></text:p>
          </table:table-cell>
          <table:table-cell office:value-type="string">
            <text:p>Kriterion (UFMG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3-0778</text:p>
          </table:table-cell>
          <table:table-cell office:value-type="string">
            <text:p>HISTÓRIA <text:s text:c="41"/></text:p>
          </table:table-cell>
          <table:table-cell office:value-type="string">
            <text:p>La Manzana de la Discord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321</text:p>
          </table:table-cell>
          <table:table-cell office:value-type="string">
            <text:p>HISTÓRIA <text:s text:c="41"/></text:p>
          </table:table-cell>
          <table:table-cell office:value-type="string">
            <text:p>La Salle (Cano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674</text:p>
          </table:table-cell>
          <table:table-cell office:value-type="string">
            <text:p>HISTÓRIA <text:s text:c="41"/></text:p>
          </table:table-cell>
          <table:table-cell office:value-type="string">
            <text:p>Labirinto (UNI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7-6715</text:p>
          </table:table-cell>
          <table:table-cell office:value-type="string">
            <text:p>HISTÓRIA <text:s text:c="41"/></text:p>
          </table:table-cell>
          <table:table-cell office:value-type="string">
            <text:p>Labor (Durham, N.C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11-4842</text:p>
          </table:table-cell>
          <table:table-cell office:value-type="string">
            <text:p>HISTÓRIA <text:s text:c="41"/></text:p>
          </table:table-cell>
          <table:table-cell office:value-type="string">
            <text:p>Labour (St. John's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651</text:p>
          </table:table-cell>
          <table:table-cell office:value-type="string">
            <text:p>HISTÓRIA <text:s text:c="41"/></text:p>
          </table:table-cell>
          <table:table-cell office:value-type="string">
            <text:p>Labrys (Edição em Português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66X</text:p>
          </table:table-cell>
          <table:table-cell office:value-type="string">
            <text:p>HISTÓRIA <text:s text:c="41"/></text:p>
          </table:table-cell>
          <table:table-cell office:value-type="string">
            <text:p>Labrys (Editión Française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358</text:p>
          </table:table-cell>
          <table:table-cell office:value-type="string">
            <text:p>HISTÓRIA <text:s text:c="41"/></text:p>
          </table:table-cell>
          <table:table-cell office:value-type="string">
            <text:p>Latin American Journal of Fundamental Psychopathology On Li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4-582X</text:p>
          </table:table-cell>
          <table:table-cell office:value-type="string">
            <text:p>HISTÓRIA <text:s text:c="41"/></text:p>
          </table:table-cell>
          <table:table-cell office:value-type="string">
            <text:p>Latin American Perspectiv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8791</text:p>
          </table:table-cell>
          <table:table-cell office:value-type="string">
            <text:p>HISTÓRIA <text:s text:c="41"/></text:p>
          </table:table-cell>
          <table:table-cell office:value-type="string">
            <text:p>Latin American Research Review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5086</text:p>
          </table:table-cell>
          <table:table-cell office:value-type="string">
            <text:p>HISTÓRIA <text:s text:c="41"/></text:p>
          </table:table-cell>
          <table:table-cell office:value-type="string">
            <text:p>Latinidade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82-1436</text:p>
          </table:table-cell>
          <table:table-cell office:value-type="string">
            <text:p>HISTÓRIA <text:s text:c="41"/></text:p>
          </table:table-cell>
          <table:table-cell office:value-type="string">
            <text:p>Le Moyen-Âge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3465</text:p>
          </table:table-cell>
          <table:table-cell office:value-type="string">
            <text:p>HISTÓRIA <text:s text:c="41"/></text:p>
          </table:table-cell>
          <table:table-cell office:value-type="string">
            <text:p>Lecturas Educación Física y Deportes (Buenos Air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073</text:p>
          </table:table-cell>
          <table:table-cell office:value-type="string">
            <text:p>HISTÓRIA <text:s text:c="41"/></text:p>
          </table:table-cell>
          <table:table-cell office:value-type="string">
            <text:p>Leitura em Revista (UNIJUÍ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464</text:p>
          </table:table-cell>
          <table:table-cell office:value-type="string">
            <text:p>HISTÓRIA <text:s text:c="41"/></text:p>
          </table:table-cell>
          <table:table-cell office:value-type="string">
            <text:p>Leituras da Histó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245</text:p>
          </table:table-cell>
          <table:table-cell office:value-type="string">
            <text:p>HISTÓRIA <text:s text:c="41"/></text:p>
          </table:table-cell>
          <table:table-cell office:value-type="string">
            <text:p>Leituras de Economia Política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6182</text:p>
          </table:table-cell>
          <table:table-cell office:value-type="string">
            <text:p>HISTÓRIA <text:s text:c="41"/></text:p>
          </table:table-cell>
          <table:table-cell office:value-type="string">
            <text:p>Ler Históri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527</text:p>
          </table:table-cell>
          <table:table-cell office:value-type="string">
            <text:p>HISTÓRIA <text:s text:c="41"/></text:p>
          </table:table-cell>
          <table:table-cell office:value-type="string">
            <text:p>Letras &amp; Letras (UFU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985</text:p>
          </table:table-cell>
          <table:table-cell office:value-type="string">
            <text:p>HISTÓRIA <text:s text:c="41"/></text:p>
          </table:table-cell>
          <table:table-cell office:value-type="string">
            <text:p>Letras (UFS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586</text:p>
          </table:table-cell>
          <table:table-cell office:value-type="string">
            <text:p>HISTÓRIA <text:s text:c="41"/></text:p>
          </table:table-cell>
          <table:table-cell office:value-type="string">
            <text:p>Letras Clássicas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5-1743</text:p>
          </table:table-cell>
          <table:table-cell office:value-type="string">
            <text:p>HISTÓRIA <text:s text:c="41"/></text:p>
          </table:table-cell>
          <table:table-cell office:value-type="string">
            <text:p>Letterature d'Amer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853</text:p>
          </table:table-cell>
          <table:table-cell office:value-type="string">
            <text:p>HISTÓRIA <text:s text:c="41"/></text:p>
          </table:table-cell>
          <table:table-cell office:value-type="string">
            <text:p>Lex. Revista do Direito Brasileir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626X</text:p>
          </table:table-cell>
          <table:table-cell office:value-type="string">
            <text:p>HISTÓRIA <text:s text:c="41"/></text:p>
          </table:table-cell>
          <table:table-cell office:value-type="string">
            <text:p>Ley, Razón y Justic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320</text:p>
          </table:table-cell>
          <table:table-cell office:value-type="string">
            <text:p>HISTÓRIA <text:s text:c="41"/></text:p>
          </table:table-cell>
          <table:table-cell office:value-type="string">
            <text:p>Liber Intellectu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168</text:p>
          </table:table-cell>
          <table:table-cell office:value-type="string">
            <text:p>HISTÓRIA <text:s text:c="41"/></text:p>
          </table:table-cell>
          <table:table-cell office:value-type="string">
            <text:p>Licere (Belo Horizont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847</text:p>
          </table:table-cell>
          <table:table-cell office:value-type="string">
            <text:p>HISTÓRIA <text:s text:c="41"/></text:p>
          </table:table-cell>
          <table:table-cell office:value-type="string">
            <text:p>Língua Escrita (UFMG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743</text:p>
          </table:table-cell>
          <table:table-cell office:value-type="string">
            <text:p>HISTÓRIA <text:s text:c="41"/></text:p>
          </table:table-cell>
          <table:table-cell office:value-type="string">
            <text:p>Linguagem, Educação e Sociedade (UFPI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238</text:p>
          </table:table-cell>
          <table:table-cell office:value-type="string">
            <text:p>HISTÓRIA <text:s text:c="41"/></text:p>
          </table:table-cell>
          <table:table-cell office:value-type="string">
            <text:p>Línguas &amp; Letras (UNIOES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67X</text:p>
          </table:table-cell>
          <table:table-cell office:value-type="string">
            <text:p>HISTÓRIA <text:s text:c="41"/></text:p>
          </table:table-cell>
          <table:table-cell office:value-type="string">
            <text:p>Linhas (UDESC) (Cessou em 2005. Cont. ISSN 1984-7238 Linhas (Florianópolis. 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49X</text:p>
          </table:table-cell>
          <table:table-cell office:value-type="string">
            <text:p>HISTÓRIA <text:s text:c="41"/></text:p>
          </table:table-cell>
          <table:table-cell office:value-type="string">
            <text:p>Literatura e Autoritarismo (UFS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982</text:p>
          </table:table-cell>
          <table:table-cell office:value-type="string">
            <text:p>HISTÓRIA <text:s text:c="41"/></text:p>
          </table:table-cell>
          <table:table-cell office:value-type="string">
            <text:p>Literatura e Sociedade (U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024</text:p>
          </table:table-cell>
          <table:table-cell office:value-type="string">
            <text:p>HISTÓRIA <text:s text:c="41"/></text:p>
          </table:table-cell>
          <table:table-cell office:value-type="string">
            <text:p>Locus (UFJF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933</text:p>
          </table:table-cell>
          <table:table-cell office:value-type="string">
            <text:p>HISTÓRIA <text:s text:c="41"/></text:p>
          </table:table-cell>
          <table:table-cell office:value-type="string">
            <text:p>Logos (UERJ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110</text:p>
          </table:table-cell>
          <table:table-cell office:value-type="string">
            <text:p>HISTÓRIA <text:s text:c="41"/></text:p>
          </table:table-cell>
          <table:table-cell office:value-type="string">
            <text:p>LPH (UFO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445</text:p>
          </table:table-cell>
          <table:table-cell office:value-type="string">
            <text:p>HISTÓRIA <text:s text:c="41"/></text:p>
          </table:table-cell>
          <table:table-cell office:value-type="string">
            <text:p>Lua Nov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8-2892</text:p>
          </table:table-cell>
          <table:table-cell office:value-type="string">
            <text:p>HISTÓRIA <text:s text:c="41"/></text:p>
          </table:table-cell>
          <table:table-cell office:value-type="string">
            <text:p>Lucero (Berkeley, Calif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785</text:p>
          </table:table-cell>
          <table:table-cell office:value-type="string">
            <text:p>HISTÓRIA <text:s text:c="41"/></text:p>
          </table:table-cell>
          <table:table-cell office:value-type="string">
            <text:p>Lumina (Juiz de Fora) (Cessou em 2006. Cont. ISSN 1981-4070 Lumina (Juiz de Fora. 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070</text:p>
          </table:table-cell>
          <table:table-cell office:value-type="string">
            <text:p>HISTÓRIA <text:s text:c="41"/></text:p>
          </table:table-cell>
          <table:table-cell office:value-type="string">
            <text:p>Lumina (UFJF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802</text:p>
          </table:table-cell>
          <table:table-cell office:value-type="string">
            <text:p>HISTÓRIA <text:s text:c="41"/></text:p>
          </table:table-cell>
          <table:table-cell office:value-type="string">
            <text:p>Luneta Digital (Recif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248X</text:p>
          </table:table-cell>
          <table:table-cell office:value-type="string">
            <text:p>HISTÓRIA <text:s text:c="41"/></text:p>
          </table:table-cell>
          <table:table-cell office:value-type="string">
            <text:p>Lusíada. Relações Internacionai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8640</text:p>
          </table:table-cell>
          <table:table-cell office:value-type="string">
            <text:p>HISTÓRIA <text:s text:c="41"/></text:p>
          </table:table-cell>
          <table:table-cell office:value-type="string">
            <text:p>Lusíada. Revista de Ciência e Cultur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7413</text:p>
          </table:table-cell>
          <table:table-cell office:value-type="string">
            <text:p>HISTÓRIA <text:s text:c="41"/></text:p>
          </table:table-cell>
          <table:table-cell office:value-type="string">
            <text:p>Luso-Brazilian Review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57-0273</text:p>
          </table:table-cell>
          <table:table-cell office:value-type="string">
            <text:p>HISTÓRIA <text:s text:c="41"/></text:p>
          </table:table-cell>
          <table:table-cell office:value-type="string">
            <text:p>Lusotopie (Pari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100</text:p>
          </table:table-cell>
          <table:table-cell office:value-type="string">
            <text:p>HISTÓRIA <text:s text:c="41"/></text:p>
          </table:table-cell>
          <table:table-cell office:value-type="string">
            <text:p>Lutas &amp; Resistênc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54X</text:p>
          </table:table-cell>
          <table:table-cell office:value-type="string">
            <text:p>HISTÓRIA <text:s text:c="41"/></text:p>
          </table:table-cell>
          <table:table-cell office:value-type="string">
            <text:p>Lutas Sociais (PUC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5-9659</text:p>
          </table:table-cell>
          <table:table-cell office:value-type="string">
            <text:p>HISTÓRIA <text:s text:c="41"/></text:p>
          </table:table-cell>
          <table:table-cell office:value-type="string">
            <text:p>Luther Diges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751</text:p>
          </table:table-cell>
          <table:table-cell office:value-type="string">
            <text:p>HISTÓRIA <text:s text:c="41"/></text:p>
          </table:table-cell>
          <table:table-cell office:value-type="string">
            <text:p>Made in Japa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313</text:p>
          </table:table-cell>
          <table:table-cell office:value-type="string">
            <text:p>HISTÓRIA <text:s text:c="41"/></text:p>
          </table:table-cell>
          <table:table-cell office:value-type="string">
            <text:p>Mana (UFRJ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241</text:p>
          </table:table-cell>
          <table:table-cell office:value-type="string">
            <text:p>HISTÓRIA <text:s text:c="41"/></text:p>
          </table:table-cell>
          <table:table-cell office:value-type="string">
            <text:p>Mandrágora (São Bernardo do Camp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987</text:p>
          </table:table-cell>
          <table:table-cell office:value-type="string">
            <text:p>HISTÓRIA <text:s text:c="41"/></text:p>
          </table:table-cell>
          <table:table-cell office:value-type="string">
            <text:p>Maquinações (U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89X</text:p>
          </table:table-cell>
          <table:table-cell office:value-type="string">
            <text:p>HISTÓRIA <text:s text:c="41"/></text:p>
          </table:table-cell>
          <table:table-cell office:value-type="string">
            <text:p>Maracana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7788</text:p>
          </table:table-cell>
          <table:table-cell office:value-type="string">
            <text:p>HISTÓRIA <text:s text:c="41"/></text:p>
          </table:table-cell>
          <table:table-cell office:value-type="string">
            <text:p>Mare Liberum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684</text:p>
          </table:table-cell>
          <table:table-cell office:value-type="string">
            <text:p>HISTÓRIA <text:s text:c="41"/></text:p>
          </table:table-cell>
          <table:table-cell office:value-type="string">
            <text:p>Margem Esquer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27X</text:p>
          </table:table-cell>
          <table:table-cell office:value-type="string">
            <text:p>HISTÓRIA <text:s text:c="41"/></text:p>
          </table:table-cell>
          <table:table-cell office:value-type="string">
            <text:p>Margens (ABEP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560</text:p>
          </table:table-cell>
          <table:table-cell office:value-type="string">
            <text:p>HISTÓRIA <text:s text:c="41"/></text:p>
          </table:table-cell>
          <table:table-cell office:value-type="string">
            <text:p>Margens (UFP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44X</text:p>
          </table:table-cell>
          <table:table-cell office:value-type="string">
            <text:p>HISTÓRIA <text:s text:c="41"/></text:p>
          </table:table-cell>
          <table:table-cell office:value-type="string">
            <text:p>Margens/Márgen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HISTÓRIA <text:s text:c="41"/></text:p>
          </table:table-cell>
          <table:table-cell office:value-type="string">
            <text:p>Material World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165</text:p>
          </table:table-cell>
          <table:table-cell office:value-type="string">
            <text:p>HISTÓRIA <text:s text:c="41"/></text:p>
          </table:table-cell>
          <table:table-cell office:value-type="string">
            <text:p>Matrag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1-8753</text:p>
          </table:table-cell>
          <table:table-cell office:value-type="string">
            <text:p>HISTÓRIA <text:s text:c="41"/></text:p>
          </table:table-cell>
          <table:table-cell office:value-type="string">
            <text:p>Mediaevalia. Revista de Pensamiento Medieval.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915</text:p>
          </table:table-cell>
          <table:table-cell office:value-type="string">
            <text:p>HISTÓRIA <text:s text:c="41"/></text:p>
          </table:table-cell>
          <table:table-cell office:value-type="string">
            <text:p>Medicina em Goiá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669</text:p>
          </table:table-cell>
          <table:table-cell office:value-type="string">
            <text:p>HISTÓRIA <text:s text:c="41"/></text:p>
          </table:table-cell>
          <table:table-cell office:value-type="string">
            <text:p>Memorandum (Belo Horizon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5752</text:p>
          </table:table-cell>
          <table:table-cell office:value-type="string">
            <text:p>HISTÓRIA <text:s text:c="41"/></text:p>
          </table:table-cell>
          <table:table-cell office:value-type="string">
            <text:p>Memoria America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342</text:p>
          </table:table-cell>
          <table:table-cell office:value-type="string">
            <text:p>HISTÓRIA <text:s text:c="41"/></text:p>
          </table:table-cell>
          <table:table-cell office:value-type="string">
            <text:p>Memória Conquistens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931</text:p>
          </table:table-cell>
          <table:table-cell office:value-type="string">
            <text:p>HISTÓRIA <text:s text:c="41"/></text:p>
          </table:table-cell>
          <table:table-cell office:value-type="string">
            <text:p>Memoria Viva da Educação Brasilei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4-8886</text:p>
          </table:table-cell>
          <table:table-cell office:value-type="string">
            <text:p>HISTÓRIA <text:s text:c="41"/></text:p>
          </table:table-cell>
          <table:table-cell office:value-type="string">
            <text:p>Memorias (Barranquill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219</text:p>
          </table:table-cell>
          <table:table-cell office:value-type="string">
            <text:p>HISTÓRIA <text:s text:c="41"/></text:p>
          </table:table-cell>
          <table:table-cell office:value-type="string">
            <text:p>Meridiano 47 (Un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2764</text:p>
          </table:table-cell>
          <table:table-cell office:value-type="string">
            <text:p>HISTÓRIA <text:s text:c="41"/></text:p>
          </table:table-cell>
          <table:table-cell office:value-type="string">
            <text:p>Mester (Los Angel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5-019X</text:p>
          </table:table-cell>
          <table:table-cell office:value-type="string">
            <text:p>HISTÓRIA <text:s text:c="41"/></text:p>
          </table:table-cell>
          <table:table-cell office:value-type="string">
            <text:p>Metamorfoses. Revista da Cátedra Jorge de Sena da Faculdade de Letras da UFRJ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706</text:p>
          </table:table-cell>
          <table:table-cell office:value-type="string">
            <text:p>HISTÓRIA <text:s text:c="41"/></text:p>
          </table:table-cell>
          <table:table-cell office:value-type="string">
            <text:p>Métis (UC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834</text:p>
          </table:table-cell>
          <table:table-cell office:value-type="string">
            <text:p>HISTÓRIA <text:s text:c="41"/></text:p>
          </table:table-cell>
          <table:table-cell office:value-type="string">
            <text:p>Militares e Política (UFRJ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9922</text:p>
          </table:table-cell>
          <table:table-cell office:value-type="string">
            <text:p>HISTÓRIA <text:s text:c="41"/></text:p>
          </table:table-cell>
          <table:table-cell office:value-type="string">
            <text:p>Minha Ci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818</text:p>
          </table:table-cell>
          <table:table-cell office:value-type="string">
            <text:p>HISTÓRIA <text:s text:c="41"/></text:p>
          </table:table-cell>
          <table:table-cell office:value-type="string">
            <text:p>Mirabilia (Vitória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394</text:p>
          </table:table-cell>
          <table:table-cell office:value-type="string">
            <text:p>HISTÓRIA <text:s text:c="41"/></text:p>
          </table:table-cell>
          <table:table-cell office:value-type="string">
            <text:p>Mneme (Caicó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795</text:p>
          </table:table-cell>
          <table:table-cell office:value-type="string">
            <text:p>HISTÓRIA <text:s text:c="41"/></text:p>
          </table:table-cell>
          <table:table-cell office:value-type="string">
            <text:p>Moanga (Fortalez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15X</text:p>
          </table:table-cell>
          <table:table-cell office:value-type="string">
            <text:p>HISTÓRIA <text:s text:c="41"/></text:p>
          </table:table-cell>
          <table:table-cell office:value-type="string">
            <text:p>Modapalavra E-periód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222</text:p>
          </table:table-cell>
          <table:table-cell office:value-type="string">
            <text:p>HISTÓRIA <text:s text:c="41"/></text:p>
          </table:table-cell>
          <table:table-cell office:value-type="string">
            <text:p>Monographia (FAP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2-9076</text:p>
          </table:table-cell>
          <table:table-cell office:value-type="string">
            <text:p>HISTÓRIA <text:s text:c="41"/></text:p>
          </table:table-cell>
          <table:table-cell office:value-type="string">
            <text:p>Montalbá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924</text:p>
          </table:table-cell>
          <table:table-cell office:value-type="string">
            <text:p>HISTÓRIA <text:s text:c="41"/></text:p>
          </table:table-cell>
          <table:table-cell office:value-type="string">
            <text:p>Morpheus (UNIRIO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801</text:p>
          </table:table-cell>
          <table:table-cell office:value-type="string">
            <text:p>HISTÓRIA <text:s text:c="41"/></text:p>
          </table:table-cell>
          <table:table-cell office:value-type="string">
            <text:p>Mosaico (Goiân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207</text:p>
          </table:table-cell>
          <table:table-cell office:value-type="string">
            <text:p>HISTÓRIA <text:s text:c="41"/></text:p>
          </table:table-cell>
          <table:table-cell office:value-type="string">
            <text:p>Mouseion (UniLasall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44</text:p>
          </table:table-cell>
          <table:table-cell office:value-type="string">
            <text:p>HISTÓRIA <text:s text:c="41"/></text:p>
          </table:table-cell>
          <table:table-cell office:value-type="string">
            <text:p>Movimento (Niteró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54X</text:p>
          </table:table-cell>
          <table:table-cell office:value-type="string">
            <text:p>HISTÓRIA <text:s text:c="41"/></text:p>
          </table:table-cell>
          <table:table-cell office:value-type="string">
            <text:p>Movimento (UFRGS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972</text:p>
          </table:table-cell>
          <table:table-cell office:value-type="string">
            <text:p>HISTÓRIA <text:s text:c="41"/></text:p>
          </table:table-cell>
          <table:table-cell office:value-type="string">
            <text:p>Multiciência (ASSE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12X</text:p>
          </table:table-cell>
          <table:table-cell office:value-type="string">
            <text:p>HISTÓRIA <text:s text:c="41"/></text:p>
          </table:table-cell>
          <table:table-cell office:value-type="string">
            <text:p>Multitemas (UCD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5-5994</text:p>
          </table:table-cell>
          <table:table-cell office:value-type="string">
            <text:p>HISTÓRIA <text:s text:c="41"/></text:p>
          </table:table-cell>
          <table:table-cell office:value-type="string">
            <text:p>Mundo Agrario (La Plat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146</text:p>
          </table:table-cell>
          <table:table-cell office:value-type="string">
            <text:p>HISTÓRIA <text:s text:c="41"/></text:p>
          </table:table-cell>
          <table:table-cell office:value-type="string">
            <text:p>Mundo Atu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0775</text:p>
          </table:table-cell>
          <table:table-cell office:value-type="string">
            <text:p>HISTÓRIA <text:s text:c="41"/></text:p>
          </table:table-cell>
          <table:table-cell office:value-type="string">
            <text:p>Museum International (English ed. 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526</text:p>
          </table:table-cell>
          <table:table-cell office:value-type="string">
            <text:p>HISTÓRIA <text:s text:c="41"/></text:p>
          </table:table-cell>
          <table:table-cell office:value-type="string">
            <text:p>Nau Literária (UFRG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9-211X</text:p>
          </table:table-cell>
          <table:table-cell office:value-type="string">
            <text:p>HISTÓRIA <text:s text:c="41"/></text:p>
          </table:table-cell>
          <table:table-cell office:value-type="string">
            <text:p>Naveg@merica (Murci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1248</text:p>
          </table:table-cell>
          <table:table-cell office:value-type="string">
            <text:p>HISTÓRIA <text:s text:c="41"/></text:p>
          </table:table-cell>
          <table:table-cell office:value-type="string">
            <text:p>Navigator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713</text:p>
          </table:table-cell>
          <table:table-cell office:value-type="string">
            <text:p>HISTÓRIA <text:s text:c="41"/></text:p>
          </table:table-cell>
          <table:table-cell office:value-type="string">
            <text:p>Nearco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252</text:p>
          </table:table-cell>
          <table:table-cell office:value-type="string">
            <text:p>HISTÓRIA <text:s text:c="41"/></text:p>
          </table:table-cell>
          <table:table-cell office:value-type="string">
            <text:p>Nethistória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9735</text:p>
          </table:table-cell>
          <table:table-cell office:value-type="string">
            <text:p>HISTÓRIA <text:s text:c="41"/></text:p>
          </table:table-cell>
          <table:table-cell office:value-type="string">
            <text:p>Newsletter - Society for Historical Archae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7-5184</text:p>
          </table:table-cell>
          <table:table-cell office:value-type="string">
            <text:p>HISTÓRIA <text:s text:c="41"/></text:p>
          </table:table-cell>
          <table:table-cell office:value-type="string">
            <text:p>Nineteenth Centu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909</text:p>
          </table:table-cell>
          <table:table-cell office:value-type="string">
            <text:p>HISTÓRIA <text:s text:c="41"/></text:p>
          </table:table-cell>
          <table:table-cell office:value-type="string">
            <text:p>Noésis (Salvado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7550</text:p>
          </table:table-cell>
          <table:table-cell office:value-type="string">
            <text:p>HISTÓRIA <text:s text:c="41"/></text:p>
          </table:table-cell>
          <table:table-cell office:value-type="string">
            <text:p>Nómadas (Bogotá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777</text:p>
          </table:table-cell>
          <table:table-cell office:value-type="string">
            <text:p>HISTÓRIA <text:s text:c="41"/></text:p>
          </table:table-cell>
          <table:table-cell office:value-type="string">
            <text:p>Nossa Amér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477</text:p>
          </table:table-cell>
          <table:table-cell office:value-type="string">
            <text:p>HISTÓRIA <text:s text:c="41"/></text:p>
          </table:table-cell>
          <table:table-cell office:value-type="string">
            <text:p>Notandum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919</text:p>
          </table:table-cell>
          <table:table-cell office:value-type="string">
            <text:p>HISTÓRIA <text:s text:c="41"/></text:p>
          </table:table-cell>
          <table:table-cell office:value-type="string">
            <text:p>Noticia Bibliográfica e Histórica (PUC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5307</text:p>
          </table:table-cell>
          <table:table-cell office:value-type="string">
            <text:p>HISTÓRIA <text:s text:c="41"/></text:p>
          </table:table-cell>
          <table:table-cell office:value-type="string">
            <text:p>Nova Cidadan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HISTÓRIA <text:s text:c="41"/></text:p>
          </table:table-cell>
          <table:table-cell office:value-type="string">
            <text:p>Novecen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300</text:p>
          </table:table-cell>
          <table:table-cell office:value-type="string">
            <text:p>HISTÓRIA <text:s text:c="41"/></text:p>
          </table:table-cell>
          <table:table-cell office:value-type="string">
            <text:p>Novos Estudos CEBRAP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1-3552</text:p>
          </table:table-cell>
          <table:table-cell office:value-type="string">
            <text:p>HISTÓRIA <text:s text:c="41"/></text:p>
          </table:table-cell>
          <table:table-cell office:value-type="string">
            <text:p>Nueva Sociedad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5-6960</text:p>
          </table:table-cell>
          <table:table-cell office:value-type="string">
            <text:p>HISTÓRIA <text:s text:c="41"/></text:p>
          </table:table-cell>
          <table:table-cell office:value-type="string">
            <text:p>Nuevamérica (Buenos Air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26-0252</text:p>
          </table:table-cell>
          <table:table-cell office:value-type="string">
            <text:p>HISTÓRIA <text:s text:c="41"/></text:p>
          </table:table-cell>
          <table:table-cell office:value-type="string">
            <text:p>Nuevo Mundo-Mundos Nuevo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8487</text:p>
          </table:table-cell>
          <table:table-cell office:value-type="string">
            <text:p>HISTÓRIA <text:s text:c="41"/></text:p>
          </table:table-cell>
          <table:table-cell office:value-type="string">
            <text:p>Nuevo Top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12X</text:p>
          </table:table-cell>
          <table:table-cell office:value-type="string">
            <text:p>HISTÓRIA <text:s text:c="41"/></text:p>
          </table:table-cell>
          <table:table-cell office:value-type="string">
            <text:p>Nunciopolítica (Barbacen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6-0567</text:p>
          </table:table-cell>
          <table:table-cell office:value-type="string">
            <text:p>HISTÓRIA <text:s text:c="41"/></text:p>
          </table:table-cell>
          <table:table-cell office:value-type="string">
            <text:p>O Biológico (Campinas. Impresso) (Cessou em 1987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809</text:p>
          </table:table-cell>
          <table:table-cell office:value-type="string">
            <text:p>HISTÓRIA <text:s text:c="41"/></text:p>
          </table:table-cell>
          <table:table-cell office:value-type="string">
            <text:p>O Eixo e a Roda (UFM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6310</text:p>
          </table:table-cell>
          <table:table-cell office:value-type="string">
            <text:p>HISTÓRIA <text:s text:c="41"/></text:p>
          </table:table-cell>
          <table:table-cell office:value-type="string">
            <text:p>O Escritor (Lisb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235</text:p>
          </table:table-cell>
          <table:table-cell office:value-type="string">
            <text:p>HISTÓRIA <text:s text:c="41"/></text:p>
          </table:table-cell>
          <table:table-cell office:value-type="string">
            <text:p>O Marrar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809</text:p>
          </table:table-cell>
          <table:table-cell office:value-type="string">
            <text:p>HISTÓRIA <text:s text:c="41"/></text:p>
          </table:table-cell>
          <table:table-cell office:value-type="string">
            <text:p>O Mundo da Saúde (CUSC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129</text:p>
          </table:table-cell>
          <table:table-cell office:value-type="string">
            <text:p>HISTÓRIA <text:s text:c="41"/></text:p>
          </table:table-cell>
          <table:table-cell office:value-type="string">
            <text:p>O Olho da Histór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841X</text:p>
          </table:table-cell>
          <table:table-cell office:value-type="string">
            <text:p>HISTÓRIA <text:s text:c="41"/></text:p>
          </table:table-cell>
          <table:table-cell office:value-type="string">
            <text:p>O Professor (Lisb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481</text:p>
          </table:table-cell>
          <table:table-cell office:value-type="string">
            <text:p>HISTÓRIA <text:s text:c="41"/></text:p>
          </table:table-cell>
          <table:table-cell office:value-type="string">
            <text:p>O Público e o Privado (UEC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804</text:p>
          </table:table-cell>
          <table:table-cell office:value-type="string">
            <text:p>HISTÓRIA <text:s text:c="41"/></text:p>
          </table:table-cell>
          <table:table-cell office:value-type="string">
            <text:p>O Social em Quest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7-986X</text:p>
          </table:table-cell>
          <table:table-cell office:value-type="string">
            <text:p>HISTÓRIA <text:s text:c="41"/></text:p>
          </table:table-cell>
          <table:table-cell office:value-type="string">
            <text:p>Observatorio da Cidadaní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5-3282</text:p>
          </table:table-cell>
          <table:table-cell office:value-type="string">
            <text:p>HISTÓRIA <text:s text:c="41"/></text:p>
          </table:table-cell>
          <table:table-cell office:value-type="string">
            <text:p>Observatorio Social de América Lati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09-7182</text:p>
          </table:table-cell>
          <table:table-cell office:value-type="string">
            <text:p>HISTÓRIA <text:s text:c="41"/></text:p>
          </table:table-cell>
          <table:table-cell office:value-type="string">
            <text:p>Ocio y Sociedad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727</text:p>
          </table:table-cell>
          <table:table-cell office:value-type="string">
            <text:p>HISTÓRIA <text:s text:c="41"/></text:p>
          </table:table-cell>
          <table:table-cell office:value-type="string">
            <text:p>Oculum Ensaios (PUCCAM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029</text:p>
          </table:table-cell>
          <table:table-cell office:value-type="string">
            <text:p>HISTÓRIA <text:s text:c="41"/></text:p>
          </table:table-cell>
          <table:table-cell office:value-type="string">
            <text:p>Oficina do Inconfidência (Ouro Pret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693</text:p>
          </table:table-cell>
          <table:table-cell office:value-type="string">
            <text:p>HISTÓRIA <text:s text:c="41"/></text:p>
          </table:table-cell>
          <table:table-cell office:value-type="string">
            <text:p>Olam: Ciência &amp; Tecnologia (Rio Claro. CD-Ro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845</text:p>
          </table:table-cell>
          <table:table-cell office:value-type="string">
            <text:p>HISTÓRIA <text:s text:c="41"/></text:p>
          </table:table-cell>
          <table:table-cell office:value-type="string">
            <text:p>Olhar (UFSCa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851</text:p>
          </table:table-cell>
          <table:table-cell office:value-type="string">
            <text:p>HISTÓRIA <text:s text:c="41"/></text:p>
          </table:table-cell>
          <table:table-cell office:value-type="string">
            <text:p>Olhares &amp; Trilhas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1-3650</text:p>
          </table:table-cell>
          <table:table-cell office:value-type="string">
            <text:p>HISTÓRIA <text:s text:c="41"/></text:p>
          </table:table-cell>
          <table:table-cell office:value-type="string">
            <text:p>Ometeca (Corrales, N.M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8-7241</text:p>
          </table:table-cell>
          <table:table-cell office:value-type="string">
            <text:p>HISTÓRIA <text:s text:c="41"/></text:p>
          </table:table-cell>
          <table:table-cell office:value-type="string">
            <text:p>Ómnibus (Madri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276</text:p>
          </table:table-cell>
          <table:table-cell office:value-type="string">
            <text:p>HISTÓRIA <text:s text:c="41"/></text:p>
          </table:table-cell>
          <table:table-cell office:value-type="string">
            <text:p>Opinião Pública (UNICAM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276</text:p>
          </table:table-cell>
          <table:table-cell office:value-type="string">
            <text:p>HISTÓRIA <text:s text:c="41"/></text:p>
          </table:table-cell>
          <table:table-cell office:value-type="string">
            <text:p>Opsis (UF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222</text:p>
          </table:table-cell>
          <table:table-cell office:value-type="string">
            <text:p>HISTÓRIA <text:s text:c="41"/></text:p>
          </table:table-cell>
          <table:table-cell office:value-type="string">
            <text:p>Oracula (UME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275</text:p>
          </table:table-cell>
          <table:table-cell office:value-type="string">
            <text:p>HISTÓRIA <text:s text:c="41"/></text:p>
          </table:table-cell>
          <table:table-cell office:value-type="string">
            <text:p>Oralidades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85X</text:p>
          </table:table-cell>
          <table:table-cell office:value-type="string">
            <text:p>HISTÓRIA <text:s text:c="41"/></text:p>
          </table:table-cell>
          <table:table-cell office:value-type="string">
            <text:p>Organizações &amp; Sociedad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267</text:p>
          </table:table-cell>
          <table:table-cell office:value-type="string">
            <text:p>HISTÓRIA <text:s text:c="41"/></text:p>
          </table:table-cell>
          <table:table-cell office:value-type="string">
            <text:p>Organon (UFRG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528</text:p>
          </table:table-cell>
          <table:table-cell office:value-type="string">
            <text:p>HISTÓRIA <text:s text:c="41"/></text:p>
          </table:table-cell>
          <table:table-cell office:value-type="string">
            <text:p>Os Urbanitas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7-5904</text:p>
          </table:table-cell>
          <table:table-cell office:value-type="string">
            <text:p>HISTÓRIA <text:s text:c="41"/></text:p>
          </table:table-cell>
          <table:table-cell office:value-type="string">
            <text:p>Otras Miradas: Revista Venezuelana de Estudios de Géner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0183</text:p>
          </table:table-cell>
          <table:table-cell office:value-type="string">
            <text:p>HISTÓRIA <text:s text:c="41"/></text:p>
          </table:table-cell>
          <table:table-cell office:value-type="string">
            <text:p>Outra (Piracica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031</text:p>
          </table:table-cell>
          <table:table-cell office:value-type="string">
            <text:p>HISTÓRIA <text:s text:c="41"/></text:p>
          </table:table-cell>
          <table:table-cell office:value-type="string">
            <text:p>Outros Temp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333</text:p>
          </table:table-cell>
          <table:table-cell office:value-type="string">
            <text:p>HISTÓRIA <text:s text:c="41"/></text:p>
          </table:table-cell>
          <table:table-cell office:value-type="string">
            <text:p>Outubro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90X</text:p>
          </table:table-cell>
          <table:table-cell office:value-type="string">
            <text:p>HISTÓRIA <text:s text:c="41"/></text:p>
          </table:table-cell>
          <table:table-cell office:value-type="string">
            <text:p>OuvirOUver (Uberlândi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885</text:p>
          </table:table-cell>
          <table:table-cell office:value-type="string">
            <text:p>HISTÓRIA <text:s text:c="41"/></text:p>
          </table:table-cell>
          <table:table-cell office:value-type="string">
            <text:p>Padeceme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638</text:p>
          </table:table-cell>
          <table:table-cell office:value-type="string">
            <text:p>HISTÓRIA <text:s text:c="41"/></text:p>
          </table:table-cell>
          <table:table-cell office:value-type="string">
            <text:p>Páginas Abertas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8-7809</text:p>
          </table:table-cell>
          <table:table-cell office:value-type="string">
            <text:p>HISTÓRIA <text:s text:c="41"/></text:p>
          </table:table-cell>
          <table:table-cell office:value-type="string">
            <text:p>Paideuma (Wiesbaden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775</text:p>
          </table:table-cell>
          <table:table-cell office:value-type="string">
            <text:p>HISTÓRIA <text:s text:c="41"/></text:p>
          </table:table-cell>
          <table:table-cell office:value-type="string">
            <text:p>Panóptica (Vitó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0-4737</text:p>
          </table:table-cell>
          <table:table-cell office:value-type="string">
            <text:p>HISTÓRIA <text:s text:c="41"/></text:p>
          </table:table-cell>
          <table:table-cell office:value-type="string">
            <text:p>Paragone. Art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781</text:p>
          </table:table-cell>
          <table:table-cell office:value-type="string">
            <text:p>HISTÓRIA <text:s text:c="41"/></text:p>
          </table:table-cell>
          <table:table-cell office:value-type="string">
            <text:p>Paralelo 20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2503</text:p>
          </table:table-cell>
          <table:table-cell office:value-type="string">
            <text:p>HISTÓRIA <text:s text:c="41"/></text:p>
          </table:table-cell>
          <table:table-cell office:value-type="string">
            <text:p>Passagens: Revista Internacional de História Política e Cultura Juríd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1501</text:p>
          </table:table-cell>
          <table:table-cell office:value-type="string">
            <text:p>HISTÓRIA <text:s text:c="41"/></text:p>
          </table:table-cell>
          <table:table-cell office:value-type="string">
            <text:p>Patrimonio Cultural (Santiago. 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967</text:p>
          </table:table-cell>
          <table:table-cell office:value-type="string">
            <text:p>HISTÓRIA <text:s text:c="41"/></text:p>
          </table:table-cell>
          <table:table-cell office:value-type="string">
            <text:p>Patrimônio e Memória (UNESP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00X</text:p>
          </table:table-cell>
          <table:table-cell office:value-type="string">
            <text:p>HISTÓRIA <text:s text:c="41"/></text:p>
          </table:table-cell>
          <table:table-cell office:value-type="string">
            <text:p>Patrimônio: Lazer &amp; Turismo (UNISANT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61-4961</text:p>
          </table:table-cell>
          <table:table-cell office:value-type="string">
            <text:p>HISTÓRIA <text:s text:c="41"/></text:p>
          </table:table-cell>
          <table:table-cell office:value-type="string">
            <text:p>Pecia (Saint-Den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7486</text:p>
          </table:table-cell>
          <table:table-cell office:value-type="string">
            <text:p>HISTÓRIA <text:s text:c="41"/></text:p>
          </table:table-cell>
          <table:table-cell office:value-type="string">
            <text:p>Penélope (Lisboa) (Cessou em 2004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707</text:p>
          </table:table-cell>
          <table:table-cell office:value-type="string">
            <text:p>HISTÓRIA <text:s text:c="41"/></text:p>
          </table:table-cell>
          <table:table-cell office:value-type="string">
            <text:p>Pensamento Plural (UFP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676</text:p>
          </table:table-cell>
          <table:table-cell office:value-type="string">
            <text:p>HISTÓRIA <text:s text:c="41"/></text:p>
          </table:table-cell>
          <table:table-cell office:value-type="string">
            <text:p>Pensar a Prática (UFG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589</text:p>
          </table:table-cell>
          <table:table-cell office:value-type="string">
            <text:p>HISTÓRIA <text:s text:c="41"/></text:p>
          </table:table-cell>
          <table:table-cell office:value-type="string">
            <text:p>Percursos (UDESC) (Cessou em 2004. Cont. ISSN 1984-7246 PerCursos (Florianópolis. 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7653</text:p>
          </table:table-cell>
          <table:table-cell office:value-type="string">
            <text:p>HISTÓRIA <text:s text:c="41"/></text:p>
          </table:table-cell>
          <table:table-cell office:value-type="string">
            <text:p>Perfiles Latinoamerican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289</text:p>
          </table:table-cell>
          <table:table-cell office:value-type="string">
            <text:p>HISTÓRIA <text:s text:c="41"/></text:p>
          </table:table-cell>
          <table:table-cell office:value-type="string">
            <text:p>Perseu: História, Memória e Polí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473</text:p>
          </table:table-cell>
          <table:table-cell office:value-type="string">
            <text:p>HISTÓRIA <text:s text:c="41"/></text:p>
          </table:table-cell>
          <table:table-cell office:value-type="string">
            <text:p>Perspectiva (UF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459</text:p>
          </table:table-cell>
          <table:table-cell office:value-type="string">
            <text:p>HISTÓRIA <text:s text:c="41"/></text:p>
          </table:table-cell>
          <table:table-cell office:value-type="string">
            <text:p>Perspectivas: Revista de Ciências Sociais (UNESP. Araraquara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603</text:p>
          </table:table-cell>
          <table:table-cell office:value-type="string">
            <text:p>HISTÓRIA <text:s text:c="41"/></text:p>
          </table:table-cell>
          <table:table-cell office:value-type="string">
            <text:p>Pesquisa &amp; Debate (PUCSP. 1985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78X</text:p>
          </table:table-cell>
          <table:table-cell office:value-type="string">
            <text:p>HISTÓRIA <text:s text:c="41"/></text:p>
          </table:table-cell>
          <table:table-cell office:value-type="string">
            <text:p>Pesquisa em Debate (São Paulo. 2004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774</text:p>
          </table:table-cell>
          <table:table-cell office:value-type="string">
            <text:p>HISTÓRIA <text:s text:c="41"/></text:p>
          </table:table-cell>
          <table:table-cell office:value-type="string">
            <text:p>Pesquisa FAPESP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076</text:p>
          </table:table-cell>
          <table:table-cell office:value-type="string">
            <text:p>HISTÓRIA <text:s text:c="41"/></text:p>
          </table:table-cell>
          <table:table-cell office:value-type="string">
            <text:p>Phaos (UNI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917</text:p>
          </table:table-cell>
          <table:table-cell office:value-type="string">
            <text:p>HISTÓRIA <text:s text:c="41"/></text:p>
          </table:table-cell>
          <table:table-cell office:value-type="string">
            <text:p>Philía (UE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8-6435</text:p>
          </table:table-cell>
          <table:table-cell office:value-type="string">
            <text:p>HISTÓRIA <text:s text:c="41"/></text:p>
          </table:table-cell>
          <table:table-cell office:value-type="string">
            <text:p>Philosophical Magazine (2003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3931</text:p>
          </table:table-cell>
          <table:table-cell office:value-type="string">
            <text:p>HISTÓRIA <text:s text:c="41"/></text:p>
          </table:table-cell>
          <table:table-cell office:value-type="string">
            <text:p>Philosophy of the Social Scienc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787</text:p>
          </table:table-cell>
          <table:table-cell office:value-type="string">
            <text:p>HISTÓRIA <text:s text:c="41"/></text:p>
          </table:table-cell>
          <table:table-cell office:value-type="string">
            <text:p>Phoinix (UFRJ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331</text:p>
          </table:table-cell>
          <table:table-cell office:value-type="string">
            <text:p>HISTÓRIA <text:s text:c="41"/></text:p>
          </table:table-cell>
          <table:table-cell office:value-type="string">
            <text:p>Physis (UERJ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083</text:p>
          </table:table-cell>
          <table:table-cell office:value-type="string">
            <text:p>HISTÓRIA <text:s text:c="41"/></text:p>
          </table:table-cell>
          <table:table-cell office:value-type="string">
            <text:p>Plurais (Anápol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717</text:p>
          </table:table-cell>
          <table:table-cell office:value-type="string">
            <text:p>HISTÓRIA <text:s text:c="41"/></text:p>
          </table:table-cell>
          <table:table-cell office:value-type="string">
            <text:p>Plural (Florianopoli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677</text:p>
          </table:table-cell>
          <table:table-cell office:value-type="string">
            <text:p>HISTÓRIA <text:s text:c="41"/></text:p>
          </table:table-cell>
          <table:table-cell office:value-type="string">
            <text:p>Poiesis (Niteró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727</text:p>
          </table:table-cell>
          <table:table-cell office:value-type="string">
            <text:p>HISTÓRIA <text:s text:c="41"/></text:p>
          </table:table-cell>
          <table:table-cell office:value-type="string">
            <text:p>Polêm!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263</text:p>
          </table:table-cell>
          <table:table-cell office:value-type="string">
            <text:p>HISTÓRIA <text:s text:c="41"/></text:p>
          </table:table-cell>
          <table:table-cell office:value-type="string">
            <text:p>Polimorfia (FAMUN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339</text:p>
          </table:table-cell>
          <table:table-cell office:value-type="string">
            <text:p>HISTÓRIA <text:s text:c="41"/></text:p>
          </table:table-cell>
          <table:table-cell office:value-type="string">
            <text:p>Politéia (UESB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140</text:p>
          </table:table-cell>
          <table:table-cell office:value-type="string">
            <text:p>HISTÓRIA <text:s text:c="41"/></text:p>
          </table:table-cell>
          <table:table-cell office:value-type="string">
            <text:p>Política &amp; Socieda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446</text:p>
          </table:table-cell>
          <table:table-cell office:value-type="string">
            <text:p>HISTÓRIA <text:s text:c="41"/></text:p>
          </table:table-cell>
          <table:table-cell office:value-type="string">
            <text:p>Política Democrát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660</text:p>
          </table:table-cell>
          <table:table-cell office:value-type="string">
            <text:p>HISTÓRIA <text:s text:c="41"/></text:p>
          </table:table-cell>
          <table:table-cell office:value-type="string">
            <text:p>Política Externa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93X</text:p>
          </table:table-cell>
          <table:table-cell office:value-type="string">
            <text:p>HISTÓRIA <text:s text:c="41"/></text:p>
          </table:table-cell>
          <table:table-cell office:value-type="string">
            <text:p>Ponta de Lança (UF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968</text:p>
          </table:table-cell>
          <table:table-cell office:value-type="string">
            <text:p>HISTÓRIA <text:s text:c="41"/></text:p>
          </table:table-cell>
          <table:table-cell office:value-type="string">
            <text:p>Ponto de Vista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050</text:p>
          </table:table-cell>
          <table:table-cell office:value-type="string">
            <text:p>HISTÓRIA <text:s text:c="41"/></text:p>
          </table:table-cell>
          <table:table-cell office:value-type="string">
            <text:p>População e Família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1861</text:p>
          </table:table-cell>
          <table:table-cell office:value-type="string">
            <text:p>HISTÓRIA <text:s text:c="41"/></text:p>
          </table:table-cell>
          <table:table-cell office:value-type="string">
            <text:p>População e Sociedad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511</text:p>
          </table:table-cell>
          <table:table-cell office:value-type="string">
            <text:p>HISTÓRIA <text:s text:c="41"/></text:p>
          </table:table-cell>
          <table:table-cell office:value-type="string">
            <text:p>Portal do São Francisco (CESVAS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7-5315</text:p>
          </table:table-cell>
          <table:table-cell office:value-type="string">
            <text:p>HISTÓRIA <text:s text:c="41"/></text:p>
          </table:table-cell>
          <table:table-cell office:value-type="string">
            <text:p>Portuguese Studi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7-1515</text:p>
          </table:table-cell>
          <table:table-cell office:value-type="string">
            <text:p>HISTÓRIA <text:s text:c="41"/></text:p>
          </table:table-cell>
          <table:table-cell office:value-type="string">
            <text:p>Portuguese Studies Review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452</text:p>
          </table:table-cell>
          <table:table-cell office:value-type="string">
            <text:p>HISTÓRIA <text:s text:c="41"/></text:p>
          </table:table-cell>
          <table:table-cell office:value-type="string">
            <text:p>Pos-Historia (UNESP. Ass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554</text:p>
          </table:table-cell>
          <table:table-cell office:value-type="string">
            <text:p>HISTÓRIA <text:s text:c="41"/></text:p>
          </table:table-cell>
          <table:table-cell office:value-type="string">
            <text:p>Pós. Revista do Programa de Pós-Graduação em Arquitetura e Urbanismo da FAUUSP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8343</text:p>
          </table:table-cell>
          <table:table-cell office:value-type="string">
            <text:p>HISTÓRIA <text:s text:c="41"/></text:p>
          </table:table-cell>
          <table:table-cell office:value-type="string">
            <text:p>Praça Velh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112</text:p>
          </table:table-cell>
          <table:table-cell office:value-type="string">
            <text:p>HISTÓRIA <text:s text:c="41"/></text:p>
          </table:table-cell>
          <table:table-cell office:value-type="string">
            <text:p>Prâksis (FEEVAL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174</text:p>
          </table:table-cell>
          <table:table-cell office:value-type="string">
            <text:p>HISTÓRIA <text:s text:c="41"/></text:p>
          </table:table-cell>
          <table:table-cell office:value-type="string">
            <text:p>Praxis (Salvador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745</text:p>
          </table:table-cell>
          <table:table-cell office:value-type="string">
            <text:p>HISTÓRIA <text:s text:c="41"/></text:p>
          </table:table-cell>
          <table:table-cell office:value-type="string">
            <text:p>Práxis (ULBR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1983</text:p>
          </table:table-cell>
          <table:table-cell office:value-type="string">
            <text:p>HISTÓRIA <text:s text:c="41"/></text:p>
          </table:table-cell>
          <table:table-cell office:value-type="string">
            <text:p>Praxis Archaeolog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878</text:p>
          </table:table-cell>
          <table:table-cell office:value-type="string">
            <text:p>HISTÓRIA <text:s text:c="41"/></text:p>
          </table:table-cell>
          <table:table-cell office:value-type="string">
            <text:p>Práxis Evangél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74</text:p>
          </table:table-cell>
          <table:table-cell office:value-type="string">
            <text:p>HISTÓRIA <text:s text:c="41"/></text:p>
          </table:table-cell>
          <table:table-cell office:value-type="string">
            <text:p>Premiss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139</text:p>
          </table:table-cell>
          <table:table-cell office:value-type="string">
            <text:p>HISTÓRIA <text:s text:c="41"/></text:p>
          </table:table-cell>
          <table:table-cell office:value-type="string">
            <text:p>Presença (Rio de Janeiro. 2002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862</text:p>
          </table:table-cell>
          <table:table-cell office:value-type="string">
            <text:p>HISTÓRIA <text:s text:c="41"/></text:p>
          </table:table-cell>
          <table:table-cell office:value-type="string">
            <text:p>Presença Pedagog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593</text:p>
          </table:table-cell>
          <table:table-cell office:value-type="string">
            <text:p>HISTÓRIA <text:s text:c="41"/></text:p>
          </table:table-cell>
          <table:table-cell office:value-type="string">
            <text:p>Prim@ Faci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039</text:p>
          </table:table-cell>
          <table:table-cell office:value-type="string">
            <text:p>HISTÓRIA <text:s text:c="41"/></text:p>
          </table:table-cell>
          <table:table-cell office:value-type="string">
            <text:p>Primeira Versão (IFCH-UNI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881</text:p>
          </table:table-cell>
          <table:table-cell office:value-type="string">
            <text:p>HISTÓRIA <text:s text:c="41"/></text:p>
          </table:table-cell>
          <table:table-cell office:value-type="string">
            <text:p>Principia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888</text:p>
          </table:table-cell>
          <table:table-cell office:value-type="string">
            <text:p>HISTÓRIA <text:s text:c="41"/></text:p>
          </table:table-cell>
          <table:table-cell office:value-type="string">
            <text:p>Princípios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694</text:p>
          </table:table-cell>
          <table:table-cell office:value-type="string">
            <text:p>HISTÓRIA <text:s text:c="41"/></text:p>
          </table:table-cell>
          <table:table-cell office:value-type="string">
            <text:p>Princípios (UFRN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1508</text:p>
          </table:table-cell>
          <table:table-cell office:value-type="string">
            <text:p>HISTÓRIA <text:s text:c="41"/></text:p>
          </table:table-cell>
          <table:table-cell office:value-type="string">
            <text:p>Prismas (Bernal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7-8146</text:p>
          </table:table-cell>
          <table:table-cell office:value-type="string">
            <text:p>HISTÓRIA <text:s text:c="41"/></text:p>
          </table:table-cell>
          <table:table-cell office:value-type="string">
            <text:p>Prismas (Montevide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307</text:p>
          </table:table-cell>
          <table:table-cell office:value-type="string">
            <text:p>HISTÓRIA <text:s text:c="41"/></text:p>
          </table:table-cell>
          <table:table-cell office:value-type="string">
            <text:p>Pró-Posições (UNICAM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269</text:p>
          </table:table-cell>
          <table:table-cell office:value-type="string">
            <text:p>HISTÓRIA <text:s text:c="41"/></text:p>
          </table:table-cell>
          <table:table-cell office:value-type="string">
            <text:p>Problemas Brasileiros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HISTÓRIA <text:s text:c="41"/></text:p>
          </table:table-cell>
          <table:table-cell office:value-type="string">
            <text:p>Procesos. Revista ecuatoriana de histor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1-9091</text:p>
          </table:table-cell>
          <table:table-cell office:value-type="string">
            <text:p>HISTÓRIA <text:s text:c="41"/></text:p>
          </table:table-cell>
          <table:table-cell office:value-type="string">
            <text:p>PROHAL Monográfico. Revista Electrónica del Programa de Historia de América Lati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0032</text:p>
          </table:table-cell>
          <table:table-cell office:value-type="string">
            <text:p>HISTÓRIA <text:s text:c="41"/></text:p>
          </table:table-cell>
          <table:table-cell office:value-type="string">
            <text:p>Prohistoria (Rosari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442</text:p>
          </table:table-cell>
          <table:table-cell office:value-type="string">
            <text:p>HISTÓRIA <text:s text:c="41"/></text:p>
          </table:table-cell>
          <table:table-cell office:value-type="string">
            <text:p>Projeto História (PUCSP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631</text:p>
          </table:table-cell>
          <table:table-cell office:value-type="string">
            <text:p>HISTÓRIA <text:s text:c="41"/></text:p>
          </table:table-cell>
          <table:table-cell office:value-type="string">
            <text:p>Propostas Alternativ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408</text:p>
          </table:table-cell>
          <table:table-cell office:value-type="string">
            <text:p>HISTÓRIA <text:s text:c="41"/></text:p>
          </table:table-cell>
          <table:table-cell office:value-type="string">
            <text:p>Protestantismo em Rev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5-5187</text:p>
          </table:table-cell>
          <table:table-cell office:value-type="string">
            <text:p>HISTÓRIA <text:s text:c="41"/></text:p>
          </table:table-cell>
          <table:table-cell office:value-type="string">
            <text:p>Public Archae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570</text:p>
          </table:table-cell>
          <table:table-cell office:value-type="string">
            <text:p>HISTÓRIA <text:s text:c="41"/></text:p>
          </table:table-cell>
          <table:table-cell office:value-type="string">
            <text:p>Publicatio UEP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29X</text:p>
          </table:table-cell>
          <table:table-cell office:value-type="string">
            <text:p>HISTÓRIA <text:s text:c="41"/></text:p>
          </table:table-cell>
          <table:table-cell office:value-type="string">
            <text:p>Publicatio UEPG. Ciências Humanas, Ciências Socias Aplicadas, Linguística, Letras e Arte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667</text:p>
          </table:table-cell>
          <table:table-cell office:value-type="string">
            <text:p>HISTÓRIA <text:s text:c="41"/></text:p>
          </table:table-cell>
          <table:table-cell office:value-type="string">
            <text:p>PUCviva Rev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1-6936</text:p>
          </table:table-cell>
          <table:table-cell office:value-type="string">
            <text:p>HISTÓRIA <text:s text:c="41"/></text:p>
          </table:table-cell>
          <table:table-cell office:value-type="string">
            <text:p>Quaderni di Storia (Bari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3915</text:p>
          </table:table-cell>
          <table:table-cell office:value-type="string">
            <text:p>HISTÓRIA <text:s text:c="41"/></text:p>
          </table:table-cell>
          <table:table-cell office:value-type="string">
            <text:p>Quadrante (Lisbo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4-5987</text:p>
          </table:table-cell>
          <table:table-cell office:value-type="string">
            <text:p>HISTÓRIA <text:s text:c="41"/></text:p>
          </table:table-cell>
          <table:table-cell office:value-type="string">
            <text:p>Quadrante (Toky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389</text:p>
          </table:table-cell>
          <table:table-cell office:value-type="string">
            <text:p>HISTÓRIA <text:s text:c="41"/></text:p>
          </table:table-cell>
          <table:table-cell office:value-type="string">
            <text:p>Quaestio Iuri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992</text:p>
          </table:table-cell>
          <table:table-cell office:value-type="string">
            <text:p>HISTÓRIA <text:s text:c="41"/></text:p>
          </table:table-cell>
          <table:table-cell office:value-type="string">
            <text:p>Rádio em Revista (UFM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29X</text:p>
          </table:table-cell>
          <table:table-cell office:value-type="string">
            <text:p>HISTÓRIA <text:s text:c="41"/></text:p>
          </table:table-cell>
          <table:table-cell office:value-type="string">
            <text:p>Raído (UFG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623</text:p>
          </table:table-cell>
          <table:table-cell office:value-type="string">
            <text:p>HISTÓRIA <text:s text:c="41"/></text:p>
          </table:table-cell>
          <table:table-cell office:value-type="string">
            <text:p>Raízes (Fortalez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952</text:p>
          </table:table-cell>
          <table:table-cell office:value-type="string">
            <text:p>HISTÓRIA <text:s text:c="41"/></text:p>
          </table:table-cell>
          <table:table-cell office:value-type="string">
            <text:p>Raízes da Amazôn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5-4806</text:p>
          </table:table-cell>
          <table:table-cell office:value-type="string">
            <text:p>HISTÓRIA <text:s text:c="41"/></text:p>
          </table:table-cell>
          <table:table-cell office:value-type="string">
            <text:p>Razón y Palabr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5-1913</text:p>
          </table:table-cell>
          <table:table-cell office:value-type="string">
            <text:p>HISTÓRIA <text:s text:c="41"/></text:p>
          </table:table-cell>
          <table:table-cell office:value-type="string">
            <text:p>Razón y Revolució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930</text:p>
          </table:table-cell>
          <table:table-cell office:value-type="string">
            <text:p>HISTÓRIA <text:s text:c="41"/></text:p>
          </table:table-cell>
          <table:table-cell office:value-type="string">
            <text:p>RBCEH. Revista Brasileira de Ciências do Envelhecimento Human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434</text:p>
          </table:table-cell>
          <table:table-cell office:value-type="string">
            <text:p>HISTÓRIA <text:s text:c="41"/></text:p>
          </table:table-cell>
          <table:table-cell office:value-type="string">
            <text:p>REB. Revista Eclesiastica Brasileir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985</text:p>
          </table:table-cell>
          <table:table-cell office:value-type="string">
            <text:p>HISTÓRIA <text:s text:c="41"/></text:p>
          </table:table-cell>
          <table:table-cell office:value-type="string">
            <text:p>Recorde: Revista de História do Esport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831</text:p>
          </table:table-cell>
          <table:table-cell office:value-type="string">
            <text:p>HISTÓRIA <text:s text:c="41"/></text:p>
          </table:table-cell>
          <table:table-cell office:value-type="string">
            <text:p>REEL. Revista Eletrônica de Estudos Literári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842</text:p>
          </table:table-cell>
          <table:table-cell office:value-type="string">
            <text:p>HISTÓRIA <text:s text:c="41"/></text:p>
          </table:table-cell>
          <table:table-cell office:value-type="string">
            <text:p>Reflexão e Ação (UNISC. Impr.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784</text:p>
          </table:table-cell>
          <table:table-cell office:value-type="string">
            <text:p>HISTÓRIA <text:s text:c="41"/></text:p>
          </table:table-cell>
          <table:table-cell office:value-type="string">
            <text:p>Registro (Indaiatu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9199</text:p>
          </table:table-cell>
          <table:table-cell office:value-type="string">
            <text:p>HISTÓRIA <text:s text:c="41"/></text:p>
          </table:table-cell>
          <table:table-cell office:value-type="string">
            <text:p>Relações Internacionais (Lisbo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368</text:p>
          </table:table-cell>
          <table:table-cell office:value-type="string">
            <text:p>HISTÓRIA <text:s text:c="41"/></text:p>
          </table:table-cell>
          <table:table-cell office:value-type="string">
            <text:p>Relações Internacionais no Mundo Atu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881</text:p>
          </table:table-cell>
          <table:table-cell office:value-type="string">
            <text:p>HISTÓRIA <text:s text:c="41"/></text:p>
          </table:table-cell>
          <table:table-cell office:value-type="string">
            <text:p>Religião e Cultura (PUC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83X</text:p>
          </table:table-cell>
          <table:table-cell office:value-type="string">
            <text:p>HISTÓRIA <text:s text:c="41"/></text:p>
          </table:table-cell>
          <table:table-cell office:value-type="string">
            <text:p>Remate de Mal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1-748X</text:p>
          </table:table-cell>
          <table:table-cell office:value-type="string">
            <text:p>HISTÓRIA <text:s text:c="41"/></text:p>
          </table:table-cell>
          <table:table-cell office:value-type="string">
            <text:p>Reseñas.net (En líne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444</text:p>
          </table:table-cell>
          <table:table-cell office:value-type="string">
            <text:p>HISTÓRIA <text:s text:c="41"/></text:p>
          </table:table-cell>
          <table:table-cell office:value-type="string">
            <text:p>Resgate (UNICAM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222</text:p>
          </table:table-cell>
          <table:table-cell office:value-type="string">
            <text:p>HISTÓRIA <text:s text:c="41"/></text:p>
          </table:table-cell>
          <table:table-cell office:value-type="string">
            <text:p>Rever (PUC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1-1443</text:p>
          </table:table-cell>
          <table:table-cell office:value-type="string">
            <text:p>HISTÓRIA <text:s text:c="41"/></text:p>
          </table:table-cell>
          <table:table-cell office:value-type="string">
            <text:p>ReVista (Cambridge, Mass.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793</text:p>
          </table:table-cell>
          <table:table-cell office:value-type="string">
            <text:p>HISTÓRIA <text:s text:c="41"/></text:p>
          </table:table-cell>
          <table:table-cell office:value-type="string">
            <text:p>Revista 18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087</text:p>
          </table:table-cell>
          <table:table-cell office:value-type="string">
            <text:p>HISTÓRIA <text:s text:c="41"/></text:p>
          </table:table-cell>
          <table:table-cell office:value-type="string">
            <text:p>Revista Acadêmica - Faculdade de Direito do Recif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965</text:p>
          </table:table-cell>
          <table:table-cell office:value-type="string">
            <text:p>HISTÓRIA <text:s text:c="41"/></text:p>
          </table:table-cell>
          <table:table-cell office:value-type="string">
            <text:p>Revista Acadêmica Observatório de Inovação do Turism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354</text:p>
          </table:table-cell>
          <table:table-cell office:value-type="string">
            <text:p>HISTÓRIA <text:s text:c="41"/></text:p>
          </table:table-cell>
          <table:table-cell office:value-type="string">
            <text:p>Revista África e Africanidad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98X</text:p>
          </table:table-cell>
          <table:table-cell office:value-type="string">
            <text:p>HISTÓRIA <text:s text:c="41"/></text:p>
          </table:table-cell>
          <table:table-cell office:value-type="string">
            <text:p>Revista Ágora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096</text:p>
          </table:table-cell>
          <table:table-cell office:value-type="string">
            <text:p>HISTÓRIA <text:s text:c="41"/></text:p>
          </table:table-cell>
          <table:table-cell office:value-type="string">
            <text:p>Revista Ágora (Vitó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253</text:p>
          </table:table-cell>
          <table:table-cell office:value-type="string">
            <text:p>HISTÓRIA <text:s text:c="41"/></text:p>
          </table:table-cell>
          <table:table-cell office:value-type="string">
            <text:p>Revista Alamedas (Unioeste. Toled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792</text:p>
          </table:table-cell>
          <table:table-cell office:value-type="string">
            <text:p>HISTÓRIA <text:s text:c="41"/></text:p>
          </table:table-cell>
          <table:table-cell office:value-type="string">
            <text:p>Revista Alph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342</text:p>
          </table:table-cell>
          <table:table-cell office:value-type="string">
            <text:p>HISTÓRIA <text:s text:c="41"/></text:p>
          </table:table-cell>
          <table:table-cell office:value-type="string">
            <text:p>Revista Amazonense de Histór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4061</text:p>
          </table:table-cell>
          <table:table-cell office:value-type="string">
            <text:p>HISTÓRIA <text:s text:c="41"/></text:p>
          </table:table-cell>
          <table:table-cell office:value-type="string">
            <text:p>Revista Aquae Flavia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82X</text:p>
          </table:table-cell>
          <table:table-cell office:value-type="string">
            <text:p>HISTÓRIA <text:s text:c="41"/></text:p>
          </table:table-cell>
          <table:table-cell office:value-type="string">
            <text:p>Revista Arandu (Dourad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214</text:p>
          </table:table-cell>
          <table:table-cell office:value-type="string">
            <text:p>HISTÓRIA <text:s text:c="41"/></text:p>
          </table:table-cell>
          <table:table-cell office:value-type="string">
            <text:p>Revista Ártem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1002</text:p>
          </table:table-cell>
          <table:table-cell office:value-type="string">
            <text:p>HISTÓRIA <text:s text:c="41"/></text:p>
          </table:table-cell>
          <table:table-cell office:value-type="string">
            <text:p>Revista Atlântica de Cultura Ibero-American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398X</text:p>
          </table:table-cell>
          <table:table-cell office:value-type="string">
            <text:p>HISTÓRIA <text:s text:c="41"/></text:p>
          </table:table-cell>
          <table:table-cell office:value-type="string">
            <text:p>Revista Augustus (Rio de Janeir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225</text:p>
          </table:table-cell>
          <table:table-cell office:value-type="string">
            <text:p>HISTÓRIA <text:s text:c="41"/></text:p>
          </table:table-cell>
          <table:table-cell office:value-type="string">
            <text:p>Revista Aulas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500</text:p>
          </table:table-cell>
          <table:table-cell office:value-type="string">
            <text:p>HISTÓRIA <text:s text:c="41"/></text:p>
          </table:table-cell>
          <table:table-cell office:value-type="string">
            <text:p>Revista Autor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072</text:p>
          </table:table-cell>
          <table:table-cell office:value-type="string">
            <text:p>HISTÓRIA <text:s text:c="41"/></text:p>
          </table:table-cell>
          <table:table-cell office:value-type="string">
            <text:p>Revista Brasileira (Rio de Janeiro. 1941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16</text:p>
          </table:table-cell>
          <table:table-cell office:value-type="string">
            <text:p>HISTÓRIA <text:s text:c="41"/></text:p>
          </table:table-cell>
          <table:table-cell office:value-type="string">
            <text:p>Revista Brasileira de Cancer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400</text:p>
          </table:table-cell>
          <table:table-cell office:value-type="string">
            <text:p>HISTÓRIA <text:s text:c="41"/></text:p>
          </table:table-cell>
          <table:table-cell office:value-type="string">
            <text:p>Revista Brasileira de Ciências Crimin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289</text:p>
          </table:table-cell>
          <table:table-cell office:value-type="string">
            <text:p>HISTÓRIA <text:s text:c="41"/></text:p>
          </table:table-cell>
          <table:table-cell office:value-type="string">
            <text:p>Revista Brasileira de Ciências do Esport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09</text:p>
          </table:table-cell>
          <table:table-cell office:value-type="string">
            <text:p>HISTÓRIA <text:s text:c="41"/></text:p>
          </table:table-cell>
          <table:table-cell office:value-type="string">
            <text:p>Revista Brasileira de Ciências Sociais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9547</text:p>
          </table:table-cell>
          <table:table-cell office:value-type="string">
            <text:p>HISTÓRIA <text:s text:c="41"/></text:p>
          </table:table-cell>
          <table:table-cell office:value-type="string">
            <text:p>Revista Brasileira de Direito Constitucion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628</text:p>
          </table:table-cell>
          <table:table-cell office:value-type="string">
            <text:p>HISTÓRIA <text:s text:c="41"/></text:p>
          </table:table-cell>
          <table:table-cell office:value-type="string">
            <text:p>Revista Brasileira de Direito Municip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40</text:p>
          </table:table-cell>
          <table:table-cell office:value-type="string">
            <text:p>HISTÓRIA <text:s text:c="41"/></text:p>
          </table:table-cell>
          <table:table-cell office:value-type="string">
            <text:p>Revista Brasileira de Econom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478</text:p>
          </table:table-cell>
          <table:table-cell office:value-type="string">
            <text:p>HISTÓRIA <text:s text:c="41"/></text:p>
          </table:table-cell>
          <table:table-cell office:value-type="string">
            <text:p>Revista Brasileira de Educaçã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509</text:p>
          </table:table-cell>
          <table:table-cell office:value-type="string">
            <text:p>HISTÓRIA <text:s text:c="41"/></text:p>
          </table:table-cell>
          <table:table-cell office:value-type="string">
            <text:p>Revista Brasileira de Educação Física e Esporte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098</text:p>
          </table:table-cell>
          <table:table-cell office:value-type="string">
            <text:p>HISTÓRIA <text:s text:c="41"/></text:p>
          </table:table-cell>
          <table:table-cell office:value-type="string">
            <text:p>Revista Brasileira de Estudos de População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115</text:p>
          </table:table-cell>
          <table:table-cell office:value-type="string">
            <text:p>HISTÓRIA <text:s text:c="41"/></text:p>
          </table:table-cell>
          <table:table-cell office:value-type="string">
            <text:p>Revista Brasileira de Estudos Urbanos e Regionais (ANPUR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39X</text:p>
          </table:table-cell>
          <table:table-cell office:value-type="string">
            <text:p>HISTÓRIA <text:s text:c="41"/></text:p>
          </table:table-cell>
          <table:table-cell office:value-type="string">
            <text:p>Revista Brasileira de Gestão e Desenvolvimento Reg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188</text:p>
          </table:table-cell>
          <table:table-cell office:value-type="string">
            <text:p>HISTÓRIA <text:s text:c="41"/></text:p>
          </table:table-cell>
          <table:table-cell office:value-type="string">
            <text:p>Revista Brasileira de História (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902</text:p>
          </table:table-cell>
          <table:table-cell office:value-type="string">
            <text:p>HISTÓRIA <text:s text:c="41"/></text:p>
          </table:table-cell>
          <table:table-cell office:value-type="string">
            <text:p>Revista Brasileira de História da Educaçã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55X</text:p>
          </table:table-cell>
          <table:table-cell office:value-type="string">
            <text:p>HISTÓRIA <text:s text:c="41"/></text:p>
          </table:table-cell>
          <table:table-cell office:value-type="string">
            <text:p>Revista Brasileira de História da Matemát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850</text:p>
          </table:table-cell>
          <table:table-cell office:value-type="string">
            <text:p>HISTÓRIA <text:s text:c="41"/></text:p>
          </table:table-cell>
          <table:table-cell office:value-type="string">
            <text:p>Revista Brasileira de História das Religiõ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329</text:p>
          </table:table-cell>
          <table:table-cell office:value-type="string">
            <text:p>HISTÓRIA <text:s text:c="41"/></text:p>
          </table:table-cell>
          <table:table-cell office:value-type="string">
            <text:p>Revista Brasileira de Política Internacional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784</text:p>
          </table:table-cell>
          <table:table-cell office:value-type="string">
            <text:p>HISTÓRIA <text:s text:c="41"/></text:p>
          </table:table-cell>
          <table:table-cell office:value-type="string">
            <text:p>Revista Brasileira do Caribe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021</text:p>
          </table:table-cell>
          <table:table-cell office:value-type="string">
            <text:p>HISTÓRIA <text:s text:c="41"/></text:p>
          </table:table-cell>
          <table:table-cell office:value-type="string">
            <text:p>Revista CADE-FMJ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664</text:p>
          </table:table-cell>
          <table:table-cell office:value-type="string">
            <text:p>HISTÓRIA <text:s text:c="41"/></text:p>
          </table:table-cell>
          <table:table-cell office:value-type="string">
            <text:p>Revista CESUM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876X</text:p>
          </table:table-cell>
          <table:table-cell office:value-type="string">
            <text:p>HISTÓRIA <text:s text:c="41"/></text:p>
          </table:table-cell>
          <table:table-cell office:value-type="string">
            <text:p>Revista Chilena de Antropología Visu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266X</text:p>
          </table:table-cell>
          <table:table-cell office:value-type="string">
            <text:p>HISTÓRIA <text:s text:c="41"/></text:p>
          </table:table-cell>
          <table:table-cell office:value-type="string">
            <text:p>Revista Chrônid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983</text:p>
          </table:table-cell>
          <table:table-cell office:value-type="string">
            <text:p>HISTÓRIA <text:s text:c="41"/></text:p>
          </table:table-cell>
          <table:table-cell office:value-type="string">
            <text:p>Revista Cidade Nova (Cessou em 2007. Cont. ISSN 1983-6031 Revista do Arquivo Geral da Cidade do 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4X</text:p>
          </table:table-cell>
          <table:table-cell office:value-type="string">
            <text:p>HISTÓRIA <text:s text:c="41"/></text:p>
          </table:table-cell>
          <table:table-cell office:value-type="string">
            <text:p>Revista Cientifica (UFM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912</text:p>
          </table:table-cell>
          <table:table-cell office:value-type="string">
            <text:p>HISTÓRIA <text:s text:c="41"/></text:p>
          </table:table-cell>
          <table:table-cell office:value-type="string">
            <text:p>Revista Científica da FAMIN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915</text:p>
          </table:table-cell>
          <table:table-cell office:value-type="string">
            <text:p>HISTÓRIA <text:s text:c="41"/></text:p>
          </table:table-cell>
          <table:table-cell office:value-type="string">
            <text:p>Revista Científica/FAP (Curitib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1106</text:p>
          </table:table-cell>
          <table:table-cell office:value-type="string">
            <text:p>HISTÓRIA <text:s text:c="41"/></text:p>
          </table:table-cell>
          <table:table-cell office:value-type="string">
            <text:p>Revista Crítica de Ciências Soci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698</text:p>
          </table:table-cell>
          <table:table-cell office:value-type="string">
            <text:p>HISTÓRIA <text:s text:c="41"/></text:p>
          </table:table-cell>
          <table:table-cell office:value-type="string">
            <text:p>Revista Culturas Jurídicas (Edição em portuguê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554</text:p>
          </table:table-cell>
          <table:table-cell office:value-type="string">
            <text:p>HISTÓRIA <text:s text:c="41"/></text:p>
          </table:table-cell>
          <table:table-cell office:value-type="string">
            <text:p>Revista D (Uniritter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545</text:p>
          </table:table-cell>
          <table:table-cell office:value-type="string">
            <text:p>HISTÓRIA <text:s text:c="41"/></text:p>
          </table:table-cell>
          <table:table-cell office:value-type="string">
            <text:p>Revista da Academia Brasileira de Fil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247</text:p>
          </table:table-cell>
          <table:table-cell office:value-type="string">
            <text:p>HISTÓRIA <text:s text:c="41"/></text:p>
          </table:table-cell>
          <table:table-cell office:value-type="string">
            <text:p>Revista da Academia Brasileira de Letr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272</text:p>
          </table:table-cell>
          <table:table-cell office:value-type="string">
            <text:p>HISTÓRIA <text:s text:c="41"/></text:p>
          </table:table-cell>
          <table:table-cell office:value-type="string">
            <text:p>Revista da Academia Paranaense de Letras Juríd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363</text:p>
          </table:table-cell>
          <table:table-cell office:value-type="string">
            <text:p>HISTÓRIA <text:s text:c="41"/></text:p>
          </table:table-cell>
          <table:table-cell office:value-type="string">
            <text:p>Revista da Ajur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564</text:p>
          </table:table-cell>
          <table:table-cell office:value-type="string">
            <text:p>HISTÓRIA <text:s text:c="41"/></text:p>
          </table:table-cell>
          <table:table-cell office:value-type="string">
            <text:p>Revista da ANPOL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803</text:p>
          </table:table-cell>
          <table:table-cell office:value-type="string">
            <text:p>HISTÓRIA <text:s text:c="41"/></text:p>
          </table:table-cell>
          <table:table-cell office:value-type="string">
            <text:p>Revista da APG (PUC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513</text:p>
          </table:table-cell>
          <table:table-cell office:value-type="string">
            <text:p>HISTÓRIA <text:s text:c="41"/></text:p>
          </table:table-cell>
          <table:table-cell office:value-type="string">
            <text:p>Revista da Cátedra Jaime Cortesão (U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315</text:p>
          </table:table-cell>
          <table:table-cell office:value-type="string">
            <text:p>HISTÓRIA <text:s text:c="41"/></text:p>
          </table:table-cell>
          <table:table-cell office:value-type="string">
            <text:p>Revista da Faculdade de Direito. Universidade Federal do Paraná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164X</text:p>
          </table:table-cell>
          <table:table-cell office:value-type="string">
            <text:p>HISTÓRIA <text:s text:c="41"/></text:p>
          </table:table-cell>
          <table:table-cell office:value-type="string">
            <text:p>Revista da Faculdade de Letras. Série de Históri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887</text:p>
          </table:table-cell>
          <table:table-cell office:value-type="string">
            <text:p>HISTÓRIA <text:s text:c="41"/></text:p>
          </table:table-cell>
          <table:table-cell office:value-type="string">
            <text:p>Revista da Fundação Pedro Calm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480</text:p>
          </table:table-cell>
          <table:table-cell office:value-type="string">
            <text:p>HISTÓRIA <text:s text:c="41"/></text:p>
          </table:table-cell>
          <table:table-cell office:value-type="string">
            <text:p>Revista da Procuradoria Geral do Estado do Rio Grande do Su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544</text:p>
          </table:table-cell>
          <table:table-cell office:value-type="string">
            <text:p>HISTÓRIA <text:s text:c="41"/></text:p>
          </table:table-cell>
          <table:table-cell office:value-type="string">
            <text:p>Revista da SBPH (Curitib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085</text:p>
          </table:table-cell>
          <table:table-cell office:value-type="string">
            <text:p>HISTÓRIA <text:s text:c="41"/></text:p>
          </table:table-cell>
          <table:table-cell office:value-type="string">
            <text:p>Revista da Seção Judiciária do Rio de Janeir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979</text:p>
          </table:table-cell>
          <table:table-cell office:value-type="string">
            <text:p>HISTÓRIA <text:s text:c="41"/></text:p>
          </table:table-cell>
          <table:table-cell office:value-type="string">
            <text:p>Revista da Sociedade Brasileira de Economia Polít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188</text:p>
          </table:table-cell>
          <table:table-cell office:value-type="string">
            <text:p>HISTÓRIA <text:s text:c="41"/></text:p>
          </table:table-cell>
          <table:table-cell office:value-type="string">
            <text:p>Revista da Sociedade Brasileira de História da Ciência (Cessou em 2007. Cont. ISSN 1983-4713 Revista Brasileira de História da Ciênci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516</text:p>
          </table:table-cell>
          <table:table-cell office:value-type="string">
            <text:p>HISTÓRIA <text:s text:c="41"/></text:p>
          </table:table-cell>
          <table:table-cell office:value-type="string">
            <text:p>Revista da Sociedade Wilhelm Reich/R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060</text:p>
          </table:table-cell>
          <table:table-cell office:value-type="string">
            <text:p>HISTÓRIA <text:s text:c="41"/></text:p>
          </table:table-cell>
          <table:table-cell office:value-type="string">
            <text:p>Revista das Produções Científicas Fênix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0062</text:p>
          </table:table-cell>
          <table:table-cell office:value-type="string">
            <text:p>HISTÓRIA <text:s text:c="41"/></text:p>
          </table:table-cell>
          <table:table-cell office:value-type="string">
            <text:p>Revista de Arqueologí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420</text:p>
          </table:table-cell>
          <table:table-cell office:value-type="string">
            <text:p>HISTÓRIA <text:s text:c="41"/></text:p>
          </table:table-cell>
          <table:table-cell office:value-type="string">
            <text:p>Revista de Arqueologia (Sociedade de Arqueologia Brasileira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039</text:p>
          </table:table-cell>
          <table:table-cell office:value-type="string">
            <text:p>HISTÓRIA <text:s text:c="41"/></text:p>
          </table:table-cell>
          <table:table-cell office:value-type="string">
            <text:p>Revista de Ciências da 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2352</text:p>
          </table:table-cell>
          <table:table-cell office:value-type="string">
            <text:p>HISTÓRIA <text:s text:c="41"/></text:p>
          </table:table-cell>
          <table:table-cell office:value-type="string">
            <text:p>Revista de Ciências Históricas (Cessou em 2003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684</text:p>
          </table:table-cell>
          <table:table-cell office:value-type="string">
            <text:p>HISTÓRIA <text:s text:c="41"/></text:p>
          </table:table-cell>
          <table:table-cell office:value-type="string">
            <text:p>Revista de Ciências Humanas (Frederico Westphalen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111</text:p>
          </table:table-cell>
          <table:table-cell office:value-type="string">
            <text:p>HISTÓRIA <text:s text:c="41"/></text:p>
          </table:table-cell>
          <table:table-cell office:value-type="string">
            <text:p>Revista de Ciencias Humanas (UFP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589</text:p>
          </table:table-cell>
          <table:table-cell office:value-type="string">
            <text:p>HISTÓRIA <text:s text:c="41"/></text:p>
          </table:table-cell>
          <table:table-cell office:value-type="string">
            <text:p>Revista de Ciências Humanas (UFSC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251</text:p>
          </table:table-cell>
          <table:table-cell office:value-type="string">
            <text:p>HISTÓRIA <text:s text:c="41"/></text:p>
          </table:table-cell>
          <table:table-cell office:value-type="string">
            <text:p>Revista de Cultura da Bah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086</text:p>
          </table:table-cell>
          <table:table-cell office:value-type="string">
            <text:p>HISTÓRIA <text:s text:c="41"/></text:p>
          </table:table-cell>
          <table:table-cell office:value-type="string">
            <text:p>Revista de Cultura do Pará (Cessou em 1979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529</text:p>
          </table:table-cell>
          <table:table-cell office:value-type="string">
            <text:p>HISTÓRIA <text:s text:c="41"/></text:p>
          </table:table-cell>
          <table:table-cell office:value-type="string">
            <text:p>Revista de Cultura Teológ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712</text:p>
          </table:table-cell>
          <table:table-cell office:value-type="string">
            <text:p>HISTÓRIA <text:s text:c="41"/></text:p>
          </table:table-cell>
          <table:table-cell office:value-type="string">
            <text:p>Revista de Direito (CESUSC. 2006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72X</text:p>
          </table:table-cell>
          <table:table-cell office:value-type="string">
            <text:p>HISTÓRIA <text:s text:c="41"/></text:p>
          </table:table-cell>
          <table:table-cell office:value-type="string">
            <text:p>Revista de Direito Constitucional e Internac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280</text:p>
          </table:table-cell>
          <table:table-cell office:value-type="string">
            <text:p>HISTÓRIA <text:s text:c="41"/></text:p>
          </table:table-cell>
          <table:table-cell office:value-type="string">
            <text:p>Revista de Direito e Liber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683</text:p>
          </table:table-cell>
          <table:table-cell office:value-type="string">
            <text:p>HISTÓRIA <text:s text:c="41"/></text:p>
          </table:table-cell>
          <table:table-cell office:value-type="string">
            <text:p>Revista de Divulgação Científ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002</text:p>
          </table:table-cell>
          <table:table-cell office:value-type="string">
            <text:p>HISTÓRIA <text:s text:c="41"/></text:p>
          </table:table-cell>
          <table:table-cell office:value-type="string">
            <text:p>Revista de Economia Mackenzi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57</text:p>
          </table:table-cell>
          <table:table-cell office:value-type="string">
            <text:p>HISTÓRIA <text:s text:c="41"/></text:p>
          </table:table-cell>
          <table:table-cell office:value-type="string">
            <text:p>Revista de Economia Polít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674</text:p>
          </table:table-cell>
          <table:table-cell office:value-type="string">
            <text:p>HISTÓRIA <text:s text:c="41"/></text:p>
          </table:table-cell>
          <table:table-cell office:value-type="string">
            <text:p>Revista de Economia Política e História Econôm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880</text:p>
          </table:table-cell>
          <table:table-cell office:value-type="string">
            <text:p>HISTÓRIA <text:s text:c="41"/></text:p>
          </table:table-cell>
          <table:table-cell office:value-type="string">
            <text:p>Revista de Educação CEAP (Cessou em 2004. Cont. ISSN 1808-0669 Presente! (Salvador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5622</text:p>
          </table:table-cell>
          <table:table-cell office:value-type="string">
            <text:p>HISTÓRIA <text:s text:c="41"/></text:p>
          </table:table-cell>
          <table:table-cell office:value-type="string">
            <text:p>Revista de Educação Popular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62</text:p>
          </table:table-cell>
          <table:table-cell office:value-type="string">
            <text:p>HISTÓRIA <text:s text:c="41"/></text:p>
          </table:table-cell>
          <table:table-cell office:value-type="string">
            <text:p>Revista de Educação Publica (UFM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5256</text:p>
          </table:table-cell>
          <table:table-cell office:value-type="string">
            <text:p>HISTÓRIA <text:s text:c="41"/></text:p>
          </table:table-cell>
          <table:table-cell office:value-type="string">
            <text:p>Revista de Estudios Trasandino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7325</text:p>
          </table:table-cell>
          <table:table-cell office:value-type="string">
            <text:p>HISTÓRIA <text:s text:c="41"/></text:p>
          </table:table-cell>
          <table:table-cell office:value-type="string">
            <text:p>Revista de Estudos Amazônic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698</text:p>
          </table:table-cell>
          <table:table-cell office:value-type="string">
            <text:p>HISTÓRIA <text:s text:c="41"/></text:p>
          </table:table-cell>
          <table:table-cell office:value-type="string">
            <text:p>Revista de Estudos Crimin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261</text:p>
          </table:table-cell>
          <table:table-cell office:value-type="string">
            <text:p>HISTÓRIA <text:s text:c="41"/></text:p>
          </table:table-cell>
          <table:table-cell office:value-type="string">
            <text:p>Revista de Estudos do Norte Goian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904</text:p>
          </table:table-cell>
          <table:table-cell office:value-type="string">
            <text:p>HISTÓRIA <text:s text:c="41"/></text:p>
          </table:table-cell>
          <table:table-cell office:value-type="string">
            <text:p>Revista de Estudos Judaicos (Belo Horizon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437</text:p>
          </table:table-cell>
          <table:table-cell office:value-type="string">
            <text:p>HISTÓRIA <text:s text:c="41"/></text:p>
          </table:table-cell>
          <table:table-cell office:value-type="string">
            <text:p>Revista de Estudos Universitárias (Soroca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817</text:p>
          </table:table-cell>
          <table:table-cell office:value-type="string">
            <text:p>HISTÓRIA <text:s text:c="41"/></text:p>
          </table:table-cell>
          <table:table-cell office:value-type="string">
            <text:p>Revista de Geografia (UFM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9108</text:p>
          </table:table-cell>
          <table:table-cell office:value-type="string">
            <text:p>HISTÓRIA <text:s text:c="41"/></text:p>
          </table:table-cell>
          <table:table-cell office:value-type="string">
            <text:p>Revista de Historia (Concepción. Impres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001</text:p>
          </table:table-cell>
          <table:table-cell office:value-type="string">
            <text:p>HISTÓRIA <text:s text:c="41"/></text:p>
          </table:table-cell>
          <table:table-cell office:value-type="string">
            <text:p>Revista de História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120</text:p>
          </table:table-cell>
          <table:table-cell office:value-type="string">
            <text:p>HISTÓRIA <text:s text:c="41"/></text:p>
          </table:table-cell>
          <table:table-cell office:value-type="string">
            <text:p>Revista de História (UFE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309</text:p>
          </table:table-cell>
          <table:table-cell office:value-type="string">
            <text:p>HISTÓRIA <text:s text:c="41"/></text:p>
          </table:table-cell>
          <table:table-cell office:value-type="string">
            <text:p>Revista de Historia (USP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83X</text:p>
          </table:table-cell>
          <table:table-cell office:value-type="string">
            <text:p>HISTÓRIA <text:s text:c="41"/></text:p>
          </table:table-cell>
          <table:table-cell office:value-type="string">
            <text:p>Revista de História Comparada (UFRJ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1762</text:p>
          </table:table-cell>
          <table:table-cell office:value-type="string">
            <text:p>HISTÓRIA <text:s text:c="41"/></text:p>
          </table:table-cell>
          <table:table-cell office:value-type="string">
            <text:p>Revista de História da Ar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874</text:p>
          </table:table-cell>
          <table:table-cell office:value-type="string">
            <text:p>HISTÓRIA <text:s text:c="41"/></text:p>
          </table:table-cell>
          <table:table-cell office:value-type="string">
            <text:p>Revista de História da Arte e Arque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801</text:p>
          </table:table-cell>
          <table:table-cell office:value-type="string">
            <text:p>HISTÓRIA <text:s text:c="41"/></text:p>
          </table:table-cell>
          <table:table-cell office:value-type="string">
            <text:p>Revista de História da UP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0958</text:p>
          </table:table-cell>
          <table:table-cell office:value-type="string">
            <text:p>HISTÓRIA <text:s text:c="41"/></text:p>
          </table:table-cell>
          <table:table-cell office:value-type="string">
            <text:p>Revista de História das Ideia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055</text:p>
          </table:table-cell>
          <table:table-cell office:value-type="string">
            <text:p>HISTÓRIA <text:s text:c="41"/></text:p>
          </table:table-cell>
          <table:table-cell office:value-type="string">
            <text:p>Revista de História Reg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0-5029</text:p>
          </table:table-cell>
          <table:table-cell office:value-type="string">
            <text:p>HISTÓRIA <text:s text:c="41"/></text:p>
          </table:table-cell>
          <table:table-cell office:value-type="string">
            <text:p>Revista de Humanidad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42X</text:p>
          </table:table-cell>
          <table:table-cell office:value-type="string">
            <text:p>HISTÓRIA <text:s text:c="41"/></text:p>
          </table:table-cell>
          <table:table-cell office:value-type="string">
            <text:p>Revista de Humanidades (UNIFO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341</text:p>
          </table:table-cell>
          <table:table-cell office:value-type="string">
            <text:p>HISTÓRIA <text:s text:c="41"/></text:p>
          </table:table-cell>
          <table:table-cell office:value-type="string">
            <text:p>Revista de India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35X</text:p>
          </table:table-cell>
          <table:table-cell office:value-type="string">
            <text:p>HISTÓRIA <text:s text:c="41"/></text:p>
          </table:table-cell>
          <table:table-cell office:value-type="string">
            <text:p>Revista de Informação Legislat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394</text:p>
          </table:table-cell>
          <table:table-cell office:value-type="string">
            <text:p>HISTÓRIA <text:s text:c="41"/></text:p>
          </table:table-cell>
          <table:table-cell office:value-type="string">
            <text:p>Revista de Interpretação Bíblica Latino-Americ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4-9765</text:p>
          </table:table-cell>
          <table:table-cell office:value-type="string">
            <text:p>HISTÓRIA <text:s text:c="41"/></text:p>
          </table:table-cell>
          <table:table-cell office:value-type="string">
            <text:p>Revista de la Fundación Juan José Carrar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886</text:p>
          </table:table-cell>
          <table:table-cell office:value-type="string">
            <text:p>HISTÓRIA <text:s text:c="41"/></text:p>
          </table:table-cell>
          <table:table-cell office:value-type="string">
            <text:p>Revista de Letras (UNESP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740</text:p>
          </table:table-cell>
          <table:table-cell office:value-type="string">
            <text:p>HISTÓRIA <text:s text:c="41"/></text:p>
          </table:table-cell>
          <table:table-cell office:value-type="string">
            <text:p>Revista de Politicas Publicas (UFM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910</text:p>
          </table:table-cell>
          <table:table-cell office:value-type="string">
            <text:p>HISTÓRIA <text:s text:c="41"/></text:p>
          </table:table-cell>
          <table:table-cell office:value-type="string">
            <text:p>Revista de Saúde Pública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478</text:p>
          </table:table-cell>
          <table:table-cell office:value-type="string">
            <text:p>HISTÓRIA <text:s text:c="41"/></text:p>
          </table:table-cell>
          <table:table-cell office:value-type="string">
            <text:p>Revista de Sociologia e Política (UFPR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2011</text:p>
          </table:table-cell>
          <table:table-cell office:value-type="string">
            <text:p>HISTÓRIA <text:s text:c="41"/></text:p>
          </table:table-cell>
          <table:table-cell office:value-type="string">
            <text:p>Revista Debate (Buenos Air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5-2868</text:p>
          </table:table-cell>
          <table:table-cell office:value-type="string">
            <text:p>HISTÓRIA <text:s text:c="41"/></text:p>
          </table:table-cell>
          <table:table-cell office:value-type="string">
            <text:p>Revista del Archivo General de la Nació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1-4713</text:p>
          </table:table-cell>
          <table:table-cell office:value-type="string">
            <text:p>HISTÓRIA <text:s text:c="41"/></text:p>
          </table:table-cell>
          <table:table-cell office:value-type="string">
            <text:p>Revista del CESL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608</text:p>
          </table:table-cell>
          <table:table-cell office:value-type="string">
            <text:p>HISTÓRIA <text:s text:c="41"/></text:p>
          </table:table-cell>
          <table:table-cell office:value-type="string">
            <text:p>Revista Desenvolvimento Soc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898</text:p>
          </table:table-cell>
          <table:table-cell office:value-type="string">
            <text:p>HISTÓRIA <text:s text:c="41"/></text:p>
          </table:table-cell>
          <table:table-cell office:value-type="string">
            <text:p>Revista Diálog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031</text:p>
          </table:table-cell>
          <table:table-cell office:value-type="string">
            <text:p>HISTÓRIA <text:s text:c="41"/></text:p>
          </table:table-cell>
          <table:table-cell office:value-type="string">
            <text:p>Revista do Arquivo Geral da Cidade do Rio de Janeir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769</text:p>
          </table:table-cell>
          <table:table-cell office:value-type="string">
            <text:p>HISTÓRIA <text:s text:c="41"/></text:p>
          </table:table-cell>
          <table:table-cell office:value-type="string">
            <text:p>Revista do Arquivo Histórico de Joinvill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68</text:p>
          </table:table-cell>
          <table:table-cell office:value-type="string">
            <text:p>HISTÓRIA <text:s text:c="41"/></text:p>
          </table:table-cell>
          <table:table-cell office:value-type="string">
            <text:p>Revista do Arquivo Publico Mineir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15X</text:p>
          </table:table-cell>
          <table:table-cell office:value-type="string">
            <text:p>HISTÓRIA <text:s text:c="41"/></text:p>
          </table:table-cell>
          <table:table-cell office:value-type="string">
            <text:p>Revista do Centro de Estudos Portugueses (UFMG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093</text:p>
          </table:table-cell>
          <table:table-cell office:value-type="string">
            <text:p>HISTÓRIA <text:s text:c="41"/></text:p>
          </table:table-cell>
          <table:table-cell office:value-type="string">
            <text:p>Revista do CEP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496</text:p>
          </table:table-cell>
          <table:table-cell office:value-type="string">
            <text:p>HISTÓRIA <text:s text:c="41"/></text:p>
          </table:table-cell>
          <table:table-cell office:value-type="string">
            <text:p>Revista do Direito (UNISC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543</text:p>
          </table:table-cell>
          <table:table-cell office:value-type="string">
            <text:p>HISTÓRIA <text:s text:c="41"/></text:p>
          </table:table-cell>
          <table:table-cell office:value-type="string">
            <text:p>Revista do Direito Imobiliár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7284</text:p>
          </table:table-cell>
          <table:table-cell office:value-type="string">
            <text:p>HISTÓRIA <text:s text:c="41"/></text:p>
          </table:table-cell>
          <table:table-cell office:value-type="string">
            <text:p>Revista do Exército Brasileir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428</text:p>
          </table:table-cell>
          <table:table-cell office:value-type="string">
            <text:p>HISTÓRIA <text:s text:c="41"/></text:p>
          </table:table-cell>
          <table:table-cell office:value-type="string">
            <text:p>Revista do Instituto de Ciências Human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3874</text:p>
          </table:table-cell>
          <table:table-cell office:value-type="string">
            <text:p>HISTÓRIA <text:s text:c="41"/></text:p>
          </table:table-cell>
          <table:table-cell office:value-type="string">
            <text:p>Revista do Instituto de Estudos Brasileiro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3890</text:p>
          </table:table-cell>
          <table:table-cell office:value-type="string">
            <text:p>HISTÓRIA <text:s text:c="41"/></text:p>
          </table:table-cell>
          <table:table-cell office:value-type="string">
            <text:p>Revista do Instituto de Geografia e Historia Militar do Brasi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585</text:p>
          </table:table-cell>
          <table:table-cell office:value-type="string">
            <text:p>HISTÓRIA <text:s text:c="41"/></text:p>
          </table:table-cell>
          <table:table-cell office:value-type="string">
            <text:p>Revista do Instituto do Ceará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44X</text:p>
          </table:table-cell>
          <table:table-cell office:value-type="string">
            <text:p>HISTÓRIA <text:s text:c="41"/></text:p>
          </table:table-cell>
          <table:table-cell office:value-type="string">
            <text:p>Revista do Instituto Geográphico e Histórico da Bah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897</text:p>
          </table:table-cell>
          <table:table-cell office:value-type="string">
            <text:p>HISTÓRIA <text:s text:c="41"/></text:p>
          </table:table-cell>
          <table:table-cell office:value-type="string">
            <text:p>Revista do Instituto Histórico e Geográfico de Mato Gross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669</text:p>
          </table:table-cell>
          <table:table-cell office:value-type="string">
            <text:p>HISTÓRIA <text:s text:c="41"/></text:p>
          </table:table-cell>
          <table:table-cell office:value-type="string">
            <text:p>Revista do Instituto Historico e Geografico de Santa Catari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347</text:p>
          </table:table-cell>
          <table:table-cell office:value-type="string">
            <text:p>HISTÓRIA <text:s text:c="41"/></text:p>
          </table:table-cell>
          <table:table-cell office:value-type="string">
            <text:p>Revista do Instituto Histórico e Geográfico de Sergip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678</text:p>
          </table:table-cell>
          <table:table-cell office:value-type="string">
            <text:p>HISTÓRIA <text:s text:c="41"/></text:p>
          </table:table-cell>
          <table:table-cell office:value-type="string">
            <text:p>Revista do Instituto Histórico e Geográfico do Rio de Janeir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484</text:p>
          </table:table-cell>
          <table:table-cell office:value-type="string">
            <text:p>HISTÓRIA <text:s text:c="41"/></text:p>
          </table:table-cell>
          <table:table-cell office:value-type="string">
            <text:p>Revista do Instituto Histórico e Geográfico do Rio Grande do Su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366</text:p>
          </table:table-cell>
          <table:table-cell office:value-type="string">
            <text:p>HISTÓRIA <text:s text:c="41"/></text:p>
          </table:table-cell>
          <table:table-cell office:value-type="string">
            <text:p>Revista do Instituto Histórico e Geographico Brazileiro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201</text:p>
          </table:table-cell>
          <table:table-cell office:value-type="string">
            <text:p>HISTÓRIA <text:s text:c="41"/></text:p>
          </table:table-cell>
          <table:table-cell office:value-type="string">
            <text:p>Revista do Mestrado de História (Universidade Severino Sombr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709</text:p>
          </table:table-cell>
          <table:table-cell office:value-type="string">
            <text:p>HISTÓRIA <text:s text:c="41"/></text:p>
          </table:table-cell>
          <table:table-cell office:value-type="string">
            <text:p>Revista do Museu de Arqueologia e Etnolog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355</text:p>
          </table:table-cell>
          <table:table-cell office:value-type="string">
            <text:p>HISTÓRIA <text:s text:c="41"/></text:p>
          </table:table-cell>
          <table:table-cell office:value-type="string">
            <text:p>Revista do Museu Nacional (Cessou em 1945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2234-1234</text:p>
          </table:table-cell>
          <table:table-cell office:value-type="string">
            <text:p>HISTÓRIA <text:s text:c="41"/></text:p>
          </table:table-cell>
          <table:table-cell office:value-type="string">
            <text:p>Revista do Núcleo de Estudos de América Latina e Carib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2563</text:p>
          </table:table-cell>
          <table:table-cell office:value-type="string">
            <text:p>HISTÓRIA <text:s text:c="41"/></text:p>
          </table:table-cell>
          <table:table-cell office:value-type="string">
            <text:p>Revista do Serviço do Patrimônio Histórico e Artístico Nacional (Cessou em 1945. Cont. 0102-2571 Revista do Serviço do Patrimônio Histórico e Artístico Nacional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963</text:p>
          </table:table-cell>
          <table:table-cell office:value-type="string">
            <text:p>HISTÓRIA <text:s text:c="41"/></text:p>
          </table:table-cell>
          <table:table-cell office:value-type="string">
            <text:p>Revista Dominicana de Te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430</text:p>
          </table:table-cell>
          <table:table-cell office:value-type="string">
            <text:p>HISTÓRIA <text:s text:c="41"/></text:p>
          </table:table-cell>
          <table:table-cell office:value-type="string">
            <text:p>Revista Educação em Movim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735</text:p>
          </table:table-cell>
          <table:table-cell office:value-type="string">
            <text:p>HISTÓRIA <text:s text:c="41"/></text:p>
          </table:table-cell>
          <table:table-cell office:value-type="string">
            <text:p>Revista Educação em Questão (UFRN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061</text:p>
          </table:table-cell>
          <table:table-cell office:value-type="string">
            <text:p>HISTÓRIA <text:s text:c="41"/></text:p>
          </table:table-cell>
          <table:table-cell office:value-type="string">
            <text:p>Revista Eletrônica da ANPHLAC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759</text:p>
          </table:table-cell>
          <table:table-cell office:value-type="string">
            <text:p>HISTÓRIA <text:s text:c="41"/></text:p>
          </table:table-cell>
          <table:table-cell office:value-type="string">
            <text:p>Revista Eletrônica de História do Brasi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646</text:p>
          </table:table-cell>
          <table:table-cell office:value-type="string">
            <text:p>HISTÓRIA <text:s text:c="41"/></text:p>
          </table:table-cell>
          <table:table-cell office:value-type="string">
            <text:p>Revista Eletrônica de Turismo Cultural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182</text:p>
          </table:table-cell>
          <table:table-cell office:value-type="string">
            <text:p>HISTÓRIA <text:s text:c="41"/></text:p>
          </table:table-cell>
          <table:table-cell office:value-type="string">
            <text:p>Revista Eletrônica do Instituto de Humanidad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434</text:p>
          </table:table-cell>
          <table:table-cell office:value-type="string">
            <text:p>HISTÓRIA <text:s text:c="41"/></text:p>
          </table:table-cell>
          <table:table-cell office:value-type="string">
            <text:p>Revista Eletrônica História em Reflexão (UFG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305</text:p>
          </table:table-cell>
          <table:table-cell office:value-type="string">
            <text:p>HISTÓRIA <text:s text:c="41"/></text:p>
          </table:table-cell>
          <table:table-cell office:value-type="string">
            <text:p>Revista Eletrônica Polidisciplinar Vô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813</text:p>
          </table:table-cell>
          <table:table-cell office:value-type="string">
            <text:p>HISTÓRIA <text:s text:c="41"/></text:p>
          </table:table-cell>
          <table:table-cell office:value-type="string">
            <text:p>Revista Enfoques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186</text:p>
          </table:table-cell>
          <table:table-cell office:value-type="string">
            <text:p>HISTÓRIA <text:s text:c="41"/></text:p>
          </table:table-cell>
          <table:table-cell office:value-type="string">
            <text:p>Revista Espaço Acadêmico (UE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18X</text:p>
          </table:table-cell>
          <table:table-cell office:value-type="string">
            <text:p>HISTÓRIA <text:s text:c="41"/></text:p>
          </table:table-cell>
          <table:table-cell office:value-type="string">
            <text:p>Revista Espaço da Soph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7-8875</text:p>
          </table:table-cell>
          <table:table-cell office:value-type="string">
            <text:p>HISTÓRIA <text:s text:c="41"/></text:p>
          </table:table-cell>
          <table:table-cell office:value-type="string">
            <text:p>Revista Española de Desarrollo y Cooperació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26X</text:p>
          </table:table-cell>
          <table:table-cell office:value-type="string">
            <text:p>HISTÓRIA <text:s text:c="41"/></text:p>
          </table:table-cell>
          <table:table-cell office:value-type="string">
            <text:p>Revista Estudos Feministas (UFSC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4-0608</text:p>
          </table:table-cell>
          <table:table-cell office:value-type="string">
            <text:p>HISTÓRIA <text:s text:c="41"/></text:p>
          </table:table-cell>
          <table:table-cell office:value-type="string">
            <text:p>Revista Europea de Estudios Latinoamericanos y del Carib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888</text:p>
          </table:table-cell>
          <table:table-cell office:value-type="string">
            <text:p>HISTÓRIA <text:s text:c="41"/></text:p>
          </table:table-cell>
          <table:table-cell office:value-type="string">
            <text:p>Revista FACE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394</text:p>
          </table:table-cell>
          <table:table-cell office:value-type="string">
            <text:p>HISTÓRIA <text:s text:c="41"/></text:p>
          </table:table-cell>
          <table:table-cell office:value-type="string">
            <text:p>Revista Faces da Academia (UNIDER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6885</text:p>
          </table:table-cell>
          <table:table-cell office:value-type="string">
            <text:p>HISTÓRIA <text:s text:c="41"/></text:p>
          </table:table-cell>
          <table:table-cell office:value-type="string">
            <text:p>Revista Faces de Eva. Estudos sobre a Mulhe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993</text:p>
          </table:table-cell>
          <table:table-cell office:value-type="string">
            <text:p>HISTÓRIA <text:s text:c="41"/></text:p>
          </table:table-cell>
          <table:table-cell office:value-type="string">
            <text:p>Revista FAFIBE On Lin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007</text:p>
          </table:table-cell>
          <table:table-cell office:value-type="string">
            <text:p>HISTÓRIA <text:s text:c="41"/></text:p>
          </table:table-cell>
          <table:table-cell office:value-type="string">
            <text:p>Revista FAPER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1439</text:p>
          </table:table-cell>
          <table:table-cell office:value-type="string">
            <text:p>HISTÓRIA <text:s text:c="41"/></text:p>
          </table:table-cell>
          <table:table-cell office:value-type="string">
            <text:p>Revista Fazendo Histó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675</text:p>
          </table:table-cell>
          <table:table-cell office:value-type="string">
            <text:p>HISTÓRIA <text:s text:c="41"/></text:p>
          </table:table-cell>
          <table:table-cell office:value-type="string">
            <text:p>Revista Filosofaze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356</text:p>
          </table:table-cell>
          <table:table-cell office:value-type="string">
            <text:p>HISTÓRIA <text:s text:c="41"/></text:p>
          </table:table-cell>
          <table:table-cell office:value-type="string">
            <text:p>Revista FSA (Faculdade Santo Agostinh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1498</text:p>
          </table:table-cell>
          <table:table-cell office:value-type="string">
            <text:p>HISTÓRIA <text:s text:c="41"/></text:p>
          </table:table-cell>
          <table:table-cell office:value-type="string">
            <text:p>Revista Fuerzas Armadas y Sociedad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577</text:p>
          </table:table-cell>
          <table:table-cell office:value-type="string">
            <text:p>HISTÓRIA <text:s text:c="41"/></text:p>
          </table:table-cell>
          <table:table-cell office:value-type="string">
            <text:p>Revista Fundação Santo André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4-9050</text:p>
          </table:table-cell>
          <table:table-cell office:value-type="string">
            <text:p>HISTÓRIA <text:s text:c="41"/></text:p>
          </table:table-cell>
          <table:table-cell office:value-type="string">
            <text:p>Revista Galega de Cooperación Científica Iberoamerica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586</text:p>
          </table:table-cell>
          <table:table-cell office:value-type="string">
            <text:p>HISTÓRIA <text:s text:c="41"/></text:p>
          </table:table-cell>
          <table:table-cell office:value-type="string">
            <text:p>Revista Garrafa (PPGL/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58X</text:p>
          </table:table-cell>
          <table:table-cell office:value-type="string">
            <text:p>HISTÓRIA <text:s text:c="41"/></text:p>
          </table:table-cell>
          <table:table-cell office:value-type="string">
            <text:p>Revista Global Tourism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824</text:p>
          </table:table-cell>
          <table:table-cell office:value-type="string">
            <text:p>HISTÓRIA <text:s text:c="41"/></text:p>
          </table:table-cell>
          <table:table-cell office:value-type="string">
            <text:p>Revista Hispeci &amp; Lem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584</text:p>
          </table:table-cell>
          <table:table-cell office:value-type="string">
            <text:p>HISTÓRIA <text:s text:c="41"/></text:p>
          </table:table-cell>
          <table:table-cell office:value-type="string">
            <text:p>Revista HISTEDBR On-l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91X</text:p>
          </table:table-cell>
          <table:table-cell office:value-type="string">
            <text:p>HISTÓRIA <text:s text:c="41"/></text:p>
          </table:table-cell>
          <table:table-cell office:value-type="string">
            <text:p>Revista História &amp; Luta de Class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516</text:p>
          </table:table-cell>
          <table:table-cell office:value-type="string">
            <text:p>HISTÓRIA <text:s text:c="41"/></text:p>
          </table:table-cell>
          <table:table-cell office:value-type="string">
            <text:p>Revista História (UNICRUZ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1637</text:p>
          </table:table-cell>
          <table:table-cell office:value-type="string">
            <text:p>HISTÓRIA <text:s text:c="41"/></text:p>
          </table:table-cell>
          <table:table-cell office:value-type="string">
            <text:p>Revista História Catari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993</text:p>
          </table:table-cell>
          <table:table-cell office:value-type="string">
            <text:p>HISTÓRIA <text:s text:c="41"/></text:p>
          </table:table-cell>
          <table:table-cell office:value-type="string">
            <text:p>Revista História Hoj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HISTÓRIA <text:s text:c="41"/></text:p>
          </table:table-cell>
          <table:table-cell office:value-type="string">
            <text:p>Revista História na Frontei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9685</text:p>
          </table:table-cell>
          <table:table-cell office:value-type="string">
            <text:p>HISTÓRIA <text:s text:c="41"/></text:p>
          </table:table-cell>
          <table:table-cell office:value-type="string">
            <text:p>Revista Historiar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783</text:p>
          </table:table-cell>
          <table:table-cell office:value-type="string">
            <text:p>HISTÓRIA <text:s text:c="41"/></text:p>
          </table:table-cell>
          <table:table-cell office:value-type="string">
            <text:p>Revista Humanidades. Série Letras (FEO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1-5653</text:p>
          </table:table-cell>
          <table:table-cell office:value-type="string">
            <text:p>HISTÓRIA <text:s text:c="41"/></text:p>
          </table:table-cell>
          <table:table-cell office:value-type="string">
            <text:p>Revista Iberoamericana de Educación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0762</text:p>
          </table:table-cell>
          <table:table-cell office:value-type="string">
            <text:p>HISTÓRIA <text:s text:c="41"/></text:p>
          </table:table-cell>
          <table:table-cell office:value-type="string">
            <text:p>Revista Internacional de Ciencias Sociales (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1-2344</text:p>
          </table:table-cell>
          <table:table-cell office:value-type="string">
            <text:p>HISTÓRIA <text:s text:c="41"/></text:p>
          </table:table-cell>
          <table:table-cell office:value-type="string">
            <text:p>Revista Internacional de Estudos Africano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973</text:p>
          </table:table-cell>
          <table:table-cell office:value-type="string">
            <text:p>HISTÓRIA <text:s text:c="41"/></text:p>
          </table:table-cell>
          <table:table-cell office:value-type="string">
            <text:p>Revista Internacional de Estudos Político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810</text:p>
          </table:table-cell>
          <table:table-cell office:value-type="string">
            <text:p>HISTÓRIA <text:s text:c="41"/></text:p>
          </table:table-cell>
          <table:table-cell office:value-type="string">
            <text:p>Revista Jesus Histór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379</text:p>
          </table:table-cell>
          <table:table-cell office:value-type="string">
            <text:p>HISTÓRIA <text:s text:c="41"/></text:p>
          </table:table-cell>
          <table:table-cell office:value-type="string">
            <text:p>Revista juridica (Porto Alegre. 1953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980</text:p>
          </table:table-cell>
          <table:table-cell office:value-type="string">
            <text:p>HISTÓRIA <text:s text:c="41"/></text:p>
          </table:table-cell>
          <table:table-cell office:value-type="string">
            <text:p>Revista Katálysi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714</text:p>
          </table:table-cell>
          <table:table-cell office:value-type="string">
            <text:p>HISTÓRIA <text:s text:c="41"/></text:p>
          </table:table-cell>
          <table:table-cell office:value-type="string">
            <text:p>Revista Latinoamericana de Psicopatologia Fundament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043</text:p>
          </table:table-cell>
          <table:table-cell office:value-type="string">
            <text:p>HISTÓRIA <text:s text:c="41"/></text:p>
          </table:table-cell>
          <table:table-cell office:value-type="string">
            <text:p>Revista Liberato (Novo Hamburg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016</text:p>
          </table:table-cell>
          <table:table-cell office:value-type="string">
            <text:p>HISTÓRIA <text:s text:c="41"/></text:p>
          </table:table-cell>
          <table:table-cell office:value-type="string">
            <text:p>Revista Literatura e Cultura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7429</text:p>
          </table:table-cell>
          <table:table-cell office:value-type="string">
            <text:p>HISTÓRIA <text:s text:c="41"/></text:p>
          </table:table-cell>
          <table:table-cell office:value-type="string">
            <text:p>Revista Litter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657</text:p>
          </table:table-cell>
          <table:table-cell office:value-type="string">
            <text:p>HISTÓRIA <text:s text:c="41"/></text:p>
          </table:table-cell>
          <table:table-cell office:value-type="string">
            <text:p>Revista Mackenzie (Cessou em 2004. Cont. ISSN 1982-8667 Revista Educação, Arte e História da Cultur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148</text:p>
          </table:table-cell>
          <table:table-cell office:value-type="string">
            <text:p>HISTÓRIA <text:s text:c="41"/></text:p>
          </table:table-cell>
          <table:table-cell office:value-type="string">
            <text:p>Revista Mal-Estar e Subjetividad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543</text:p>
          </table:table-cell>
          <table:table-cell office:value-type="string">
            <text:p>HISTÓRIA <text:s text:c="41"/></text:p>
          </table:table-cell>
          <table:table-cell office:value-type="string">
            <text:p>Revista Mediações (UE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089</text:p>
          </table:table-cell>
          <table:table-cell office:value-type="string">
            <text:p>HISTÓRIA <text:s text:c="41"/></text:p>
          </table:table-cell>
          <table:table-cell office:value-type="string">
            <text:p>Revista Mirante (UF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89X</text:p>
          </table:table-cell>
          <table:table-cell office:value-type="string">
            <text:p>HISTÓRIA <text:s text:c="41"/></text:p>
          </table:table-cell>
          <table:table-cell office:value-type="string">
            <text:p>Revista Mosaicum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024</text:p>
          </table:table-cell>
          <table:table-cell office:value-type="string">
            <text:p>HISTÓRIA <text:s text:c="41"/></text:p>
          </table:table-cell>
          <table:table-cell office:value-type="string">
            <text:p>Revista Mulheres e Literatu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969</text:p>
          </table:table-cell>
          <table:table-cell office:value-type="string">
            <text:p>HISTÓRIA <text:s text:c="41"/></text:p>
          </table:table-cell>
          <table:table-cell office:value-type="string">
            <text:p>Revista Multidisciplinar das Faculdades Integradas Pitágor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6304</text:p>
          </table:table-cell>
          <table:table-cell office:value-type="string">
            <text:p>HISTÓRIA <text:s text:c="41"/></text:p>
          </table:table-cell>
          <table:table-cell office:value-type="string">
            <text:p>Revista Múltipla (UPI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332</text:p>
          </table:table-cell>
          <table:table-cell office:value-type="string">
            <text:p>HISTÓRIA <text:s text:c="41"/></text:p>
          </table:table-cell>
          <table:table-cell office:value-type="string">
            <text:p>Revista Museu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755</text:p>
          </table:table-cell>
          <table:table-cell office:value-type="string">
            <text:p>HISTÓRIA <text:s text:c="41"/></text:p>
          </table:table-cell>
          <table:table-cell office:value-type="string">
            <text:p>Revista NERA (UNE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864</text:p>
          </table:table-cell>
          <table:table-cell office:value-type="string">
            <text:p>HISTÓRIA <text:s text:c="41"/></text:p>
          </table:table-cell>
          <table:table-cell office:value-type="string">
            <text:p>Revista Novos Rum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156X</text:p>
          </table:table-cell>
          <table:table-cell office:value-type="string">
            <text:p>HISTÓRIA <text:s text:c="41"/></text:p>
          </table:table-cell>
          <table:table-cell office:value-type="string">
            <text:p>Revista nur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479</text:p>
          </table:table-cell>
          <table:table-cell office:value-type="string">
            <text:p>HISTÓRIA <text:s text:c="41"/></text:p>
          </table:table-cell>
          <table:table-cell office:value-type="string">
            <text:p>Revista Ohu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609</text:p>
          </table:table-cell>
          <table:table-cell office:value-type="string">
            <text:p>HISTÓRIA <text:s text:c="41"/></text:p>
          </table:table-cell>
          <table:table-cell office:value-type="string">
            <text:p>Revista Pantanei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257</text:p>
          </table:table-cell>
          <table:table-cell office:value-type="string">
            <text:p>HISTÓRIA <text:s text:c="41"/></text:p>
          </table:table-cell>
          <table:table-cell office:value-type="string">
            <text:p>Revista Pesquisa Qualitat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6457</text:p>
          </table:table-cell>
          <table:table-cell office:value-type="string">
            <text:p>HISTÓRIA <text:s text:c="41"/></text:p>
          </table:table-cell>
          <table:table-cell office:value-type="string">
            <text:p>Revista Philologu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462</text:p>
          </table:table-cell>
          <table:table-cell office:value-type="string">
            <text:p>HISTÓRIA <text:s text:c="41"/></text:p>
          </table:table-cell>
          <table:table-cell office:value-type="string">
            <text:p>Revista Pont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5584</text:p>
          </table:table-cell>
          <table:table-cell office:value-type="string">
            <text:p>HISTÓRIA <text:s text:c="41"/></text:p>
          </table:table-cell>
          <table:table-cell office:value-type="string">
            <text:p>Revista Portuguesa de Ciência das Religiõ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0523</text:p>
          </table:table-cell>
          <table:table-cell office:value-type="string">
            <text:p>HISTÓRIA <text:s text:c="41"/></text:p>
          </table:table-cell>
          <table:table-cell office:value-type="string">
            <text:p>Revista Portuguesa de Ciências do Desport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4147</text:p>
          </table:table-cell>
          <table:table-cell office:value-type="string">
            <text:p>HISTÓRIA <text:s text:c="41"/></text:p>
          </table:table-cell>
          <table:table-cell office:value-type="string">
            <text:p>Revista Portuguesa de Histór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4-0321</text:p>
          </table:table-cell>
          <table:table-cell office:value-type="string">
            <text:p>HISTÓRIA <text:s text:c="41"/></text:p>
          </table:table-cell>
          <table:table-cell office:value-type="string">
            <text:p>Revista Portuguesa de Humanidad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425</text:p>
          </table:table-cell>
          <table:table-cell office:value-type="string">
            <text:p>HISTÓRIA <text:s text:c="41"/></text:p>
          </table:table-cell>
          <table:table-cell office:value-type="string">
            <text:p>Revista Pragmateia Filosóf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919</text:p>
          </table:table-cell>
          <table:table-cell office:value-type="string">
            <text:p>HISTÓRIA <text:s text:c="41"/></text:p>
          </table:table-cell>
          <table:table-cell office:value-type="string">
            <text:p>Revista Profissão Docen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HISTÓRIA <text:s text:c="41"/></text:p>
          </table:table-cell>
          <table:table-cell office:value-type="string">
            <text:p>Revista Regi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374</text:p>
          </table:table-cell>
          <table:table-cell office:value-type="string">
            <text:p>HISTÓRIA <text:s text:c="41"/></text:p>
          </table:table-cell>
          <table:table-cell office:value-type="string">
            <text:p>Revista Saberes. Letras (Vitór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629</text:p>
          </table:table-cell>
          <table:table-cell office:value-type="string">
            <text:p>HISTÓRIA <text:s text:c="41"/></text:p>
          </table:table-cell>
          <table:table-cell office:value-type="string">
            <text:p>Revista sem Ter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721</text:p>
          </table:table-cell>
          <table:table-cell office:value-type="string">
            <text:p>HISTÓRIA <text:s text:c="41"/></text:p>
          </table:table-cell>
          <table:table-cell office:value-type="string">
            <text:p>Revista Sociologia Juríd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HISTÓRIA <text:s text:c="41"/></text:p>
          </table:table-cell>
          <table:table-cell office:value-type="string">
            <text:p>Revista Tema Livr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724</text:p>
          </table:table-cell>
          <table:table-cell office:value-type="string">
            <text:p>HISTÓRIA <text:s text:c="41"/></text:p>
          </table:table-cell>
          <table:table-cell office:value-type="string">
            <text:p>Revista Temas Sociais em Expressão (UR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724</text:p>
          </table:table-cell>
          <table:table-cell office:value-type="string">
            <text:p>HISTÓRIA <text:s text:c="41"/></text:p>
          </table:table-cell>
          <table:table-cell office:value-type="string">
            <text:p>Revista Tempo de Conqu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5-6443</text:p>
          </table:table-cell>
          <table:table-cell office:value-type="string">
            <text:p>HISTÓRIA <text:s text:c="41"/></text:p>
          </table:table-cell>
          <table:table-cell office:value-type="string">
            <text:p>Revista Theomai (En líne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432</text:p>
          </table:table-cell>
          <table:table-cell office:value-type="string">
            <text:p>HISTÓRIA <text:s text:c="41"/></text:p>
          </table:table-cell>
          <table:table-cell office:value-type="string">
            <text:p>Revista Transfaze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694</text:p>
          </table:table-cell>
          <table:table-cell office:value-type="string">
            <text:p>HISTÓRIA <text:s text:c="41"/></text:p>
          </table:table-cell>
          <table:table-cell office:value-type="string">
            <text:p>Revista Uniandrad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729</text:p>
          </table:table-cell>
          <table:table-cell office:value-type="string">
            <text:p>HISTÓRIA <text:s text:c="41"/></text:p>
          </table:table-cell>
          <table:table-cell office:value-type="string">
            <text:p>Revista Unicastel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259</text:p>
          </table:table-cell>
          <table:table-cell office:value-type="string">
            <text:p>HISTÓRIA <text:s text:c="41"/></text:p>
          </table:table-cell>
          <table:table-cell office:value-type="string">
            <text:p>Revista Universidade Rural. Série Ciências Humanas (Cessou em 2007. Cont. ISSN 2175-1196 Ciências Humanas e Sociais em Revist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789</text:p>
          </table:table-cell>
          <table:table-cell office:value-type="string">
            <text:p>HISTÓRIA <text:s text:c="41"/></text:p>
          </table:table-cell>
          <table:table-cell office:value-type="string">
            <text:p>Revista UNIVILL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178</text:p>
          </table:table-cell>
          <table:table-cell office:value-type="string">
            <text:p>HISTÓRIA <text:s text:c="41"/></text:p>
          </table:table-cell>
          <table:table-cell office:value-type="string">
            <text:p>Revista Urutágu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989</text:p>
          </table:table-cell>
          <table:table-cell office:value-type="string">
            <text:p>HISTÓRIA <text:s text:c="41"/></text:p>
          </table:table-cell>
          <table:table-cell office:value-type="string">
            <text:p>Revista USP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764</text:p>
          </table:table-cell>
          <table:table-cell office:value-type="string">
            <text:p>HISTÓRIA <text:s text:c="41"/></text:p>
          </table:table-cell>
          <table:table-cell office:value-type="string">
            <text:p>Revista Verde Grande (Unimont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196</text:p>
          </table:table-cell>
          <table:table-cell office:value-type="string">
            <text:p>HISTÓRIA <text:s text:c="41"/></text:p>
          </table:table-cell>
          <table:table-cell office:value-type="string">
            <text:p>Revista Vernácul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443</text:p>
          </table:table-cell>
          <table:table-cell office:value-type="string">
            <text:p>HISTÓRIA <text:s text:c="41"/></text:p>
          </table:table-cell>
          <table:table-cell office:value-type="string">
            <text:p>Revista Versõ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921</text:p>
          </table:table-cell>
          <table:table-cell office:value-type="string">
            <text:p>HISTÓRIA <text:s text:c="41"/></text:p>
          </table:table-cell>
          <table:table-cell office:value-type="string">
            <text:p>Revista Z Cultural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74-5885</text:p>
          </table:table-cell>
          <table:table-cell office:value-type="string">
            <text:p>HISTÓRIA <text:s text:c="41"/></text:p>
          </table:table-cell>
          <table:table-cell office:value-type="string">
            <text:p>Revue Belge de Numismatique et de Sigillographi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22-468X</text:p>
          </table:table-cell>
          <table:table-cell office:value-type="string">
            <text:p>HISTÓRIA <text:s text:c="41"/></text:p>
          </table:table-cell>
          <table:table-cell office:value-type="string">
            <text:p>Revue d'Histoire des Sciences Humain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592X</text:p>
          </table:table-cell>
          <table:table-cell office:value-type="string">
            <text:p>HISTÓRIA <text:s text:c="41"/></text:p>
          </table:table-cell>
          <table:table-cell office:value-type="string">
            <text:p>RILA. Revista de Integração Latino-Americ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3498</text:p>
          </table:table-cell>
          <table:table-cell office:value-type="string">
            <text:p>HISTÓRIA <text:s text:c="41"/></text:p>
          </table:table-cell>
          <table:table-cell office:value-type="string">
            <text:p>Risco (São Carl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9-4205</text:p>
          </table:table-cell>
          <table:table-cell office:value-type="string">
            <text:p>HISTÓRIA <text:s text:c="41"/></text:p>
          </table:table-cell>
          <table:table-cell office:value-type="string">
            <text:p>Rivista di Studi Portoghesi e Brasiliani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725</text:p>
          </table:table-cell>
          <table:table-cell office:value-type="string">
            <text:p>HISTÓRIA <text:s text:c="41"/></text:p>
          </table:table-cell>
          <table:table-cell office:value-type="string">
            <text:p>RUA. Revista Universitária do Audiovisu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950</text:p>
          </table:table-cell>
          <table:table-cell office:value-type="string">
            <text:p>HISTÓRIA <text:s text:c="41"/></text:p>
          </table:table-cell>
          <table:table-cell office:value-type="string">
            <text:p>Saber Acadêm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8373</text:p>
          </table:table-cell>
          <table:table-cell office:value-type="string">
            <text:p>HISTÓRIA <text:s text:c="41"/></text:p>
          </table:table-cell>
          <table:table-cell office:value-type="string">
            <text:p>Saber Digi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929</text:p>
          </table:table-cell>
          <table:table-cell office:value-type="string">
            <text:p>HISTÓRIA <text:s text:c="41"/></text:p>
          </table:table-cell>
          <table:table-cell office:value-type="string">
            <text:p>Saeculum (UFPB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3-1304</text:p>
          </table:table-cell>
          <table:table-cell office:value-type="string">
            <text:p>HISTÓRIA <text:s text:c="41"/></text:p>
          </table:table-cell>
          <table:table-cell office:value-type="string">
            <text:p>Safundi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157</text:p>
          </table:table-cell>
          <table:table-cell office:value-type="string">
            <text:p>HISTÓRIA <text:s text:c="41"/></text:p>
          </table:table-cell>
          <table:table-cell office:value-type="string">
            <text:p>Salto para o Futuro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2381</text:p>
          </table:table-cell>
          <table:table-cell office:value-type="string">
            <text:p>HISTÓRIA <text:s text:c="41"/></text:p>
          </table:table-cell>
          <table:table-cell office:value-type="string">
            <text:p>Salud Colectiv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6023</text:p>
          </table:table-cell>
          <table:table-cell office:value-type="string">
            <text:p>HISTÓRIA <text:s text:c="41"/></text:p>
          </table:table-cell>
          <table:table-cell office:value-type="string">
            <text:p>Sankofa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839</text:p>
          </table:table-cell>
          <table:table-cell office:value-type="string">
            <text:p>HISTÓRIA <text:s text:c="41"/></text:p>
          </table:table-cell>
          <table:table-cell office:value-type="string">
            <text:p>São Paulo em Perspectiv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915</text:p>
          </table:table-cell>
          <table:table-cell office:value-type="string">
            <text:p>HISTÓRIA <text:s text:c="41"/></text:p>
          </table:table-cell>
          <table:table-cell office:value-type="string">
            <text:p>Sapiência (FAPEPI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816</text:p>
          </table:table-cell>
          <table:table-cell office:value-type="string">
            <text:p>HISTÓRIA <text:s text:c="41"/></text:p>
          </table:table-cell>
          <table:table-cell office:value-type="string">
            <text:p>Saráo : Memória e Vida Cultural de Campinas e Região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592</text:p>
          </table:table-cell>
          <table:table-cell office:value-type="string">
            <text:p>HISTÓRIA <text:s text:c="41"/></text:p>
          </table:table-cell>
          <table:table-cell office:value-type="string">
            <text:p>Saúde e Direitos Human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092</text:p>
          </table:table-cell>
          <table:table-cell office:value-type="string">
            <text:p>HISTÓRIA <text:s text:c="41"/></text:p>
          </table:table-cell>
          <table:table-cell office:value-type="string">
            <text:p>Saúde e Educação para a Cidadan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104</text:p>
          </table:table-cell>
          <table:table-cell office:value-type="string">
            <text:p>HISTÓRIA <text:s text:c="41"/></text:p>
          </table:table-cell>
          <table:table-cell office:value-type="string">
            <text:p>Saúde em Debat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218X</text:p>
          </table:table-cell>
          <table:table-cell office:value-type="string">
            <text:p>HISTÓRIA <text:s text:c="41"/></text:p>
          </table:table-cell>
          <table:table-cell office:value-type="string">
            <text:p>Saúde, Ética &amp; Justiç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47</text:p>
          </table:table-cell>
          <table:table-cell office:value-type="string">
            <text:p>HISTÓRIA <text:s text:c="41"/></text:p>
          </table:table-cell>
          <table:table-cell office:value-type="string">
            <text:p>Saúde, Sexo e 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8897</text:p>
          </table:table-cell>
          <table:table-cell office:value-type="string">
            <text:p>HISTÓRIA <text:s text:c="41"/></text:p>
          </table:table-cell>
          <table:table-cell office:value-type="string">
            <text:p>Science in Contex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68-1446</text:p>
          </table:table-cell>
          <table:table-cell office:value-type="string">
            <text:p>HISTÓRIA <text:s text:c="41"/></text:p>
          </table:table-cell>
          <table:table-cell office:value-type="string">
            <text:p>Sciences de la Société (Toulous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815</text:p>
          </table:table-cell>
          <table:table-cell office:value-type="string">
            <text:p>HISTÓRIA <text:s text:c="41"/></text:p>
          </table:table-cell>
          <table:table-cell office:value-type="string">
            <text:p>Scientia et SP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166</text:p>
          </table:table-cell>
          <table:table-cell office:value-type="string">
            <text:p>HISTÓRIA <text:s text:c="41"/></text:p>
          </table:table-cell>
          <table:table-cell office:value-type="string">
            <text:p>Scientiae Studia (U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791</text:p>
          </table:table-cell>
          <table:table-cell office:value-type="string">
            <text:p>HISTÓRIA <text:s text:c="41"/></text:p>
          </table:table-cell>
          <table:table-cell office:value-type="string">
            <text:p>Scientific American Bras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2203</text:p>
          </table:table-cell>
          <table:table-cell office:value-type="string">
            <text:p>HISTÓRIA <text:s text:c="41"/></text:p>
          </table:table-cell>
          <table:table-cell office:value-type="string">
            <text:p>Scientific American Histó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526</text:p>
          </table:table-cell>
          <table:table-cell office:value-type="string">
            <text:p>HISTÓRIA <text:s text:c="41"/></text:p>
          </table:table-cell>
          <table:table-cell office:value-type="string">
            <text:p>Scintilla (FFS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9788</text:p>
          </table:table-cell>
          <table:table-cell office:value-type="string">
            <text:p>HISTÓRIA <text:s text:c="41"/></text:p>
          </table:table-cell>
          <table:table-cell office:value-type="string">
            <text:p>Scripta Nova (Barcelon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5768</text:p>
          </table:table-cell>
          <table:table-cell office:value-type="string">
            <text:p>HISTÓRIA <text:s text:c="41"/></text:p>
          </table:table-cell>
          <table:table-cell office:value-type="string">
            <text:p>Scripta Philolog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3-2535</text:p>
          </table:table-cell>
          <table:table-cell office:value-type="string">
            <text:p>HISTÓRIA <text:s text:c="41"/></text:p>
          </table:table-cell>
          <table:table-cell office:value-type="string">
            <text:p>Security and Defense Studies Revie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7887</text:p>
          </table:table-cell>
          <table:table-cell office:value-type="string">
            <text:p>HISTÓRIA <text:s text:c="41"/></text:p>
          </table:table-cell>
          <table:table-cell office:value-type="string">
            <text:p>Sefárdica (Buenos Aire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001</text:p>
          </table:table-cell>
          <table:table-cell office:value-type="string">
            <text:p>HISTÓRIA <text:s text:c="41"/></text:p>
          </table:table-cell>
          <table:table-cell office:value-type="string">
            <text:p>Semina (UP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96X</text:p>
          </table:table-cell>
          <table:table-cell office:value-type="string">
            <text:p>HISTÓRIA <text:s text:c="41"/></text:p>
          </table:table-cell>
          <table:table-cell office:value-type="string">
            <text:p>Semioses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9271</text:p>
          </table:table-cell>
          <table:table-cell office:value-type="string">
            <text:p>HISTÓRIA <text:s text:c="41"/></text:p>
          </table:table-cell>
          <table:table-cell office:value-type="string">
            <text:p>Série Diversidade e Cidadania (Faculdades ESPA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138</text:p>
          </table:table-cell>
          <table:table-cell office:value-type="string">
            <text:p>HISTÓRIA <text:s text:c="41"/></text:p>
          </table:table-cell>
          <table:table-cell office:value-type="string">
            <text:p>Série-Estudos (UCDB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628</text:p>
          </table:table-cell>
          <table:table-cell office:value-type="string">
            <text:p>HISTÓRIA <text:s text:c="41"/></text:p>
          </table:table-cell>
          <table:table-cell office:value-type="string">
            <text:p>Serviço Social &amp; Socie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2-8539</text:p>
          </table:table-cell>
          <table:table-cell office:value-type="string">
            <text:p>HISTÓRIA <text:s text:c="41"/></text:p>
          </table:table-cell>
          <table:table-cell office:value-type="string">
            <text:p>Shofar (West Lafayette, Indian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4330</text:p>
          </table:table-cell>
          <table:table-cell office:value-type="string">
            <text:p>HISTÓRIA <text:s text:c="41"/></text:p>
          </table:table-cell>
          <table:table-cell office:value-type="string">
            <text:p>Significação: Revista de Cultura Audiovisu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250</text:p>
          </table:table-cell>
          <table:table-cell office:value-type="string">
            <text:p>HISTÓRIA <text:s text:c="41"/></text:p>
          </table:table-cell>
          <table:table-cell office:value-type="string">
            <text:p>Signotica (UF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295</text:p>
          </table:table-cell>
          <table:table-cell office:value-type="string">
            <text:p>HISTÓRIA <text:s text:c="41"/></text:p>
          </table:table-cell>
          <table:table-cell office:value-type="string">
            <text:p>Signum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988</text:p>
          </table:table-cell>
          <table:table-cell office:value-type="string">
            <text:p>HISTÓRIA <text:s text:c="41"/></text:p>
          </table:table-cell>
          <table:table-cell office:value-type="string">
            <text:p>Sinais (UF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332</text:p>
          </table:table-cell>
          <table:table-cell office:value-type="string">
            <text:p>HISTÓRIA <text:s text:c="41"/></text:p>
          </table:table-cell>
          <table:table-cell office:value-type="string">
            <text:p>Sintese (Belo Horizonte. 1974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4990</text:p>
          </table:table-cell>
          <table:table-cell office:value-type="string">
            <text:p>HISTÓRIA <text:s text:c="41"/></text:p>
          </table:table-cell>
          <table:table-cell office:value-type="string">
            <text:p>Sísifo (Lisbo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039X</text:p>
          </table:table-cell>
          <table:table-cell office:value-type="string">
            <text:p>HISTÓRIA <text:s text:c="41"/></text:p>
          </table:table-cell>
          <table:table-cell office:value-type="string">
            <text:p>Slavery &amp; Aboli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620</text:p>
          </table:table-cell>
          <table:table-cell office:value-type="string">
            <text:p>HISTÓRIA <text:s text:c="41"/></text:p>
          </table:table-cell>
          <table:table-cell office:value-type="string">
            <text:p>Sociais e Human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7-7686</text:p>
          </table:table-cell>
          <table:table-cell office:value-type="string">
            <text:p>HISTÓRIA <text:s text:c="41"/></text:p>
          </table:table-cell>
          <table:table-cell office:value-type="string">
            <text:p>Social Compass (Imprimé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1022</text:p>
          </table:table-cell>
          <table:table-cell office:value-type="string">
            <text:p>HISTÓRIA <text:s text:c="41"/></text:p>
          </table:table-cell>
          <table:table-cell office:value-type="string">
            <text:p>Social History (London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1-631X</text:p>
          </table:table-cell>
          <table:table-cell office:value-type="string">
            <text:p>HISTÓRIA <text:s text:c="41"/></text:p>
          </table:table-cell>
          <table:table-cell office:value-type="string">
            <text:p>Social History of Medicin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7-1117</text:p>
          </table:table-cell>
          <table:table-cell office:value-type="string">
            <text:p>HISTÓRIA <text:s text:c="41"/></text:p>
          </table:table-cell>
          <table:table-cell office:value-type="string">
            <text:p>Social Responsibility Jour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8-2998</text:p>
          </table:table-cell>
          <table:table-cell office:value-type="string">
            <text:p>HISTÓRIA <text:s text:c="41"/></text:p>
          </table:table-cell>
          <table:table-cell office:value-type="string">
            <text:p>Socialismo o Barbarie (Buenos Air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570</text:p>
          </table:table-cell>
          <table:table-cell office:value-type="string">
            <text:p>HISTÓRIA <text:s text:c="41"/></text:p>
          </table:table-cell>
          <table:table-cell office:value-type="string">
            <text:p>Sociedade &amp; Natureza (UFU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566</text:p>
          </table:table-cell>
          <table:table-cell office:value-type="string">
            <text:p>HISTÓRIA <text:s text:c="41"/></text:p>
          </table:table-cell>
          <table:table-cell office:value-type="string">
            <text:p>Sociedade e Cultu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92</text:p>
          </table:table-cell>
          <table:table-cell office:value-type="string">
            <text:p>HISTÓRIA <text:s text:c="41"/></text:p>
          </table:table-cell>
          <table:table-cell office:value-type="string">
            <text:p>Sociedade e Estado (UnB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869</text:p>
          </table:table-cell>
          <table:table-cell office:value-type="string">
            <text:p>HISTÓRIA <text:s text:c="41"/></text:p>
          </table:table-cell>
          <table:table-cell office:value-type="string">
            <text:p>Sociedade em Debate (UCP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1-6987</text:p>
          </table:table-cell>
          <table:table-cell office:value-type="string">
            <text:p>HISTÓRIA <text:s text:c="41"/></text:p>
          </table:table-cell>
          <table:table-cell office:value-type="string">
            <text:p>Società e Storia (Testo Stampat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6529</text:p>
          </table:table-cell>
          <table:table-cell office:value-type="string">
            <text:p>HISTÓRIA <text:s text:c="41"/></text:p>
          </table:table-cell>
          <table:table-cell office:value-type="string">
            <text:p>Sociologia (Lisbo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747</text:p>
          </table:table-cell>
          <table:table-cell office:value-type="string">
            <text:p>HISTÓRIA <text:s text:c="41"/></text:p>
          </table:table-cell>
          <table:table-cell office:value-type="string">
            <text:p>Sociologia (São Paulo. 2006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522</text:p>
          </table:table-cell>
          <table:table-cell office:value-type="string">
            <text:p>HISTÓRIA <text:s text:c="41"/></text:p>
          </table:table-cell>
          <table:table-cell office:value-type="string">
            <text:p>Sociologias (UFRGS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778</text:p>
          </table:table-cell>
          <table:table-cell office:value-type="string">
            <text:p>HISTÓRIA <text:s text:c="41"/></text:p>
          </table:table-cell>
          <table:table-cell office:value-type="string">
            <text:p>SOLETRAS (UE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765</text:p>
          </table:table-cell>
          <table:table-cell office:value-type="string">
            <text:p>HISTÓRIA <text:s text:c="41"/></text:p>
          </table:table-cell>
          <table:table-cell office:value-type="string">
            <text:p>Somanlu (UFA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9-1527</text:p>
          </table:table-cell>
          <table:table-cell office:value-type="string">
            <text:p>HISTÓRIA <text:s text:c="41"/></text:p>
          </table:table-cell>
          <table:table-cell office:value-type="string">
            <text:p>South Eastern Latin Americanis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388</text:p>
          </table:table-cell>
          <table:table-cell office:value-type="string">
            <text:p>HISTÓRIA <text:s text:c="41"/></text:p>
          </table:table-cell>
          <table:table-cell office:value-type="string">
            <text:p>Studium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0028</text:p>
          </table:table-cell>
          <table:table-cell office:value-type="string">
            <text:p>HISTÓRIA <text:s text:c="41"/></text:p>
          </table:table-cell>
          <table:table-cell office:value-type="string">
            <text:p>Stvdia (Lisbo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8859</text:p>
          </table:table-cell>
          <table:table-cell office:value-type="string">
            <text:p>HISTÓRIA <text:s text:c="41"/></text:p>
          </table:table-cell>
          <table:table-cell office:value-type="string">
            <text:p>Stylos (Buenos Aire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9896</text:p>
          </table:table-cell>
          <table:table-cell office:value-type="string">
            <text:p>HISTÓRIA <text:s text:c="41"/></text:p>
          </table:table-cell>
          <table:table-cell office:value-type="string">
            <text:p>Suplemento Antropológic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697</text:p>
          </table:table-cell>
          <table:table-cell office:value-type="string">
            <text:p>HISTÓRIA <text:s text:c="41"/></text:p>
          </table:table-cell>
          <table:table-cell office:value-type="string">
            <text:p>TD. Teoria e Debat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1680</text:p>
          </table:table-cell>
          <table:table-cell office:value-type="string">
            <text:p>HISTÓRIA <text:s text:c="41"/></text:p>
          </table:table-cell>
          <table:table-cell office:value-type="string">
            <text:p>Técnica Administrat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370</text:p>
          </table:table-cell>
          <table:table-cell office:value-type="string">
            <text:p>HISTÓRIA <text:s text:c="41"/></text:p>
          </table:table-cell>
          <table:table-cell office:value-type="string">
            <text:p>Teias (Rio de Janeir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452</text:p>
          </table:table-cell>
          <table:table-cell office:value-type="string">
            <text:p>HISTÓRIA <text:s text:c="41"/></text:p>
          </table:table-cell>
          <table:table-cell office:value-type="string">
            <text:p>Tellus (UCD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227X</text:p>
          </table:table-cell>
          <table:table-cell office:value-type="string">
            <text:p>HISTÓRIA <text:s text:c="41"/></text:p>
          </table:table-cell>
          <table:table-cell office:value-type="string">
            <text:p>Tema (Campina Grand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972</text:p>
          </table:table-cell>
          <table:table-cell office:value-type="string">
            <text:p>HISTÓRIA <text:s text:c="41"/></text:p>
          </table:table-cell>
          <table:table-cell office:value-type="string">
            <text:p>Temas &amp; Matize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4-134X</text:p>
          </table:table-cell>
          <table:table-cell office:value-type="string">
            <text:p>HISTÓRIA <text:s text:c="41"/></text:p>
          </table:table-cell>
          <table:table-cell office:value-type="string">
            <text:p>Temas (Ciudad de La Haban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1-8451</text:p>
          </table:table-cell>
          <table:table-cell office:value-type="string">
            <text:p>HISTÓRIA <text:s text:c="41"/></text:p>
          </table:table-cell>
          <table:table-cell office:value-type="string">
            <text:p>Temas del Cono Sur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7-5094</text:p>
          </table:table-cell>
          <table:table-cell office:value-type="string">
            <text:p>HISTÓRIA <text:s text:c="41"/></text:p>
          </table:table-cell>
          <table:table-cell office:value-type="string">
            <text:p>Temas Medieval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2982</text:p>
          </table:table-cell>
          <table:table-cell office:value-type="string">
            <text:p>HISTÓRIA <text:s text:c="41"/></text:p>
          </table:table-cell>
          <table:table-cell office:value-type="string">
            <text:p>Tempo (London. 1939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782</text:p>
          </table:table-cell>
          <table:table-cell office:value-type="string">
            <text:p>HISTÓRIA <text:s text:c="41"/></text:p>
          </table:table-cell>
          <table:table-cell office:value-type="string">
            <text:p>Tempo Brasileir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089</text:p>
          </table:table-cell>
          <table:table-cell office:value-type="string">
            <text:p>HISTÓRIA <text:s text:c="41"/></text:p>
          </table:table-cell>
          <table:table-cell office:value-type="string">
            <text:p>Tempo da Ciência (UNIOES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69X</text:p>
          </table:table-cell>
          <table:table-cell office:value-type="string">
            <text:p>HISTÓRIA <text:s text:c="41"/></text:p>
          </table:table-cell>
          <table:table-cell office:value-type="string">
            <text:p>Tempo e Presenç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2070</text:p>
          </table:table-cell>
          <table:table-cell office:value-type="string">
            <text:p>HISTÓRIA <text:s text:c="41"/></text:p>
          </table:table-cell>
          <table:table-cell office:value-type="string">
            <text:p>Tempo Social (USP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704</text:p>
          </table:table-cell>
          <table:table-cell office:value-type="string">
            <text:p>HISTÓRIA <text:s text:c="41"/></text:p>
          </table:table-cell>
          <table:table-cell office:value-type="string">
            <text:p>Tempo. Revista do Departamento de História da UFF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229</text:p>
          </table:table-cell>
          <table:table-cell office:value-type="string">
            <text:p>HISTÓRIA <text:s text:c="41"/></text:p>
          </table:table-cell>
          <table:table-cell office:value-type="string">
            <text:p>Temporis(ação) (UE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727</text:p>
          </table:table-cell>
          <table:table-cell office:value-type="string">
            <text:p>HISTÓRIA <text:s text:c="41"/></text:p>
          </table:table-cell>
          <table:table-cell office:value-type="string">
            <text:p>Tempos Gerais (São João del Rei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689</text:p>
          </table:table-cell>
          <table:table-cell office:value-type="string">
            <text:p>HISTÓRIA <text:s text:c="41"/></text:p>
          </table:table-cell>
          <table:table-cell office:value-type="string">
            <text:p>Tempos Históricos (EDUNIOES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124</text:p>
          </table:table-cell>
          <table:table-cell office:value-type="string">
            <text:p>HISTÓRIA <text:s text:c="41"/></text:p>
          </table:table-cell>
          <table:table-cell office:value-type="string">
            <text:p>Tensões Mundiai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14X</text:p>
          </table:table-cell>
          <table:table-cell office:value-type="string">
            <text:p>HISTÓRIA <text:s text:c="41"/></text:p>
          </table:table-cell>
          <table:table-cell office:value-type="string">
            <text:p>Teocomunicação (PUCR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925</text:p>
          </table:table-cell>
          <table:table-cell office:value-type="string">
            <text:p>HISTÓRIA <text:s text:c="41"/></text:p>
          </table:table-cell>
          <table:table-cell office:value-type="string">
            <text:p>Teologia Hoj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471</text:p>
          </table:table-cell>
          <table:table-cell office:value-type="string">
            <text:p>HISTÓRIA <text:s text:c="41"/></text:p>
          </table:table-cell>
          <table:table-cell office:value-type="string">
            <text:p>Teoria &amp; Sociedade (UFM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960</text:p>
          </table:table-cell>
          <table:table-cell office:value-type="string">
            <text:p>HISTÓRIA <text:s text:c="41"/></text:p>
          </table:table-cell>
          <table:table-cell office:value-type="string">
            <text:p>Teoria e Evidencia Economica (UP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378</text:p>
          </table:table-cell>
          <table:table-cell office:value-type="string">
            <text:p>HISTÓRIA <text:s text:c="41"/></text:p>
          </table:table-cell>
          <table:table-cell office:value-type="string">
            <text:p>Terceira Marge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737</text:p>
          </table:table-cell>
          <table:table-cell office:value-type="string">
            <text:p>HISTÓRIA <text:s text:c="41"/></text:p>
          </table:table-cell>
          <table:table-cell office:value-type="string">
            <text:p>Teresa (U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4-125X</text:p>
          </table:table-cell>
          <table:table-cell office:value-type="string">
            <text:p>HISTÓRIA <text:s text:c="41"/></text:p>
          </table:table-cell>
          <table:table-cell office:value-type="string">
            <text:p>Terra d'Afr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183</text:p>
          </table:table-cell>
          <table:table-cell office:value-type="string">
            <text:p>HISTÓRIA <text:s text:c="41"/></text:p>
          </table:table-cell>
          <table:table-cell office:value-type="string">
            <text:p>Territórios e Fronteiras (UFMT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55X</text:p>
          </table:table-cell>
          <table:table-cell office:value-type="string">
            <text:p>HISTÓRIA <text:s text:c="41"/></text:p>
          </table:table-cell>
          <table:table-cell office:value-type="string">
            <text:p>Territórios Negro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0-4969</text:p>
          </table:table-cell>
          <table:table-cell office:value-type="string">
            <text:p>HISTÓRIA <text:s text:c="41"/></text:p>
          </table:table-cell>
          <table:table-cell office:value-type="string">
            <text:p>Textile Histo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288</text:p>
          </table:table-cell>
          <table:table-cell office:value-type="string">
            <text:p>HISTÓRIA <text:s text:c="41"/></text:p>
          </table:table-cell>
          <table:table-cell office:value-type="string">
            <text:p>Texto Digital (UE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041</text:p>
          </table:table-cell>
          <table:table-cell office:value-type="string">
            <text:p>HISTÓRIA <text:s text:c="41"/></text:p>
          </table:table-cell>
          <table:table-cell office:value-type="string">
            <text:p>Textos &amp; Contextos (Salvado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017</text:p>
          </table:table-cell>
          <table:table-cell office:value-type="string">
            <text:p>HISTÓRIA <text:s text:c="41"/></text:p>
          </table:table-cell>
          <table:table-cell office:value-type="string">
            <text:p>Textos de Econom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487</text:p>
          </table:table-cell>
          <table:table-cell office:value-type="string">
            <text:p>HISTÓRIA <text:s text:c="41"/></text:p>
          </table:table-cell>
          <table:table-cell office:value-type="string">
            <text:p>Textos de Historia (Un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055</text:p>
          </table:table-cell>
          <table:table-cell office:value-type="string">
            <text:p>HISTÓRIA <text:s text:c="41"/></text:p>
          </table:table-cell>
          <table:table-cell office:value-type="string">
            <text:p>Textos Didáticos (UNI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987</text:p>
          </table:table-cell>
          <table:table-cell office:value-type="string">
            <text:p>HISTÓRIA <text:s text:c="41"/></text:p>
          </table:table-cell>
          <table:table-cell office:value-type="string">
            <text:p>Textos e Debates (UFRR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3281</text:p>
          </table:table-cell>
          <table:table-cell office:value-type="string">
            <text:p>HISTÓRIA <text:s text:c="41"/></text:p>
          </table:table-cell>
          <table:table-cell office:value-type="string">
            <text:p>Textos Escolhidos de Cultura e Arte Populare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919</text:p>
          </table:table-cell>
          <table:table-cell office:value-type="string">
            <text:p>HISTÓRIA <text:s text:c="41"/></text:p>
          </table:table-cell>
          <table:table-cell office:value-type="string">
            <text:p>Textura (Cano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8703</text:p>
          </table:table-cell>
          <table:table-cell office:value-type="string">
            <text:p>HISTÓRIA <text:s text:c="41"/></text:p>
          </table:table-cell>
          <table:table-cell office:value-type="string">
            <text:p>The American Heart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1615</text:p>
          </table:table-cell>
          <table:table-cell office:value-type="string">
            <text:p>HISTÓRIA <text:s text:c="41"/></text:p>
          </table:table-cell>
          <table:table-cell office:value-type="string">
            <text:p>The Americas (Washington. 1944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6419</text:p>
          </table:table-cell>
          <table:table-cell office:value-type="string">
            <text:p>HISTÓRIA <text:s text:c="41"/></text:p>
          </table:table-cell>
          <table:table-cell office:value-type="string">
            <text:p>The FIEP Bulletin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8-2168</text:p>
          </table:table-cell>
          <table:table-cell office:value-type="string">
            <text:p>HISTÓRIA <text:s text:c="41"/></text:p>
          </table:table-cell>
          <table:table-cell office:value-type="string">
            <text:p>The Hispanic American Historical Review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723</text:p>
          </table:table-cell>
          <table:table-cell office:value-type="string">
            <text:p>HISTÓRIA <text:s text:c="41"/></text:p>
          </table:table-cell>
          <table:table-cell office:value-type="string">
            <text:p>The Journal of American History (Bloomington, Ind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7-2021</text:p>
          </table:table-cell>
          <table:table-cell office:value-type="string">
            <text:p>HISTÓRIA <text:s text:c="41"/></text:p>
          </table:table-cell>
          <table:table-cell office:value-type="string">
            <text:p>The Latin Americanist (Orlando, Fla.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234X</text:p>
          </table:table-cell>
          <table:table-cell office:value-type="string">
            <text:p>HISTÓRIA <text:s text:c="41"/></text:p>
          </table:table-cell>
          <table:table-cell office:value-type="string">
            <text:p>Theologica (Brag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3649</text:p>
          </table:table-cell>
          <table:table-cell office:value-type="string">
            <text:p>HISTÓRIA <text:s text:c="41"/></text:p>
          </table:table-cell>
          <table:table-cell office:value-type="string">
            <text:p>Theologica Xaveria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9671</text:p>
          </table:table-cell>
          <table:table-cell office:value-type="string">
            <text:p>HISTÓRIA <text:s text:c="41"/></text:p>
          </table:table-cell>
          <table:table-cell office:value-type="string">
            <text:p>Tiempo Y Espaci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1310</text:p>
          </table:table-cell>
          <table:table-cell office:value-type="string">
            <text:p>HISTÓRIA <text:s text:c="41"/></text:p>
          </table:table-cell>
          <table:table-cell office:value-type="string">
            <text:p>Tiempos de Amér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549</text:p>
          </table:table-cell>
          <table:table-cell office:value-type="string">
            <text:p>HISTÓRIA <text:s text:c="41"/></text:p>
          </table:table-cell>
          <table:table-cell office:value-type="string">
            <text:p>Tomo (UF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319</text:p>
          </table:table-cell>
          <table:table-cell office:value-type="string">
            <text:p>HISTÓRIA <text:s text:c="41"/></text:p>
          </table:table-cell>
          <table:table-cell office:value-type="string">
            <text:p>Topoi (Rio de Janeir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4274</text:p>
          </table:table-cell>
          <table:table-cell office:value-type="string">
            <text:p>HISTÓRIA <text:s text:c="41"/></text:p>
          </table:table-cell>
          <table:table-cell office:value-type="string">
            <text:p>Toxicology Letter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39X</text:p>
          </table:table-cell>
          <table:table-cell office:value-type="string">
            <text:p>HISTÓRIA <text:s text:c="41"/></text:p>
          </table:table-cell>
          <table:table-cell office:value-type="string">
            <text:p>Tradterm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033</text:p>
          </table:table-cell>
          <table:table-cell office:value-type="string">
            <text:p>HISTÓRIA <text:s text:c="41"/></text:p>
          </table:table-cell>
          <table:table-cell office:value-type="string">
            <text:p>Trajetos (UF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173</text:p>
          </table:table-cell>
          <table:table-cell office:value-type="string">
            <text:p>HISTÓRIA <text:s text:c="41"/></text:p>
          </table:table-cell>
          <table:table-cell office:value-type="string">
            <text:p>Trans/Form/Ação (UNESP. Marília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885</text:p>
          </table:table-cell>
          <table:table-cell office:value-type="string">
            <text:p>HISTÓRIA <text:s text:c="41"/></text:p>
          </table:table-cell>
          <table:table-cell office:value-type="string">
            <text:p>Transdições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152</text:p>
          </table:table-cell>
          <table:table-cell office:value-type="string">
            <text:p>HISTÓRIA <text:s text:c="41"/></text:p>
          </table:table-cell>
          <table:table-cell office:value-type="string">
            <text:p>Transit Circle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576</text:p>
          </table:table-cell>
          <table:table-cell office:value-type="string">
            <text:p>HISTÓRIA <text:s text:c="41"/></text:p>
          </table:table-cell>
          <table:table-cell office:value-type="string">
            <text:p>Travessia (Sa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935</text:p>
          </table:table-cell>
          <table:table-cell office:value-type="string">
            <text:p>HISTÓRIA <text:s text:c="41"/></text:p>
          </table:table-cell>
          <table:table-cell office:value-type="string">
            <text:p>Travessias (UNIOESTE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432</text:p>
          </table:table-cell>
          <table:table-cell office:value-type="string">
            <text:p>HISTÓRIA <text:s text:c="41"/></text:p>
          </table:table-cell>
          <table:table-cell office:value-type="string">
            <text:p>TriceVersa (UNESP. Ass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8-5261</text:p>
          </table:table-cell>
          <table:table-cell office:value-type="string">
            <text:p>HISTÓRIA <text:s text:c="41"/></text:p>
          </table:table-cell>
          <table:table-cell office:value-type="string">
            <text:p>TURyDES (Málag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8150</text:p>
          </table:table-cell>
          <table:table-cell office:value-type="string">
            <text:p>HISTÓRIA <text:s text:c="41"/></text:p>
          </table:table-cell>
          <table:table-cell office:value-type="string">
            <text:p>Txt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4250</text:p>
          </table:table-cell>
          <table:table-cell office:value-type="string">
            <text:p>HISTÓRIA <text:s text:c="41"/></text:p>
          </table:table-cell>
          <table:table-cell office:value-type="string">
            <text:p>Ubi Sunt?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9904</text:p>
          </table:table-cell>
          <table:table-cell office:value-type="string">
            <text:p>HISTÓRIA <text:s text:c="41"/></text:p>
          </table:table-cell>
          <table:table-cell office:value-type="string">
            <text:p>Umbrales de América del Sur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2571</text:p>
          </table:table-cell>
          <table:table-cell office:value-type="string">
            <text:p>HISTÓRIA <text:s text:c="41"/></text:p>
          </table:table-cell>
          <table:table-cell office:value-type="string">
            <text:p>UNIMONTES Científ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779</text:p>
          </table:table-cell>
          <table:table-cell office:value-type="string">
            <text:p>HISTÓRIA <text:s text:c="41"/></text:p>
          </table:table-cell>
          <table:table-cell office:value-type="string">
            <text:p>Universidade e Sociedade (Brasíl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528</text:p>
          </table:table-cell>
          <table:table-cell office:value-type="string">
            <text:p>HISTÓRIA <text:s text:c="41"/></text:p>
          </table:table-cell>
          <table:table-cell office:value-type="string">
            <text:p>Universidade e Sociedade (UE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517</text:p>
          </table:table-cell>
          <table:table-cell office:value-type="string">
            <text:p>HISTÓRIA <text:s text:c="41"/></text:p>
          </table:table-cell>
          <table:table-cell office:value-type="string">
            <text:p>Universitária (Associação de Ensino Marechal Cândido Rondo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664</text:p>
          </table:table-cell>
          <table:table-cell office:value-type="string">
            <text:p>HISTÓRIA <text:s text:c="41"/></text:p>
          </table:table-cell>
          <table:table-cell office:value-type="string">
            <text:p>Universitas (Fernandinópol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298</text:p>
          </table:table-cell>
          <table:table-cell office:value-type="string">
            <text:p>HISTÓRIA <text:s text:c="41"/></text:p>
          </table:table-cell>
          <table:table-cell office:value-type="string">
            <text:p>Universitas. História (UNICEUB) (Cessou em 2001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4417</text:p>
          </table:table-cell>
          <table:table-cell office:value-type="string">
            <text:p>HISTÓRIA <text:s text:c="41"/></text:p>
          </table:table-cell>
          <table:table-cell office:value-type="string">
            <text:p>Universos da Histó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498X</text:p>
          </table:table-cell>
          <table:table-cell office:value-type="string">
            <text:p>HISTÓRIA <text:s text:c="41"/></text:p>
          </table:table-cell>
          <table:table-cell office:value-type="string">
            <text:p>Universum (Talca. 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569</text:p>
          </table:table-cell>
          <table:table-cell office:value-type="string">
            <text:p>HISTÓRIA <text:s text:c="41"/></text:p>
          </table:table-cell>
          <table:table-cell office:value-type="string">
            <text:p>Urbana - Revista Eletrônica do Centro Interdisciplinar de Estudos da Cida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HISTÓRIA <text:s text:c="41"/></text:p>
          </table:table-cell>
          <table:table-cell office:value-type="string">
            <text:p>Urbanismo de Origem Portuges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323</text:p>
          </table:table-cell>
          <table:table-cell office:value-type="string">
            <text:p>HISTÓRIA <text:s text:c="41"/></text:p>
          </table:table-cell>
          <table:table-cell office:value-type="string">
            <text:p>Urbs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731</text:p>
          </table:table-cell>
          <table:table-cell office:value-type="string">
            <text:p>HISTÓRIA <text:s text:c="41"/></text:p>
          </table:table-cell>
          <table:table-cell office:value-type="string">
            <text:p>Urdimento (UDE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2525</text:p>
          </table:table-cell>
          <table:table-cell office:value-type="string">
            <text:p>HISTÓRIA <text:s text:c="41"/></text:p>
          </table:table-cell>
          <table:table-cell office:value-type="string">
            <text:p>Vale (Assi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775</text:p>
          </table:table-cell>
          <table:table-cell office:value-type="string">
            <text:p>HISTÓRIA <text:s text:c="41"/></text:p>
          </table:table-cell>
          <table:table-cell office:value-type="string">
            <text:p>Varia História (UFMG. 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886</text:p>
          </table:table-cell>
          <table:table-cell office:value-type="string">
            <text:p>HISTÓRIA <text:s text:c="41"/></text:p>
          </table:table-cell>
          <table:table-cell office:value-type="string">
            <text:p>Varia Scientia (UNIOES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6-0482</text:p>
          </table:table-cell>
          <table:table-cell office:value-type="string">
            <text:p>HISTÓRIA <text:s text:c="41"/></text:p>
          </table:table-cell>
          <table:table-cell office:value-type="string">
            <text:p>Variaciones Borg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83X</text:p>
          </table:table-cell>
          <table:table-cell office:value-type="string">
            <text:p>HISTÓRIA <text:s text:c="41"/></text:p>
          </table:table-cell>
          <table:table-cell office:value-type="string">
            <text:p>Verba Juris (UFP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533</text:p>
          </table:table-cell>
          <table:table-cell office:value-type="string">
            <text:p>HISTÓRIA <text:s text:c="41"/></text:p>
          </table:table-cell>
          <table:table-cell office:value-type="string">
            <text:p>Veredas (UFJF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4238</text:p>
          </table:table-cell>
          <table:table-cell office:value-type="string">
            <text:p>HISTÓRIA <text:s text:c="41"/></text:p>
          </table:table-cell>
          <table:table-cell office:value-type="string">
            <text:p>Veredas da Histó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845</text:p>
          </table:table-cell>
          <table:table-cell office:value-type="string">
            <text:p>HISTÓRIA <text:s text:c="41"/></text:p>
          </table:table-cell>
          <table:table-cell office:value-type="string">
            <text:p>Veredas do Direito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746</text:p>
          </table:table-cell>
          <table:table-cell office:value-type="string">
            <text:p>HISTÓRIA <text:s text:c="41"/></text:p>
          </table:table-cell>
          <table:table-cell office:value-type="string">
            <text:p>Veredas FAVIP (Cessou em 2006. Cont. ISSN 1984-8463 Veredas FAVIP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61X</text:p>
          </table:table-cell>
          <table:table-cell office:value-type="string">
            <text:p>HISTÓRIA <text:s text:c="41"/></text:p>
          </table:table-cell>
          <table:table-cell office:value-type="string">
            <text:p>Verinotio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3955</text:p>
          </table:table-cell>
          <table:table-cell office:value-type="string">
            <text:p>HISTÓRIA <text:s text:c="41"/></text:p>
          </table:table-cell>
          <table:table-cell office:value-type="string">
            <text:p>Veritas (Porto Alegr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473</text:p>
          </table:table-cell>
          <table:table-cell office:value-type="string">
            <text:p>HISTÓRIA <text:s text:c="41"/></text:p>
          </table:table-cell>
          <table:table-cell office:value-type="string">
            <text:p>Vertentes (UFS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2-4447</text:p>
          </table:table-cell>
          <table:table-cell office:value-type="string">
            <text:p>HISTÓRIA <text:s text:c="41"/></text:p>
          </table:table-cell>
          <table:table-cell office:value-type="string">
            <text:p>Vértice (Lisbo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875</text:p>
          </table:table-cell>
          <table:table-cell office:value-type="string">
            <text:p>HISTÓRIA <text:s text:c="41"/></text:p>
          </table:table-cell>
          <table:table-cell office:value-type="string">
            <text:p>Vestígios. Revista Latino-Americana de Arqueologia Histór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227</text:p>
          </table:table-cell>
          <table:table-cell office:value-type="string">
            <text:p>HISTÓRIA <text:s text:c="41"/></text:p>
          </table:table-cell>
          <table:table-cell office:value-type="string">
            <text:p>Via Mundi (Un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1233</text:p>
          </table:table-cell>
          <table:table-cell office:value-type="string">
            <text:p>HISTÓRIA <text:s text:c="41"/></text:p>
          </table:table-cell>
          <table:table-cell office:value-type="string">
            <text:p>Via Spiritus (Por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131</text:p>
          </table:table-cell>
          <table:table-cell office:value-type="string">
            <text:p>HISTÓRIA <text:s text:c="41"/></text:p>
          </table:table-cell>
          <table:table-cell office:value-type="string">
            <text:p>Via Teológ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36</text:p>
          </table:table-cell>
          <table:table-cell office:value-type="string">
            <text:p>HISTÓRIA <text:s text:c="41"/></text:p>
          </table:table-cell>
          <table:table-cell office:value-type="string">
            <text:p>Vínculo (Unimont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HISTÓRIA <text:s text:c="41"/></text:p>
          </table:table-cell>
          <table:table-cell office:value-type="string">
            <text:p>Vinhe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011</text:p>
          </table:table-cell>
          <table:table-cell office:value-type="string">
            <text:p>HISTÓRIA <text:s text:c="41"/></text:p>
          </table:table-cell>
          <table:table-cell office:value-type="string">
            <text:p>Virtú (UFJ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062</text:p>
          </table:table-cell>
          <table:table-cell office:value-type="string">
            <text:p>HISTÓRIA <text:s text:c="41"/></text:p>
          </table:table-cell>
          <table:table-cell office:value-type="string">
            <text:p>Viso : Cadernos de Estética Aplica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064</text:p>
          </table:table-cell>
          <table:table-cell office:value-type="string">
            <text:p>HISTÓRIA <text:s text:c="41"/></text:p>
          </table:table-cell>
          <table:table-cell office:value-type="string">
            <text:p>Vivencia (UFR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5-1573</text:p>
          </table:table-cell>
          <table:table-cell office:value-type="string">
            <text:p>HISTÓRIA <text:s text:c="41"/></text:p>
          </table:table-cell>
          <table:table-cell office:value-type="string">
            <text:p>Voces Recobrad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917</text:p>
          </table:table-cell>
          <table:table-cell office:value-type="string">
            <text:p>HISTÓRIA <text:s text:c="41"/></text:p>
          </table:table-cell>
          <table:table-cell office:value-type="string">
            <text:p>Vozes em Diálog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9-2079</text:p>
          </table:table-cell>
          <table:table-cell office:value-type="string">
            <text:p>HISTÓRIA <text:s text:c="41"/></text:p>
          </table:table-cell>
          <table:table-cell office:value-type="string">
            <text:p>Woodstock Repor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55-2556</text:p>
          </table:table-cell>
          <table:table-cell office:value-type="string">
            <text:p>HISTÓRIA <text:s text:c="41"/></text:p>
          </table:table-cell>
          <table:table-cell office:value-type="string">
            <text:p>www.Alterinfos.or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4-6577</text:p>
          </table:table-cell>
          <table:table-cell office:value-type="string">
            <text:p>HISTÓRIA <text:s text:c="41"/></text:p>
          </table:table-cell>
          <table:table-cell office:value-type="string">
            <text:p>Zemzem (Amsterda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2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25:10</dc:date>
    <dc:creator>Marco Silva</dc:creator>
    <meta:document-statistic meta:table-count="1" meta:cell-count="5980" meta:object-count="0"/>
    <meta:generator>OpenOffice.org/3.2$Unix OpenOffice.org_project/320m12$Build-9483</meta:generator>
  </office:meta>
</office:document-meta>
</file>